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400000064523844752A6C2523.png" manifest:media-type="image/png"/>
  <manifest:file-entry manifest:full-path="Pictures/10004ADE00000A5600000A561EFF5F417DDA192E.svg" manifest:media-type="image/svg+xml"/>
  <manifest:file-entry manifest:full-path="Pictures/10000201000007D000000466E4B31AEEEDA562AD.png" manifest:media-type="image/png"/>
  <manifest:file-entry manifest:full-path="Pictures/200000F60000194D00000EE278030CC375DD2FC9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Gill Sans MT" svg:font-family="'Gill Sans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fo:min-height="6.8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3cm" fo:min-width="17.84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94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cm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95cm" fo:padding-bottom="0.095cm" fo:padding-left="0.127cm" fo:padding-right="0.127cm" fo:wrap-option="no-wrap"/>
    </style:style>
    <style:style style:name="gr11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shrink-to-fit" style:shrink-to-fit="true" fo:min-height="0.758cm" fo:min-width="20.845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solid" svg:stroke-width="0.071cm" svg:stroke-color="#000000" draw:stroke-linejoin="bevel" draw:fill="solid" draw:fill-color="#ffffff" draw:textarea-horizontal-align="center" draw:textarea-vertical-align="middle" draw:auto-grow-height="false" draw:fit-to-size="shrink-to-fit" style:shrink-to-fit="true" fo:min-height="0.497cm" fo:min-width="1.054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solid" svg:stroke-width="0.071cm" svg:stroke-color="#000000" draw:stroke-linejoin="bevel" draw:fill="none" draw:textarea-vertical-align="top" draw:auto-grow-height="false" draw:fit-to-size="shrink-to-fit" style:shrink-to-fit="true" fo:min-height="0.039cm" fo:min-width="0cm" fo:padding-top="0.127cm" fo:padding-bottom="0.127cm" fo:padding-left="0.127cm" fo:padding-right="0.127cm" fo:wrap-option="wrap" draw:shadow="visible" draw:shadow-offset-x="0cm" draw:shadow-offset-y="0.056cm" draw:shadow-color="#000000" draw:shadow-opacity="38%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/>
    </style:style>
    <style:style style:name="gr15" style:family="graphic" style:parent-style-name="standard">
      <style:graphic-properties draw:stroke="solid" svg:stroke-width="0.071cm" svg:stroke-color="#000000" draw:stroke-linejoin="bevel" draw:fill="solid" draw:fill-color="#b60053" draw:textarea-horizontal-align="center" draw:textarea-vertical-align="middle" draw:auto-grow-height="false" draw:fit-to-size="shrink-to-fit" style:shrink-to-fit="true" fo:min-height="0.497cm" fo:min-width="1.054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16" style:family="graphic" style:parent-style-name="standard">
      <style:graphic-properties draw:stroke="solid" svg:stroke-width="0.071cm" svg:stroke-color="#000000" draw:stroke-linejoin="bevel" draw:fill="solid" draw:fill-color="#a3ce87" draw:textarea-vertical-align="middle" draw:auto-grow-height="false" draw:fit-to-size="shrink-to-fit" style:shrink-to-fit="true" fo:min-height="0.497cm" fo:min-width="2.335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/>
    </style:style>
    <style:style style:name="gr18" style:family="graphic" style:parent-style-name="standard">
      <style:graphic-properties draw:stroke="solid" svg:stroke-width="0.071cm" svg:stroke-color="#000000" draw:stroke-linejoin="bevel" draw:fill="solid" draw:fill-color="#b7fcb2" draw:textarea-vertical-align="middle" draw:auto-grow-height="false" draw:fit-to-size="shrink-to-fit" style:shrink-to-fit="true" fo:min-height="0.497cm" fo:min-width="4.972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19" style:family="graphic" style:parent-style-name="standard">
      <style:graphic-properties draw:stroke="solid" svg:stroke-width="0.071cm" svg:stroke-color="#000000" draw:stroke-linejoin="bevel" draw:fill="none" draw:textarea-vertical-align="top" draw:auto-grow-height="false" draw:fit-to-size="shrink-to-fit" style:shrink-to-fit="true" fo:min-height="0.279cm" fo:min-width="0cm" fo:padding-top="0.127cm" fo:padding-bottom="0.127cm" fo:padding-left="0.127cm" fo:padding-right="0.127cm" fo:wrap-option="wrap" draw:shadow="visible" draw:shadow-offset-x="0cm" draw:shadow-offset-y="0.056cm" draw:shadow-color="#000000" draw:shadow-opacity="38%"/>
    </style:style>
    <style:style style:name="gr20" style:family="graphic" style:parent-style-name="standard">
      <style:graphic-properties draw:stroke="solid" svg:stroke-width="0.071cm" svg:stroke-color="#000000" draw:stroke-linejoin="bevel" draw:fill="solid" draw:fill-color="#ffffff" draw:textarea-vertical-align="middle" draw:auto-grow-height="false" draw:fit-to-size="shrink-to-fit" style:shrink-to-fit="true" fo:min-height="0.524cm" fo:min-width="10.313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21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shrink-to-fit" style:shrink-to-fit="true" fo:min-height="0.758cm" fo:min-width="2.235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22" style:family="graphic" style:parent-style-name="standard">
      <style:graphic-properties draw:stroke="dash" draw:stroke-dash="Dashed_20__28_var_29__20_4" svg:stroke-width="0.071cm" svg:stroke-color="#000000" draw:stroke-linejoin="round" draw:fill="solid" draw:fill-color="#fc8689" draw:textarea-vertical-align="middle" draw:auto-grow-height="false" draw:fit-to-size="shrink-to-fit" style:shrink-to-fit="true" fo:min-height="0.758cm" fo:min-width="18.373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23" style:family="graphic" style:parent-style-name="standard">
      <style:graphic-properties draw:stroke="none" svg:stroke-width="0cm" draw:fill="none" draw:textarea-horizontal-align="center" draw:textarea-vertical-align="top" draw:auto-grow-height="true" draw:fit-to-size="false" style:shrink-to-fit="false" fo:min-height="0cm" fo:min-width="0cm" fo:padding-top="0.095cm" fo:padding-bottom="0.095cm" fo:padding-left="0.127cm" fo:padding-right="0.127cm" fo:wrap-option="no-wrap"/>
    </style:style>
    <style:style style:name="gr24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shrink-to-fit" style:shrink-to-fit="true" fo:min-height="0.758cm" fo:min-width="15.593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25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shrink-to-fit" style:shrink-to-fit="true" fo:min-height="0.758cm" fo:min-width="17.119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26" style:family="graphic" style:parent-style-name="standard">
      <style:graphic-properties svg:stroke-color="#000000" draw:fill="none" draw:textarea-vertical-align="middle" draw:auto-grow-height="false" fo:min-height="0.682cm" fo:min-width="0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4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31" style:family="graphic" style:parent-style-name="standard">
      <style:graphic-properties draw:stroke="none" svg:stroke-color="#000000" draw:fill="none" draw:fill-color="#ffffff" fo:min-height="1.27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4" style:family="graphic" style:parent-style-name="standard">
      <style:graphic-properties svg:stroke-color="#000000" draw:fill="none" draw:textarea-vertical-align="middle" draw:auto-grow-height="false" fo:min-height="1.846cm" fo:min-width="0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6" style:family="graphic" style:parent-style-name="standard">
      <style:graphic-properties draw:stroke="solid" draw:stroke-dash="Ultra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1.02cm" fo:min-width="4.326cm" fo:padding-top="0.165cm" fo:padding-bottom="0.165cm" fo:padding-left="0.29cm" fo:padding-right="0.29cm"/>
    </style:style>
    <style:style style:name="gr37" style:family="graphic" style:parent-style-name="standard">
      <style:graphic-properties draw:stroke="solid" draw:stroke-dash="Ultra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4.246cm" fo:padding-top="0.165cm" fo:padding-bottom="0.165cm" fo:padding-left="0.29cm" fo:padding-right="0.29cm"/>
    </style:style>
    <style:style style:name="gr38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9.072cm" fo:padding-top="0.165cm" fo:padding-bottom="0.165cm" fo:padding-left="0.29cm" fo:padding-right="0.29cm"/>
    </style:style>
    <style:style style:name="gr39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2.21cm" fo:min-width="9.072cm" fo:padding-top="0.165cm" fo:padding-bottom="0.165cm" fo:padding-left="0.29cm" fo:padding-right="0.29cm"/>
    </style:style>
    <style:style style:name="gr4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626cm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5.592cm" fo:min-width="6.358cm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056cm"/>
    </style:style>
    <style:style style:name="gr45" style:family="graphic" style:parent-style-name="standard">
      <style:graphic-properties svg:stroke-color="#000000" draw:fill-color="#5e8ac7" draw:textarea-horizontal-align="justify" draw:textarea-vertical-align="middle" draw:auto-grow-height="false" fo:min-height="1.02cm" fo:min-width="3.564cm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6.358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/>
    </style:style>
    <style:style style:name="gr48" style:family="graphic" style:parent-style-name="standard">
      <style:graphic-properties draw:textarea-horizontal-align="justify" draw:textarea-vertical-align="middle" draw:auto-grow-height="false" fo:min-height="0.766cm" fo:min-width="2.612cm"/>
    </style:style>
    <style:style style:name="gr49" style:family="graphic" style:parent-style-name="standard">
      <style:graphic-properties svg:stroke-color="#000000" draw:fill-color="#5e8ac7" draw:textarea-horizontal-align="justify" draw:textarea-vertical-align="middle" draw:auto-grow-height="false" fo:min-height="5.592cm" fo:min-width="6.358cm"/>
    </style:style>
    <style:style style:name="gr50" style:family="graphic" style:parent-style-name="standard">
      <style:graphic-properties svg:stroke-color="#000000" draw:fill-color="#009353" draw:textarea-horizontal-align="justify" draw:textarea-vertical-align="middle" draw:auto-grow-height="false" fo:min-height="1.02cm" fo:min-width="3.056cm"/>
    </style:style>
    <style:style style:name="gr51" style:family="graphic" style:parent-style-name="standard">
      <style:graphic-properties svg:stroke-color="#000000" draw:fill-color="#009353" draw:textarea-horizontal-align="justify" draw:textarea-vertical-align="middle" draw:auto-grow-height="false" fo:min-height="1.782cm" fo:min-width="6.358cm"/>
    </style:style>
    <style:style style:name="gr52" style:family="graphic" style:parent-style-name="standard">
      <style:graphic-properties svg:stroke-color="#000000" draw:fill-color="#009353" draw:textarea-horizontal-align="justify" draw:textarea-vertical-align="middle" draw:auto-grow-height="false" fo:min-height="1.02cm" fo:min-width="3.31cm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svg:stroke-color="#000000" draw:fill-color="#5e8ac7" draw:textarea-horizontal-align="justify" draw:textarea-vertical-align="middle" draw:auto-grow-height="false" fo:min-height="1.02cm" fo:min-width="2.548cm"/>
    </style:style>
    <style:style style:name="gr55" style:family="graphic" style:parent-style-name="standard">
      <style:graphic-properties svg:stroke-color="#000000" draw:fill-color="#5e8ac7" draw:textarea-horizontal-align="justify" draw:textarea-vertical-align="middle" draw:auto-grow-height="false" fo:min-height="1.02cm" fo:min-width="2.802cm"/>
    </style:style>
    <style:style style:name="gr56" style:family="graphic" style:parent-style-name="standard">
      <style:graphic-properties svg:stroke-color="#000000" draw:fill-color="#5e8ac7" draw:textarea-horizontal-align="justify" draw:textarea-vertical-align="middle" draw:auto-grow-height="false" fo:min-height="1.02cm" fo:min-width="2.294cm"/>
    </style:style>
    <style:style style:name="gr57" style:family="graphic" style:parent-style-name="standard">
      <style:graphic-properties svg:stroke-color="#000000" draw:fill="none" draw:textarea-vertical-align="middle" draw:auto-grow-height="false" fo:min-height="2.544cm" fo:min-width="0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1.022cm"/>
    </style:style>
    <style:style style:name="gr61" style:family="graphic" style:parent-style-name="standard">
      <style:graphic-properties draw:stroke="solid" svg:stroke-width="0.071cm" svg:stroke-color="#0088a4" draw:fill="solid" draw:fill-color="#00b8de" draw:textarea-vertical-align="middle" draw:auto-grow-height="false" draw:fit-to-size="false" style:shrink-to-fit="false" fo:min-height="1.75cm" fo:min-width="1.7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71cm" svg:stroke-color="#0088a4" draw:fill="solid" draw:fill-color="#00b8de" draw:textarea-vertical-align="middle" draw:auto-grow-height="false" draw:fit-to-size="false" style:shrink-to-fit="false" fo:min-height="1.002cm" fo:min-width="1.451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71cm" svg:stroke-color="#0088a4" draw:fill="solid" draw:fill-color="#00b8de" draw:textarea-vertical-align="middle" draw:auto-grow-height="false" draw:fit-to-size="false" style:shrink-to-fit="false" fo:min-height="1.002cm" fo:min-width="1.387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26cm" svg:stroke-color="#00b3d9" draw:marker-start="msArrowEnd_20_5" draw:marker-start-width="0.21cm" draw:marker-start-center="false" draw:marker-end="msArrowEnd_20_5" draw:marker-end-width="0.21cm" draw:marker-end-center="false" draw:fill="none" draw:textarea-vertical-align="top" draw:auto-grow-height="false" fo:min-height="0cm" fo:min-width="3.267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26cm" svg:stroke-color="#00b3d9" draw:marker-start="msArrowEnd_20_5" draw:marker-start-width="0.21cm" draw:marker-start-center="false" draw:marker-end="msArrowEnd_20_5" draw:marker-end-width="0.21cm" draw:marker-end-center="false" draw:fill="none" draw:textarea-vertical-align="top" draw:auto-grow-height="false" fo:min-height="0cm" fo:min-width="2.736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26cm" svg:stroke-color="#00b3d9" draw:marker-start="msArrowEnd_20_5" draw:marker-start-width="0.21cm" draw:marker-start-center="false" draw:marker-end="msArrowEnd_20_5" draw:marker-end-width="0.21cm" draw:marker-end-center="false" draw:fill="none" draw:textarea-vertical-align="top" draw:auto-grow-height="false" fo:min-height="0cm" fo:min-width="5.701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>
      <style:graphic-properties draw:stroke="solid" svg:stroke-width="0.071cm" svg:stroke-color="#0088a4" draw:fill="solid" draw:fill-color="#00b8de" draw:textarea-vertical-align="middle" draw:auto-grow-height="false" draw:fit-to-size="false" style:shrink-to-fit="false" fo:min-height="1.35cm" fo:min-width="3.395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textarea-horizontal-align="justify" draw:textarea-vertical-align="middle" draw:auto-grow-height="false" fo:min-height="0.132cm" fo:min-width="0.728cm"/>
    </style:style>
    <style:style style:name="gr70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.283cm" fo:min-width="0.678cm" fo:padding-top="0.095cm" fo:padding-bottom="0.095cm" fo:padding-left="0.19cm" fo:padding-right="0.19cm" fo:wrap-option="wrap"/>
    </style:style>
    <style:style style:name="gr71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shrink-to-fit" style:shrink-to-fit="true" fo:min-height="0.758cm" fo:min-width="20.735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72" style:family="graphic" style:parent-style-name="standard">
      <style:graphic-properties draw:stroke="solid" svg:stroke-width="0.071cm" svg:stroke-color="#000000" draw:stroke-linejoin="bevel" draw:fill="solid" draw:fill-color="#ffffff" draw:textarea-vertical-align="middle" draw:auto-grow-height="false" draw:fit-to-size="shrink-to-fit" style:shrink-to-fit="true" fo:min-height="0.524cm" fo:min-width="10.219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73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shrink-to-fit" style:shrink-to-fit="true" fo:min-height="0.758cm" fo:min-width="20.716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74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1.02cm" fo:min-width="7.747cm" fo:padding-top="0.127cm" fo:padding-bottom="0.127cm" fo:padding-left="0.254cm" fo:padding-right="0.254cm" fo:wrap-option="wrap"/>
    </style:style>
    <style:style style:name="gr75" style:family="graphic" style:parent-style-name="standard">
      <style:graphic-properties draw:stroke="dash" draw:stroke-dash="Dashed_20__28_var_29__20_4" svg:stroke-width="0.071cm" svg:stroke-color="#000000" draw:stroke-linejoin="round" draw:fill="solid" draw:fill-color="#89c765" draw:textarea-vertical-align="middle" draw:auto-grow-height="false" draw:fit-to-size="shrink-to-fit" style:shrink-to-fit="true" fo:min-height="0.758cm" fo:min-width="20.735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76" style:family="graphic" style:parent-style-name="standard">
      <style:graphic-properties draw:stroke="dash" draw:stroke-dash="Dashed_20__28_var_29__20_4" svg:stroke-width="0.071cm" svg:stroke-color="#000000" draw:stroke-linejoin="round" draw:fill="solid" draw:fill-color="#87d1d1" draw:textarea-vertical-align="middle" draw:auto-grow-height="false" draw:fit-to-size="shrink-to-fit" style:shrink-to-fit="true" fo:min-height="0.758cm" fo:min-width="20.716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77" style:family="graphic" style:parent-style-name="standard">
      <style:graphic-properties draw:stroke="dash" draw:stroke-dash="Dashed_20__28_var_29__20_4" svg:stroke-width="0.071cm" svg:stroke-color="#000000" draw:stroke-linejoin="round" draw:fill="solid" draw:fill-color="#d612f0" draw:textarea-vertical-align="middle" draw:auto-grow-height="false" draw:fit-to-size="shrink-to-fit" style:shrink-to-fit="true" fo:min-height="0.758cm" fo:min-width="20.716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78" style:family="graphic" style:parent-style-name="standard">
      <style:graphic-properties svg:stroke-color="#000000" draw:fill="none" draw:textarea-vertical-align="middle" draw:auto-grow-height="false" fo:min-height="1.52cm" fo:min-width="0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14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81" style:family="graphic" style:parent-style-name="standard">
      <style:graphic-properties svg:stroke-width="0.081cm" svg:stroke-color="#fff200" draw:marker-start-width="0.321cm" draw:marker-end-width="0.321cm" draw:fill-color="#fff200" draw:opacity="25%" draw:textarea-horizontal-align="justify" draw:textarea-vertical-align="middle" draw:auto-grow-height="false" fo:min-height="0.71cm" fo:min-width="20.408cm" fo:padding-top="0.165cm" fo:padding-bottom="0.165cm" fo:padding-left="0.29cm" fo:padding-right="0.29cm"/>
    </style:style>
    <style:style style:name="gr82" style:family="graphic" style:parent-style-name="standard">
      <style:graphic-properties svg:stroke-width="0.081cm" svg:stroke-color="#fff200" draw:marker-start-width="0.321cm" draw:marker-end-width="0.321cm" draw:fill-color="#fff200" draw:opacity="25%" draw:textarea-horizontal-align="justify" draw:textarea-vertical-align="middle" draw:auto-grow-height="false" fo:min-height="0.42cm" fo:min-width="4.588cm" fo:padding-top="0.165cm" fo:padding-bottom="0.165cm" fo:padding-left="0.29cm" fo:padding-right="0.29cm"/>
    </style:style>
    <style:style style:name="gr83" style:family="graphic" style:parent-style-name="standard">
      <style:graphic-properties svg:stroke-width="0.081cm" svg:stroke-color="#fff200" draw:marker-start-width="0.321cm" draw:marker-end-width="0.321cm" draw:fill-color="#fff200" draw:opacity="25%" draw:textarea-horizontal-align="justify" draw:textarea-vertical-align="middle" draw:auto-grow-height="false" fo:min-height="0.681cm" fo:min-width="18.046cm" fo:padding-top="0.165cm" fo:padding-bottom="0.165cm" fo:padding-left="0.29cm" fo:padding-right="0.29cm"/>
    </style:style>
    <style:style style:name="gr84" style:family="graphic" style:parent-style-name="standard">
      <style:graphic-properties draw:stroke="solid" svg:stroke-width="0.071cm" svg:stroke-color="#000000" draw:stroke-linejoin="bevel" draw:fill="solid" draw:fill-color="#5e8ac7" draw:textarea-vertical-align="middle" draw:auto-grow-height="false" draw:fit-to-size="shrink-to-fit" style:shrink-to-fit="true" fo:min-height="0.497cm" fo:min-width="4.972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85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shrink-to-fit" style:shrink-to-fit="true" fo:min-height="2.971cm" fo:min-width="18.373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806cm"/>
    </style:style>
    <style:style style:name="gr88" style:family="graphic" style:parent-style-name="standard">
      <style:graphic-properties svg:stroke-color="#000000" draw:fill="none" draw:textarea-vertical-align="middle" draw:auto-grow-height="false" fo:min-height="2.595cm" fo:min-width="0cm"/>
    </style:style>
    <style:style style:name="gr89" style:family="graphic" style:parent-style-name="standard">
      <style:graphic-properties draw:stroke="dash" draw:stroke-dash="Dashed_20__28_var_29__20_4" svg:stroke-width="0.071cm" svg:stroke-color="#000000" draw:stroke-linejoin="round" draw:fill="solid" draw:fill-color="#fce431" draw:textarea-vertical-align="middle" draw:auto-grow-height="false" draw:fit-to-size="shrink-to-fit" style:shrink-to-fit="true" fo:min-height="0.758cm" fo:min-width="10.302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90" style:family="graphic" style:parent-style-name="standard">
      <style:graphic-properties draw:stroke="dash" draw:stroke-dash="Dashed_20__28_var_29__20_4" svg:stroke-width="0.071cm" svg:stroke-color="#000000" draw:stroke-linejoin="round" draw:fill="solid" draw:fill-color="#89c765" draw:textarea-vertical-align="middle" draw:auto-grow-height="false" draw:fit-to-size="shrink-to-fit" style:shrink-to-fit="true" fo:min-height="0.758cm" fo:min-width="16.925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91" style:family="graphic" style:parent-style-name="standard">
      <style:graphic-properties draw:stroke="solid" svg:stroke-width="0.071cm" svg:stroke-color="#000000" draw:stroke-linejoin="bevel" draw:fill="solid" draw:fill-color="#b7fcb2" draw:textarea-vertical-align="middle" draw:auto-grow-height="false" draw:fit-to-size="shrink-to-fit" style:shrink-to-fit="true" fo:min-height="0.65cm" fo:min-width="4.972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92" style:family="graphic" style:parent-style-name="standard">
      <style:graphic-properties draw:stroke="solid" svg:stroke-width="0.071cm" svg:stroke-color="#000000" draw:stroke-linejoin="bevel" draw:fill="none" draw:textarea-vertical-align="top" draw:auto-grow-height="false" draw:fit-to-size="shrink-to-fit" style:shrink-to-fit="true" fo:min-height="0cm" fo:min-width="0cm" fo:padding-top="0.127cm" fo:padding-bottom="0.127cm" fo:padding-left="0.127cm" fo:padding-right="0.127cm" fo:wrap-option="wrap" draw:shadow="visible" draw:shadow-offset-x="0cm" draw:shadow-offset-y="0.056cm" draw:shadow-color="#000000" draw:shadow-opacity="38%"/>
    </style:style>
    <style:style style:name="gr93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829cm" fo:min-width="4.74cm" fo:padding-top="0.165cm" fo:padding-bottom="0.165cm" fo:padding-left="0.29cm" fo:padding-right="0.29cm"/>
    </style:style>
    <style:style style:name="gr94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68e76" draw:textarea-horizontal-align="justify" draw:textarea-vertical-align="middle" draw:auto-grow-height="false" fo:min-height="0.94cm" fo:min-width="12.788cm" fo:padding-top="0.165cm" fo:padding-bottom="0.165cm" fo:padding-left="0.29cm" fo:padding-right="0.29cm"/>
    </style:style>
    <style:style style:name="gr95" style:family="graphic" style:parent-style-name="standard">
      <style:graphic-properties svg:stroke-color="#000000" draw:fill="none" draw:textarea-vertical-align="middle" draw:auto-grow-height="false" fo:min-height="4.874cm" fo:min-width="0cm"/>
    </style:style>
    <style:style style:name="gr96" style:family="graphic" style:parent-style-name="standard">
      <style:graphic-properties svg:stroke-color="#000000" draw:fill-color="#ffffff" draw:textarea-horizontal-align="justify" draw:textarea-vertical-align="middle" draw:auto-grow-height="false" fo:min-height="2.688cm" fo:min-width="3.87cm"/>
    </style:style>
    <style:style style:name="gr97" style:family="graphic" style:parent-style-name="standard">
      <style:graphic-properties svg:stroke-color="#000000" draw:fill-color="#5e8ac7" draw:textarea-horizontal-align="justify" draw:textarea-vertical-align="middle" draw:auto-grow-height="false" fo:min-height="0.388cm" fo:min-width="1.765cm"/>
    </style:style>
    <style:style style:name="gr98" style:family="graphic" style:parent-style-name="standard">
      <style:graphic-properties svg:stroke-color="#000000" draw:fill-color="#5e8ac7" draw:textarea-horizontal-align="justify" draw:textarea-vertical-align="middle" draw:auto-grow-height="false" fo:min-height="0.39cm" fo:min-width="2.09cm"/>
    </style:style>
    <style:style style:name="gr99" style:family="graphic" style:parent-style-name="standard">
      <style:graphic-properties svg:stroke-color="#000000" draw:fill-color="#f79448" draw:textarea-horizontal-align="justify" draw:textarea-vertical-align="middle" draw:auto-grow-height="false" fo:min-height="0.771cm" fo:min-width="3.87cm"/>
    </style:style>
    <style:style style:name="gr100" style:family="graphic" style:parent-style-name="standard">
      <style:graphic-properties svg:stroke-color="#000000" draw:fill-color="#72bf44" draw:textarea-horizontal-align="justify" draw:textarea-vertical-align="middle" draw:auto-grow-height="false" fo:min-height="0.389cm" fo:min-width="1.927cm"/>
    </style:style>
    <style:style style:name="gr101" style:family="graphic" style:parent-style-name="standard">
      <style:graphic-properties svg:stroke-color="#000000" draw:fill-color="#5e8ac7" draw:textarea-horizontal-align="justify" draw:textarea-vertical-align="middle" draw:auto-grow-height="false" fo:min-height="0.389cm" fo:min-width="1.443cm"/>
    </style:style>
    <style:style style:name="gr102" style:family="graphic" style:parent-style-name="standard">
      <style:graphic-properties svg:stroke-color="#000000" draw:fill-color="#5e8ac7" draw:textarea-horizontal-align="justify" draw:textarea-vertical-align="middle" draw:auto-grow-height="false" fo:min-height="0.388cm" fo:min-width="1.605cm"/>
    </style:style>
    <style:style style:name="gr103" style:family="graphic" style:parent-style-name="standard">
      <style:graphic-properties svg:stroke-color="#000000" draw:fill-color="#72bf44" draw:textarea-horizontal-align="justify" draw:textarea-vertical-align="middle" draw:auto-grow-height="false" fo:min-height="0.39cm" fo:min-width="1.28cm"/>
    </style:style>
    <style:style style:name="gr104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432cm" fo:min-width="1.198cm" fo:padding-top="0.165cm" fo:padding-bottom="0.165cm" fo:padding-left="0.29cm" fo:padding-right="0.29cm"/>
    </style:style>
    <style:style style:name="gr105" style:family="graphic" style:parent-style-name="standard">
      <style:graphic-properties svg:stroke-color="#000000" draw:fill-color="#c2e0ae" draw:textarea-horizontal-align="justify" draw:textarea-vertical-align="middle" draw:auto-grow-height="false" fo:min-height="0.389cm" fo:min-width="0.77cm"/>
    </style:style>
    <style:style style:name="gr106" style:family="graphic" style:parent-style-name="standard">
      <style:graphic-properties svg:stroke-color="#000000" draw:fill-color="#5e8ac7" draw:textarea-horizontal-align="justify" draw:textarea-vertical-align="middle" draw:auto-grow-height="false" fo:min-height="0.389cm" fo:min-width="1.583cm"/>
    </style:style>
    <style:style style:name="gr107" style:family="graphic" style:parent-style-name="standard">
      <style:graphic-properties svg:stroke-color="#000000" draw:fill-color="#5e8ac7" draw:textarea-horizontal-align="justify" draw:textarea-vertical-align="middle" draw:auto-grow-height="false" fo:min-height="0.389cm" fo:min-width="0.516cm"/>
    </style:style>
    <style:style style:name="gr108" style:family="graphic" style:parent-style-name="standard">
      <style:graphic-properties svg:stroke-color="#000000" draw:fill-color="#ffffff" draw:textarea-horizontal-align="justify" draw:textarea-vertical-align="middle" draw:auto-grow-height="false" fo:min-height="0.389cm" fo:min-width="0.77cm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1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97cm" fo:min-width="1.28cm" fo:padding-top="0.142cm" fo:padding-bottom="0.142cm" fo:padding-left="0.267cm" fo:padding-right="0.267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12" style:family="graphic" style:parent-style-name="objectwithoutfill">
      <style:graphic-properties draw:marker-end="Small_20_Arrow" draw:fill="none" draw:textarea-vertical-align="middle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1cm"/>
    </style:style>
    <style:style style:name="gr115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3.056cm"/>
    </style:style>
    <style:style style:name="gr116" style:family="graphic" style:parent-style-name="standard">
      <style:graphic-properties svg:stroke-color="#111111" draw:fill-color="#ffffff" draw:textarea-horizontal-align="justify" draw:textarea-vertical-align="middle" draw:auto-grow-height="false" fo:min-height="0.512cm" fo:min-width="2.04cm"/>
    </style:style>
    <style:style style:name="gr117" style:family="graphic" style:parent-style-name="standard">
      <style:graphic-properties svg:stroke-color="#ffffff" draw:fill-color="#89c765" draw:textarea-horizontal-align="justify" draw:textarea-vertical-align="middle" draw:auto-grow-height="false" fo:min-height="0.004cm" fo:min-width="2.167cm"/>
    </style:style>
    <style:style style:name="gr118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3.056cm"/>
    </style:style>
    <style:style style:name="gr119" style:family="graphic" style:parent-style-name="standard">
      <style:graphic-properties svg:stroke-color="#ffffff" draw:fill-color="#72bf44" draw:textarea-horizontal-align="justify" draw:textarea-vertical-align="middle" draw:auto-grow-height="false" fo:min-height="0.004cm" fo:min-width="2.167cm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1.829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3.445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3.245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2.997cm"/>
    </style:style>
    <style:style style:name="gr12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66cm" fo:min-width="8.644cm" fo:padding-top="0.165cm" fo:padding-bottom="0.165cm" fo:padding-left="0.29cm" fo:padding-right="0.29cm"/>
    </style:style>
    <style:style style:name="gr12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686cm" fo:min-width="1.452cm" fo:padding-top="0.165cm" fo:padding-bottom="0.165cm" fo:padding-left="0.29cm" fo:padding-right="0.29cm"/>
    </style:style>
    <style:style style:name="gr12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47cm" fo:min-width="0.22cm" fo:padding-top="0.165cm" fo:padding-bottom="0.165cm" fo:padding-left="0.29cm" fo:padding-right="0.29cm"/>
    </style:style>
    <style:style style:name="gr12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686cm" fo:min-width="10.596cm" fo:padding-top="0.165cm" fo:padding-bottom="0.165cm" fo:padding-left="0.29cm" fo:padding-right="0.29cm"/>
    </style:style>
    <style:style style:name="gr12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0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0.516cm"/>
    </style:style>
    <style:style style:name="gr131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2.548cm"/>
    </style:style>
    <style:style style:name="gr132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66cm" fo:min-width="4.58cm" fo:padding-top="0.142cm" fo:padding-bottom="0.142cm" fo:padding-left="0.267cm" fo:padding-right="0.267cm"/>
    </style:style>
    <style:style style:name="gr133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3.718cm"/>
    </style:style>
    <style:style style:name="gr134" style:family="graphic" style:parent-style-name="standard">
      <style:graphic-properties draw:stroke="solid" draw:stroke-dash="Ultrafine_20_2_20_Dots_20_3_20_Dashes" svg:stroke-color="#000000" draw:fill-color="#ffffff" draw:textarea-horizontal-align="justify" draw:textarea-vertical-align="middle" draw:auto-grow-height="false" fo:min-height="3.56cm" fo:min-width="3.564cm"/>
    </style:style>
    <style:style style:name="gr135" style:family="graphic" style:parent-style-name="standard">
      <style:graphic-properties svg:stroke-color="#000000" draw:fill-color="#ffffff" draw:textarea-horizontal-align="justify" draw:textarea-vertical-align="middle" draw:auto-grow-height="false" fo:min-height="1.621cm" fo:min-width="2.802cm"/>
    </style:style>
    <style:style style:name="gr136" style:family="graphic" style:parent-style-name="standard">
      <style:graphic-properties svg:stroke-color="#000000" draw:fill-color="#8cebff" draw:textarea-horizontal-align="justify" draw:textarea-vertical-align="middle" draw:auto-grow-height="false" fo:min-height="0.156cm" fo:min-width="1.211cm"/>
    </style:style>
    <style:style style:name="gr137" style:family="graphic" style:parent-style-name="standard">
      <style:graphic-properties svg:stroke-color="#000000" draw:fill-color="#d612f0" draw:textarea-horizontal-align="justify" draw:textarea-vertical-align="middle" draw:auto-grow-height="false" fo:min-height="0.158cm" fo:min-width="0.65cm"/>
    </style:style>
    <style:style style:name="gr138" style:family="graphic" style:parent-style-name="standard">
      <style:graphic-properties svg:stroke-color="#000000" draw:fill-color="#f79448" draw:textarea-horizontal-align="justify" draw:textarea-vertical-align="middle" draw:auto-grow-height="false" fo:min-height="0.4cm" fo:min-width="2.802cm"/>
    </style:style>
    <style:style style:name="gr139" style:family="graphic" style:parent-style-name="standard">
      <style:graphic-properties svg:stroke-color="#000000" draw:fill-color="#72bf44" draw:textarea-horizontal-align="justify" draw:textarea-vertical-align="middle" draw:auto-grow-height="false" fo:min-height="0.157cm" fo:min-width="1.334cm"/>
    </style:style>
    <style:style style:name="gr140" style:family="graphic" style:parent-style-name="standard">
      <style:graphic-properties svg:stroke-color="#000000" draw:fill-color="#d612f0" draw:textarea-horizontal-align="justify" draw:textarea-vertical-align="middle" draw:auto-grow-height="false" fo:min-height="0.157cm" fo:min-width="0.968cm"/>
    </style:style>
    <style:style style:name="gr141" style:family="graphic" style:parent-style-name="standard">
      <style:graphic-properties svg:stroke-color="#000000" draw:fill-color="#d612f0" draw:textarea-horizontal-align="justify" draw:textarea-vertical-align="middle" draw:auto-grow-height="false" fo:min-height="0.156cm" fo:min-width="1.091cm"/>
    </style:style>
    <style:style style:name="gr142" style:family="graphic" style:parent-style-name="standard">
      <style:graphic-properties svg:stroke-color="#000000" draw:fill-color="#72bf44" draw:textarea-horizontal-align="justify" draw:textarea-vertical-align="middle" draw:auto-grow-height="false" fo:min-height="0.158cm" fo:min-width="0.845cm"/>
    </style:style>
    <style:style style:name="gr143" style:family="graphic" style:parent-style-name="standard">
      <style:graphic-properties svg:stroke-color="#000000" draw:fill-color="#c2e0ae" draw:textarea-horizontal-align="justify" draw:textarea-vertical-align="middle" draw:auto-grow-height="false" fo:min-height="0.157cm" fo:min-width="0.459cm"/>
    </style:style>
    <style:style style:name="gr144" style:family="graphic" style:parent-style-name="standard">
      <style:graphic-properties svg:stroke-color="#000000" draw:fill-color="#d612f0" draw:textarea-horizontal-align="justify" draw:textarea-vertical-align="middle" draw:auto-grow-height="false" fo:min-height="0.157cm" fo:min-width="1.074cm"/>
    </style:style>
    <style:style style:name="gr145" style:family="graphic" style:parent-style-name="standard">
      <style:graphic-properties svg:stroke-color="#000000" draw:fill-color="#d612f0" draw:textarea-horizontal-align="justify" draw:textarea-vertical-align="middle" draw:auto-grow-height="false" fo:min-height="0.157cm" fo:min-width="0.268cm"/>
    </style:style>
    <style:style style:name="gr146" style:family="graphic" style:parent-style-name="standard">
      <style:graphic-properties svg:stroke-color="#000000" draw:fill-color="#d612f0" draw:textarea-horizontal-align="justify" draw:textarea-vertical-align="middle" draw:auto-grow-height="false" fo:min-height="0.143cm" fo:min-width="2.801cm"/>
    </style:style>
    <style:style style:name="gr147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078cm" fo:min-width="0.227cm" fo:padding-top="0.142cm" fo:padding-bottom="0.142cm" fo:padding-left="0.267cm" fo:padding-right="0.267cm"/>
    </style:style>
    <style:style style:name="gr148" style:family="graphic" style:parent-style-name="standard">
      <style:graphic-properties draw:stroke="solid" svg:stroke-width="0.071cm" svg:stroke-color="#0088a4" draw:fill="solid" draw:fill-color="#00b8de" draw:textarea-vertical-align="middle" draw:auto-grow-height="false" draw:fit-to-size="false" style:shrink-to-fit="false" fo:min-height="0.639cm" fo:min-width="2.125cm" fo:padding-top="0.125cm" fo:padding-bottom="0.125cm" fo:padding-left="0.25cm" fo:padding-right="0.25cm" fo:wrap-option="wrap"/>
    </style:style>
    <style:style style:name="gr14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0" style:family="graphic" style:parent-style-name="standard">
      <style:graphic-properties svg:stroke-color="#000000" draw:fill-color="#ffffff" draw:textarea-horizontal-align="justify" draw:textarea-vertical-align="middle" draw:auto-grow-height="false" fo:min-height="1.998cm" fo:min-width="2.802cm"/>
    </style:style>
    <style:style style:name="gr151" style:family="graphic" style:parent-style-name="standard">
      <style:graphic-properties svg:stroke-color="#000000" draw:fill-color="#8cebff" draw:textarea-horizontal-align="justify" draw:textarea-vertical-align="middle" draw:auto-grow-height="false" fo:min-height="0.156cm" fo:min-width="1.532cm"/>
    </style:style>
    <style:style style:name="gr152" style:family="graphic" style:parent-style-name="standard">
      <style:graphic-properties svg:stroke-color="#000000" draw:fill-color="#d612f0" draw:textarea-horizontal-align="justify" draw:textarea-vertical-align="middle" draw:auto-grow-height="false" fo:min-height="0.158cm" fo:min-width="1.024cm"/>
    </style:style>
    <style:style style:name="gr153" style:family="graphic" style:parent-style-name="standard">
      <style:graphic-properties svg:stroke-color="#000000" draw:fill-color="#d612f0" draw:textarea-horizontal-align="justify" draw:textarea-vertical-align="middle" draw:auto-grow-height="false" fo:min-height="0.156cm" fo:min-width="1.278cm"/>
    </style:style>
    <style:style style:name="gr154" style:family="graphic" style:parent-style-name="standard">
      <style:graphic-properties svg:stroke-color="#000000" draw:fill-color="#5e8ac7" draw:textarea-horizontal-align="justify" draw:textarea-vertical-align="middle" draw:auto-grow-height="false" fo:min-height="0.157cm" fo:min-width="0.459cm"/>
    </style:style>
    <style:style style:name="gr155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124cm" fo:min-width="0.228cm" fo:padding-top="0.142cm" fo:padding-bottom="0.142cm" fo:padding-left="0.267cm" fo:padding-right="0.267cm"/>
    </style:style>
    <style:style style:name="gr156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124cm" fo:min-width="0.273cm" fo:padding-top="0.142cm" fo:padding-bottom="0.142cm" fo:padding-left="0.267cm" fo:padding-right="0.267cm"/>
    </style:style>
    <style:style style:name="gr157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158" style:family="graphic" style:parent-style-name="standard">
      <style:graphic-properties svg:stroke-color="#000000" draw:fill-color="#ffffff" draw:textarea-horizontal-align="justify" draw:textarea-vertical-align="middle" draw:auto-grow-height="false" fo:min-height="0.204cm" fo:min-width="0.262cm"/>
    </style:style>
    <style:style style:name="gr159" style:family="graphic" style:parent-style-name="standard">
      <style:graphic-properties draw:stroke="none" svg:stroke-color="#000000" draw:fill="none" draw:fill-color="#ffffff" draw:auto-grow-height="true" draw:auto-grow-width="false" fo:max-height="0cm" fo:min-height="2.248cm"/>
    </style:style>
    <style:style style:name="gr160" style:family="graphic" style:parent-style-name="standard">
      <style:graphic-properties svg:stroke-color="#000000" draw:fill-color="#ffffff" draw:textarea-horizontal-align="justify" draw:textarea-vertical-align="middle" draw:auto-grow-height="false" fo:min-height="0.204cm" fo:min-width="0.416cm"/>
    </style:style>
    <style:style style:name="gr161" style:family="graphic" style:parent-style-name="standard">
      <style:graphic-properties svg:stroke-color="#000000" draw:fill-color="#00a65d" draw:textarea-horizontal-align="justify" draw:textarea-vertical-align="middle" draw:auto-grow-height="false" fo:min-height="0cm" fo:min-width="0cm"/>
    </style:style>
    <style:style style:name="gr162" style:family="graphic" style:parent-style-name="standard">
      <style:graphic-properties svg:stroke-color="#000000" draw:fill-color="#ffffff" draw:textarea-horizontal-align="justify" draw:textarea-vertical-align="middle" draw:auto-grow-height="false" fo:min-height="2.041cm" fo:min-width="2.802cm"/>
    </style:style>
    <style:style style:name="gr163" style:family="graphic" style:parent-style-name="standard">
      <style:graphic-properties svg:stroke-color="#000000" draw:fill-color="#94070a" draw:textarea-horizontal-align="justify" draw:textarea-vertical-align="bottom" draw:auto-grow-height="false" fo:min-height="0.809cm" fo:min-width="2.802cm"/>
    </style:style>
    <style:style style:name="gr164" style:family="graphic" style:parent-style-name="standard">
      <style:graphic-properties svg:stroke-color="#000000" draw:fill-color="#94070a" draw:textarea-horizontal-align="justify" draw:textarea-vertical-align="middle" draw:auto-grow-height="false" fo:min-height="0.809cm" fo:min-width="2.802cm"/>
    </style:style>
    <style:style style:name="gr16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16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67" style:family="graphic" style:parent-style-name="standard">
      <style:graphic-properties svg:stroke-color="#000000" draw:fill-color="#fce431" draw:textarea-horizontal-align="justify" draw:textarea-vertical-align="middle" draw:auto-grow-height="false" fo:min-height="0.156cm" fo:min-width="2.04cm"/>
    </style:style>
    <style:style style:name="gr168" style:family="graphic" style:parent-style-name="standard">
      <style:graphic-properties draw:textarea-horizontal-align="justify" draw:textarea-vertical-align="middle" draw:auto-grow-height="false" fo:min-height="0.074cm" fo:min-width="0.008cm"/>
    </style:style>
    <style:style style:name="gr169" style:family="graphic" style:parent-style-name="standard">
      <style:graphic-properties svg:stroke-color="#000000" draw:fill-color="#00b6bd" draw:textarea-horizontal-align="justify" draw:textarea-vertical-align="middle" draw:auto-grow-height="false" fo:min-height="0.157cm" fo:min-width="0.459cm"/>
    </style:style>
    <style:style style:name="gr170" style:family="graphic" style:parent-style-name="standard">
      <style:graphic-properties svg:stroke-color="#ffffff" draw:fill-color="#ffffff" draw:textarea-horizontal-align="justify" draw:textarea-vertical-align="middle" draw:auto-grow-height="false" fo:min-height="1.782cm" fo:min-width="12.403cm"/>
    </style:style>
    <style:style style:name="gr17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17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3" style:family="graphic" style:parent-style-name="standard">
      <style:graphic-properties draw:stroke="none" svg:stroke-color="#000000" draw:fill="none" draw:fill-color="#ffffff" draw:auto-grow-height="true" draw:auto-grow-width="false" fo:max-height="0cm" fo:min-height="11.862cm"/>
    </style:style>
    <style:style style:name="gr174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8cm"/>
    </style:style>
    <style:style style:name="gr175" style:family="graphic" style:parent-style-name="standard">
      <style:graphic-properties draw:stroke="none" svg:stroke-color="#000000" draw:fill="none" draw:fill-color="#ffffff" draw:auto-grow-height="true" draw:auto-grow-width="false" fo:max-height="0cm" fo:min-height="9.293cm"/>
    </style:style>
    <style:style style:name="gr176" style:family="graphic" style:parent-style-name="standard">
      <style:graphic-properties draw:stroke="none" svg:stroke-color="#000000" draw:fill="solid" draw:fill-color="#ffffff" draw:auto-grow-height="true" draw:auto-grow-width="false" fo:max-height="0cm" fo:min-height="2.489cm"/>
    </style:style>
    <style:style style:name="gr177" style:family="graphic" style:parent-style-name="standard">
      <style:graphic-properties draw:stroke="none" draw:fill="none" fo:min-height="5.689cm"/>
    </style:style>
    <style:style style:name="gr178" style:family="graphic" style:parent-style-name="standard">
      <style:graphic-properties draw:stroke="none" draw:fill="none" fo:min-height="1.424cm"/>
    </style:style>
    <style:style style:name="gr179" style:family="graphic" style:parent-style-name="standard">
      <style:graphic-properties draw:stroke="none" draw:fill="none" fo:min-height="10.926cm"/>
    </style:style>
    <style:style style:name="gr180" style:family="graphic" style:parent-style-name="standard">
      <style:graphic-properties draw:stroke="none" draw:fill="none" fo:min-height="12.006cm"/>
    </style:style>
    <style:style style:name="gr181" style:family="graphic" style:parent-style-name="standard">
      <style:graphic-properties draw:stroke="none" draw:fill="none" fo:min-height="7.112cm"/>
    </style:style>
    <style:style style:name="gr182" style:family="graphic" style:parent-style-name="standard">
      <style:graphic-properties draw:stroke="none" draw:fill="solid" draw:fill-color="#ffffff" fo:min-height="2.135cm"/>
    </style:style>
    <style:style style:name="gr183" style:family="graphic" style:parent-style-name="standard">
      <style:graphic-properties draw:stroke="none" draw:fill="none" fo:min-height="2.134cm"/>
    </style:style>
    <style:style style:name="pr1" style:family="presentation" style:parent-style-name="Interieur-outline1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/>
    </style:style>
    <style:style style:name="pr2" style:family="presentation" style:parent-style-name="Interieur-notes">
      <style:graphic-properties draw:fill-color="#ffffff" draw:auto-grow-height="true" fo:min-height="13.364cm"/>
    </style:style>
    <style:style style:name="pr3" style:family="presentation" style:parent-style-name="Titre_20_et_20_contenu-title">
      <style:graphic-properties draw:auto-grow-height="true" fo:min-height="1.249cm"/>
    </style:style>
    <style:style style:name="pr4" style:family="presentation" style:parent-style-name="Titre_20_et_20_contenu-notes">
      <style:graphic-properties draw:fill-color="#ffffff" draw:auto-grow-height="true" fo:min-height="13.364cm"/>
    </style:style>
    <style:style style:name="pr5" style:family="presentation" style:parent-style-name="Titre_20_et_20_contenu-title">
      <style:graphic-properties fo:min-height="1.249cm"/>
    </style:style>
    <style:style style:name="pr6" style:family="presentation" style:parent-style-name="Titre_20_et_20_contenu-notes">
      <style:graphic-properties draw:fill-color="#ffffff" fo:min-height="13.364cm"/>
    </style:style>
    <style:style style:name="pr7" style:family="presentation" style:parent-style-name="Interieur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8" style:family="presentation" style:parent-style-name="Titre_20_seul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9" style:family="presentation" style:parent-style-name="Titre_20_seul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re_20_seul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1" style:family="presentation" style:parent-style-name="Titre_20_seul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2" style:family="presentation" style:parent-style-name="Titre_20_seul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3" style:family="presentation" style:parent-style-name="Titre_20_seul-title">
      <style:graphic-properties draw:auto-grow-height="true" fo:min-height="1.249cm"/>
    </style:style>
    <style:style style:name="pr14" style:family="presentation" style:parent-style-name="Titre_20_seul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3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.1cm" fo:margin-bottom="0.1cm" fo:line-height="100%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cm" fo:margin-bottom="0.254cm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b6005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solid" draw:fill-color="#a3ce87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b7fcb2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fc8689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style:paragraph-properties fo:margin-left="0.953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margin-left="0.953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="none" draw:fill-color="#ffffff"/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text-properties fo:font-size="11pt" style:font-size-asian="11pt" style:font-size-complex="11pt"/>
    </style:style>
    <style:style style:name="P28" style:family="paragraph">
      <style:paragraph-properties fo:text-align="center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-color="#5e8ac7"/>
      <style:paragraph-properties fo:text-align="center"/>
    </style:style>
    <style:style style:name="P31" style:family="paragraph">
      <loext:graphic-properties draw:fill-color="#009353"/>
      <style:paragraph-properties fo:text-align="center"/>
    </style:style>
    <style:style style:name="P32" style:family="paragraph">
      <loext:graphic-properties draw:fill="none" draw:fill-color="#ffffff"/>
      <style:text-properties fo:font-size="14pt" style:font-size-asian="14pt" style:font-size-complex="14pt"/>
    </style:style>
    <style:style style:name="P33" style:family="paragraph">
      <style:paragraph-properties fo:margin-top="0cm" fo:margin-bottom="0.356cm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36" style:family="paragraph">
      <loext:graphic-properties draw:fill="solid" draw:fill-color="#00b8d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7" style:family="paragraph">
      <loext:graphic-properties draw:fill="solid" draw:fill-color="#00b8d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5pt" style:font-size-asian="15pt" style:font-size-complex="15pt" fo:hyphenate="false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5pt" style:font-size-asian="15pt" style:font-size-complex="15pt" fo:hyphenate="false"/>
    </style:style>
    <style:style style:name="P40" style:family="paragraph">
      <loext:graphic-properties draw:fill="solid" draw:fill-color="#00b8de"/>
      <style:paragraph-properties fo:text-align="start" style:font-independent-line-spacing="true"/>
      <style:text-properties fo:font-size="18pt"/>
    </style:style>
    <style:style style:name="P41" style:family="paragraph">
      <loext:graphic-properties draw:fill="none" draw:fill-color="#ffffff"/>
      <style:text-properties fo:color="#ffffff"/>
    </style:style>
    <style:style style:name="P42" style:family="paragraph">
      <style:paragraph-properties fo:margin-top="0cm" fo:margin-bottom="0cm" fo:line-height="100%" fo:text-align="start"/>
    </style:style>
    <style:style style:name="P4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44" style:family="paragraph">
      <loext:graphic-properties draw:fill="solid" draw:fill-color="#89c765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5" style:family="paragraph">
      <loext:graphic-properties draw:fill="solid" draw:fill-color="#87d1d1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6" style:family="paragraph">
      <loext:graphic-properties draw:fill="solid" draw:fill-color="#d612f0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7" style:family="paragraph">
      <loext:graphic-properties draw:fill="none" draw:fill-color="#ffffff"/>
      <style:paragraph-properties fo:text-align="end"/>
      <style:text-properties fo:font-size="18pt"/>
    </style:style>
    <style:style style:name="P48" style:family="paragraph">
      <loext:graphic-properties draw:fill-color="#fff200" draw:opacity="25%"/>
      <style:paragraph-properties fo:text-align="center"/>
    </style:style>
    <style:style style:name="P49" style:family="paragraph">
      <loext:graphic-properties draw:fill="none" draw:fill-color="#ffffff"/>
      <style:paragraph-properties fo:text-align="center"/>
    </style:style>
    <style:style style:name="P50" style:family="paragraph">
      <loext:graphic-properties draw:fill="solid" draw:fill-color="#5e8ac7"/>
      <style:paragraph-properties fo:text-align="start" style:font-independent-line-spacing="true"/>
      <style:text-properties fo:font-size="18pt"/>
    </style:style>
    <style:style style:name="P51" style:family="paragraph">
      <loext:graphic-properties draw:fill="solid" draw:fill-color="#fce431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3" style:family="paragraph">
      <loext:graphic-properties draw:fill="none" draw:fill-color="#ffffff"/>
      <style:text-properties fo:font-size="18pt" style:font-size-asian="18pt" style:font-size-complex="18pt"/>
    </style:style>
    <style:style style:name="P54" style:family="paragraph">
      <loext:graphic-properties draw:fill-color="#ffffff"/>
      <style:paragraph-properties fo:text-align="center"/>
      <style:text-properties fo:font-size="18pt"/>
    </style:style>
    <style:style style:name="P55" style:family="paragraph">
      <style:paragraph-properties fo:text-align="start"/>
    </style:style>
    <style:style style:name="P56" style:family="paragraph">
      <loext:graphic-properties draw:fill-color="#f68e76"/>
      <style:paragraph-properties fo:text-align="start"/>
      <style:text-properties fo:font-size="18pt" style:font-size-asian="15pt" style:font-size-complex="15pt"/>
    </style:style>
    <style:style style:name="P57" style:family="paragraph">
      <loext:graphic-properties draw:fill-color="#f79448"/>
      <style:paragraph-properties fo:text-align="center"/>
    </style:style>
    <style:style style:name="P58" style:family="paragraph">
      <loext:graphic-properties draw:fill-color="#72bf44"/>
      <style:paragraph-properties fo:text-align="center"/>
    </style:style>
    <style:style style:name="P59" style:family="paragraph">
      <loext:graphic-properties draw:fill-color="#c2e0ae"/>
      <style:paragraph-properties fo:text-align="center"/>
    </style:style>
    <style:style style:name="P60" style:family="paragraph">
      <loext:graphic-properties draw:fill-color="#89c765"/>
      <style:paragraph-properties fo:text-align="center"/>
    </style:style>
    <style:style style:name="P61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62" style:family="paragraph">
      <loext:graphic-properties draw:fill-color="#8cebff"/>
      <style:paragraph-properties fo:text-align="center"/>
    </style:style>
    <style:style style:name="P63" style:family="paragraph">
      <loext:graphic-properties draw:fill-color="#d612f0"/>
      <style:paragraph-properties fo:text-align="center"/>
    </style:style>
    <style:style style:name="P64" style:family="paragraph">
      <loext:graphic-properties draw:fill="solid" draw:fill-color="#00b8de"/>
      <style:paragraph-properties fo:text-align="center" style:font-independent-line-spacing="true"/>
      <style:text-properties fo:color="#ffffff" fo:font-size="18pt"/>
    </style:style>
    <style:style style:name="P65" style:family="paragraph">
      <loext:graphic-properties draw:fill-color="#00a65d"/>
      <style:paragraph-properties fo:text-align="center"/>
    </style:style>
    <style:style style:name="P66" style:family="paragraph">
      <loext:graphic-properties draw:fill-color="#94070a"/>
      <style:paragraph-properties fo:text-align="end"/>
      <style:text-properties fo:color="#000000"/>
    </style:style>
    <style:style style:name="P67" style:family="paragraph">
      <loext:graphic-properties draw:fill-color="#94070a"/>
      <style:paragraph-properties fo:text-align="center"/>
      <style:text-properties fo:color="#000000"/>
    </style:style>
    <style:style style:name="P68" style:family="paragraph">
      <loext:graphic-properties draw:fill-color="#fce431"/>
      <style:paragraph-properties fo:text-align="center"/>
    </style:style>
    <style:style style:name="P69" style:family="paragraph">
      <loext:graphic-properties draw:fill-color="#00b6bd"/>
      <style:paragraph-properties fo:text-align="center"/>
    </style:style>
    <style:style style:name="P70" style:family="paragraph">
      <style:text-properties style:text-underline-style="solid" style:text-underline-width="auto" style:text-underline-color="font-color"/>
    </style:style>
    <style:style style:name="P71" style:family="paragraph">
      <loext:graphic-properties draw:fill="none" draw:fill-color="#ffffff"/>
      <style:text-properties fo:font-size="15pt" style:font-size-asian="15pt" style:font-size-complex="15pt"/>
    </style:style>
    <style:style style:name="P72" style:family="paragraph">
      <loext:graphic-properties draw:fill="solid" draw:fill-color="#ffffff"/>
    </style:style>
    <style:style style:name="P73" style:family="paragraph">
      <loext:graphic-properties draw:fill="none"/>
      <style:text-properties fo:font-size="24pt" style:font-size-asian="24pt" style:font-size-complex="24pt"/>
    </style:style>
    <style:style style:name="P74" style:family="paragraph">
      <loext:graphic-properties draw:fill="none"/>
    </style:style>
    <style:style style:name="P75" style:family="paragraph">
      <style:text-properties fo:color="#ce181e"/>
    </style:style>
    <style:style style:name="P76" style:family="paragraph">
      <loext:graphic-properties draw:fill="none" draw:fill-color="#ffffff"/>
      <style:text-properties fo:color="#ce181e"/>
    </style:style>
    <style:style style:name="P77" style:family="paragraph">
      <loext:graphic-properties draw:fill="none"/>
      <style:text-properties fo:font-size="15pt" style:font-size-asian="15pt" style:font-size-complex="15pt"/>
    </style:style>
    <style:style style:name="T1" style:family="text">
      <style:text-properties fo:text-transform="uppercase" fo:color="#ffffff" style:text-line-through-style="none" style:text-line-through-type="none" style:text-position="0% 100%" style:font-name="Arial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color="#ffffff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-0.052cm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size="18pt" style:font-size-asian="15pt" style:font-size-complex="15pt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color="#ffffff" fo:font-size="15pt" style:font-size-asian="15pt" style:font-size-complex="15pt"/>
    </style:style>
    <style:style style:name="T31" style:family="text">
      <style:text-properties fo:font-size="15pt" style:font-size-asian="15pt" style:font-size-complex="15pt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3pt" style:font-size-asian="13pt" style:font-size-complex="13pt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fo:font-size="7pt" style:font-size-asian="7pt" style:font-size-complex="7pt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fo:color="#ffffff" fo:font-size="14pt" style:font-size-asian="14pt" style:font-size-complex="14pt"/>
    </style:style>
    <style:style style:name="T39" style:family="text">
      <style:text-properties fo:font-size="9pt" style:font-size-asian="9pt" style:font-size-complex="9pt"/>
    </style:style>
    <style:style style:name="T40" style:family="text">
      <style:text-properties fo:color="#000000" fo:font-size="15pt" style:font-size-asian="15pt" style:font-size-complex="15pt"/>
    </style:style>
    <style:style style:name="T41" style:family="text">
      <style:text-properties fo:color="#000000"/>
    </style:style>
    <style:style style:name="T42" style:family="text">
      <style:text-properties style:text-underline-style="none"/>
    </style:style>
    <style:style style:name="T43" style:family="text">
      <style:text-properties fo:font-size="18pt" fo:background-color="#fff200" style:font-size-asian="18pt" style:font-size-complex="18pt"/>
    </style:style>
    <style:style style:name="T44" style:family="text">
      <style:text-properties fo:background-color="#fff200"/>
    </style:style>
    <style:style style:name="T45" style:family="text">
      <style:text-properties fo:font-size="6pt" style:font-size-asian="6pt" style:font-size-complex="6pt"/>
    </style:style>
    <style:style style:name="T46" style:family="text">
      <style:text-properties fo:color="#ce181e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9cm" text:min-label-width="0.9cm"/>
        <style:text-properties style:use-window-font-color="true" fo:font-size="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terieur" presentation:presentation-page-layout-name="AL1T0">
        <office:forms form:automatic-focus="false" form:apply-design-mode="false"/>
        <draw:frame draw:name="Espace réservé du texte 4" presentation:style-name="pr1" draw:text-style-name="P2" draw:layer="layout" svg:width="11.684cm" svg:height="4.451cm" svg:x="12.254cm" svg:y="5.081cm" presentation:class="outline" presentation:user-transformed="true">
          <draw:text-box>
            <text:p text:style-name="P1"><text:span text:style-name="T1">OSCORE</text:span></text:p>
            <text:p text:style-name="P1"><text:span text:style-name="T1">Object security </text:span><text:span text:style-name="T1">for coap</text:span></text:p>
          </draw:text-box>
        </draw:frame>
        <draw:frame draw:style-name="gr1" draw:text-style-name="P3" draw:layer="layout" svg:width="9.652cm" svg:height="1.195cm" svg:x="1.778cm" svg:y="11.836cm">
          <draw:text-box>
            <text:p><text:span text:style-name="T2">Ricardo Andreasen</text:span></text:p>
          </draw:text-box>
        </draw:frame>
        <draw:frame draw:style-name="gr2" draw:text-style-name="P5" draw:layer="layout" svg:width="12.954cm" svg:height="2.384cm" svg:x="12.192cm" svg:y="10.922cm">
          <draw:text-box>
            <text:p text:style-name="P4"><text:span text:style-name="T3">These slides + test Python script:</text:span></text:p>
            <text:p text:style-name="P4"><text:span text:style-name="T3"><text:a xlink:href="https://github.com/randreasen/oscoreslides" xlink:type="simple">https://github.com/randreasen/oscoreslides</text:a></text:span></text:p>
            <text:p text:style-name="P4"/>
          </draw:text-box>
        </draw:frame>
        <presentation:notes draw:style-name="dp2">
          <draw:page-thumbnail draw:style-name="gr3" draw:layer="layout" svg:width="19.797cm" svg:height="11.136cm" svg:x="0.601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re_20_et_20_contenu" presentation:presentation-page-layout-name="AL2T19">
        <office:forms form:automatic-focus="false" form:apply-design-mode="false"/>
        <draw:frame presentation:style-name="pr3" draw:layer="layout" svg:width="20.088cm" svg:height="1.249cm" svg:x="1.1cm" svg:y="0cm" presentation:class="title">
          <draw:text-box>
            <text:p>CoAP : Constrained Application Protocol</text:p>
          </draw:text-box>
        </draw:frame>
        <draw:frame draw:style-name="gr4" draw:text-style-name="P7" draw:layer="layout" svg:width="13.462cm" svg:height="0.962cm" svg:x="0.508cm" svg:y="2.286cm">
          <draw:text-box>
            <text:p><text:span text:style-name="T4">What is CoAP?</text:span></text:p>
          </draw:text-box>
        </draw:frame>
        <draw:frame draw:style-name="gr5" draw:text-style-name="P8" draw:layer="layout" svg:width="17.018cm" svg:height="7.112cm" svg:x="1.778cm" svg:y="4.064cm">
          <draw:text-box>
            <text:p/>
          </draw:text-box>
        </draw:frame>
        <draw:frame draw:style-name="gr6" draw:text-style-name="P8" draw:layer="layout" svg:width="18.345cm" svg:height="1.873cm" svg:x="1.778cm" svg:y="4.064cm">
          <draw:text-box>
            <text:list text:style-name="L2">
              <text:list-item>
                <text:p text:style-name="P9"><text:span text:style-name="T5">Web transfer protocol for </text:span><text:span text:style-name="T6">constrained nodes and networks</text:span><text:span text:style-name="T5">,</text:span></text:p>
              </text:list-item>
            </text:list>
            <text:list text:style-name="L3">
              <text:list-item>
                <text:p text:style-name="P9"><text:span text:style-name="T7">Want to connect these to the existing web….</text:span></text:p>
              </text:list-item>
            </text:list>
          </draw:text-box>
        </draw:frame>
        <draw:line draw:style-name="gr7" draw:text-style-name="P10" draw:layer="layout" svg:x1="2.286cm" svg:y1="7.112cm" svg:x2="4.064cm" svg:y2="7.112cm">
          <text:p/>
        </draw:line>
        <draw:frame draw:style-name="gr8" draw:text-style-name="P8" draw:layer="layout" svg:width="15.494cm" svg:height="6.193cm" svg:x="4.318cm" svg:y="6.35cm">
          <draw:text-box>
            <text:p text:style-name="P11">Can be thought of as a re-envisioning of HTTP, but tailored to M2M requirements in constrained environments:</text:p>
            <text:list text:style-name="L4">
              <text:list-item>
                <text:list>
                  <text:list-item>
                    <text:p>Low memory</text:p>
                  </text:list-item>
                  <text:list-item>
                    <text:p>8-bit processors</text:p>
                  </text:list-item>
                  <text:list-item>
                    <text:p>Low power</text:p>
                  </text:list-item>
                  <text:list-item>
                    <text:p>Lossy NW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4" draw:text-style-name="P12" draw:layer="layout" svg:width="16.799cm" svg:height="13.364cm" svg:x="2.1cm" svg:y="14.107cm" presentation:class="notes">
            <draw:text-box>
              <text:p><text:span text:style-name="T8">In the spirit of HTTP: RESTful architecture centered around URIs, resources and Internet Media Types.</text:span></text:p>
            </draw:text-box>
          </draw:frame>
        </presentation:notes>
      </draw:page>
      <draw:page draw:name="page3" draw:style-name="dp3" draw:master-page-name="Titre_20_et_20_contenu" presentation:presentation-page-layout-name="AL2T19">
        <office:forms form:automatic-focus="false" form:apply-design-mode="false"/>
        <draw:frame presentation:style-name="pr5" draw:layer="layout" svg:width="20.088cm" svg:height="1.249cm" svg:x="1.1cm" svg:y="0cm" presentation:class="title">
          <draw:text-box>
            <text:p>CoAP : Key Features</text:p>
          </draw:text-box>
        </draw:frame>
        <draw:frame draw:style-name="gr9" draw:text-style-name="P8" draw:layer="layout" svg:width="21.59cm" svg:height="8.25cm" svg:x="0.762cm" svg:y="2.794cm">
          <draw:text-box>
            <text:list text:style-name="L2">
              <text:list-item>
                <text:list>
                  <text:list-item>
                    <text:p text:style-name="P9"><text:span text:style-name="T5">Request/Response interaction model much like HTTP’s,</text:span></text:p>
                  </text:list-item>
                  <text:list-item>
                    <text:p text:style-name="P9"><text:span text:style-name="T5">Envisioned for datagram-oriented transport (typically UDP),</text:span></text:p>
                  </text:list-item>
                  <text:list-item>
                    <text:p text:style-name="P9"><text:span text:style-name="T5">Nodes typically act as both client and server interchangeably,</text:span></text:p>
                  </text:list-item>
                  <text:list-item>
                    <text:p text:style-name="P9"><text:span text:style-name="T5">Asynchronous message exchanges (no real “connection”),</text:span></text:p>
                  </text:list-item>
                  <text:list-item>
                    <text:p text:style-name="P9"><text:span text:style-name="T5">Simple proxy and caching capabilities,</text:span></text:p>
                  </text:list-item>
                  <text:list-item>
                    <text:p text:style-name="P9"><text:span text:style-name="T5">Fixed 4 byte header followed by compact options and payload,</text:span></text:p>
                  </text:list-item>
                  <text:list-item>
                    <text:p text:style-name="P9"><text:span text:style-name="T5">URI and content-type support,</text:span></text:p>
                  </text:list-item>
                  <text:list-item>
                    <text:p text:style-name="P9"><text:span text:style-name="T5">Easy mapping to HTTP to connect with the existing web,</text:span></text:p>
                  </text:list-item>
                  <text:list-item>
                    <text:p text:style-name="P9"><text:span text:style-name="T6">Security binding to DTL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6" draw:text-style-name="P6" draw:layer="layout" svg:width="16.799cm" svg:height="13.364cm" svg:x="2.1cm" svg:y="14.107cm" presentation:class="notes">
            <draw:text-box>
              <text:p>Header is like this to be compact and to attain low parsing complexity.</text:p>
              <text:p>This is important both to save energy, bandwidth and also to decrease the need to fragment packets; CoAP message is envisioned to fit into the data field of the datagram, so payload is delimited by datagram size. This improves delivery rate</text:p>
            </draw:text-box>
          </draw:frame>
        </presentation:notes>
      </draw:page>
      <draw:page draw:name="page4" draw:style-name="dp3" draw:master-page-name="Titre_20_et_20_contenu" presentation:presentation-page-layout-name="AL2T19">
        <office:forms form:automatic-focus="false" form:apply-design-mode="false"/>
        <draw:frame presentation:style-name="pr5" draw:layer="layout" svg:width="20.088cm" svg:height="1.249cm" svg:x="1.1cm" svg:y="0cm" presentation:class="title">
          <draw:text-box>
            <text:p>Anatomy of a CoAP message </text:p>
          </draw:text-box>
        </draw:frame>
        <draw:custom-shape draw:name="Shape 861" draw:style-name="gr10" draw:text-style-name="P14" draw:layer="layout" svg:width="0.896cm" svg:height="0.614cm" svg:x="5.228cm" svg:y="2.923cm">
          <text:p text:style-name="P13"><text:span text:style-name="T9">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3" draw:style-name="gr10" draw:text-style-name="P14" draw:layer="layout" svg:width="1.667cm" svg:height="0.614cm" svg:x="6.886cm" svg:y="3.016cm">
          <text:p text:style-name="P13"><text:span text:style-name="T9">token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5" draw:style-name="gr10" draw:text-style-name="P14" draw:layer="layout" svg:width="0.947cm" svg:height="0.614cm" svg:x="9.619cm" svg:y="2.968cm">
          <text:p text:style-name="P13"><text:span text:style-name="T9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0" draw:style-name="gr11" draw:text-style-name="P15" draw:layer="layout" svg:width="21.098cm" svg:height="1.011cm" svg:x="3.678cm" svg:y="4.29cm">
          <text:p text:style-name="P13"><text:span text:style-name="T10">Token: </text:span><text:span text:style-name="T11">can </text:span><text:span text:style-name="T11">be seen as a </text:span><text:span text:style-name="T11">connection in </text:span><text:span text:style-name="T11">TC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75">
          <draw:g draw:name="Group 873">
            <draw:custom-shape draw:name="Shape 871" draw:style-name="gr12" draw:text-style-name="P17" draw:layer="layout" svg:width="1.307cm" svg:height="0.75cm" svg:x="3.687cm" svg:y="3.537cm">
              <text:p text:style-name="P16"><text:span text:style-name="T12">0</text:span><text:span text:style-name="T12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872" draw:style-name="gr13" draw:text-style-name="P18" draw:layer="layout" svg:width="0.001cm" svg:height="0.293cm" svg:x="4.341cm" svg:y="3.993cm">
              <text:p/>
              <draw:enhanced-geometry draw:mirror-horizontal="false" draw:mirror-vertical="true" svg:viewBox="0 0 0 0" draw:text-areas="?f31 ?f31 ?f32 ?f33" draw:type="ooxml-non-primitive" draw:enhanced-path="M ?f31 ?f31 L ?f32 ?f33 N">
                <draw:equation draw:name="f0" draw:formula="10800000"/>
                <draw:equation draw:name="f1" draw:formula="5400000"/>
                <draw:equation draw:name="f2" draw:formula="180"/>
                <draw:equation draw:name="f3" draw:formula="logwidth"/>
                <draw:equation draw:name="f4" draw:formula="logheight"/>
                <draw:equation draw:name="f5" draw:formula="min(logwidth,logheight)"/>
                <draw:equation draw:name="f6" draw:formula="?f5 "/>
                <draw:equation draw:name="f7" draw:formula="0"/>
                <draw:equation draw:name="f8" draw:formula="0+0--180"/>
                <draw:equation draw:name="f9" draw:formula="0+0--360"/>
                <draw:equation draw:name="f10" draw:formula="abs(?f3 )"/>
                <draw:equation draw:name="f11" draw:formula="abs(?f4 )"/>
                <draw:equation draw:name="f12" draw:formula="abs(?f6 )"/>
                <draw:equation draw:name="f13" draw:formula="?f8 *?f0 /1"/>
                <draw:equation draw:name="f14" draw:formula="?f9 *?f0 /1"/>
                <draw:equation draw:name="f15" draw:formula="if(?f10 ,?f3 ,1)"/>
                <draw:equation draw:name="f16" draw:formula="if(?f11 ,?f4 ,1)"/>
                <draw:equation draw:name="f17" draw:formula="if(?f12 ,?f6 ,1)"/>
                <draw:equation draw:name="f18" draw:formula="?f13 *1/?f2 "/>
                <draw:equation draw:name="f19" draw:formula="?f14 *1/?f2 "/>
                <draw:equation draw:name="f20" draw:formula="?f15 *1/21600"/>
                <draw:equation draw:name="f21" draw:formula="?f16 *1/21600"/>
                <draw:equation draw:name="f22" draw:formula="21600*?f15 /1"/>
                <draw:equation draw:name="f23" draw:formula="21600*?f16 /1"/>
                <draw:equation draw:name="f24" draw:formula="?f18 +0-?f1 "/>
                <draw:equation draw:name="f25" draw:formula="?f19 +0-?f1 "/>
                <draw:equation draw:name="f26" draw:formula="min(?f21 ,?f20 )"/>
                <draw:equation draw:name="f27" draw:formula="?f22 *1/?f17 "/>
                <draw:equation draw:name="f28" draw:formula="?f23 *1/?f17 "/>
                <draw:equation draw:name="f29" draw:formula="?f27 "/>
                <draw:equation draw:name="f30" draw:formula="?f28 "/>
                <draw:equation draw:name="f31" draw:formula="?f7 *?f26 /1"/>
                <draw:equation draw:name="f32" draw:formula="?f29 *?f26 /1"/>
                <draw:equation draw:name="f33" draw:formula="?f30 *?f26 /1"/>
                <draw:equation draw:name="f34" draw:formula="logwidth/2"/>
                <draw:equation draw:name="f35" draw:formula="logwidth"/>
                <draw:equation draw:name="f36" draw:formula="logheight/2"/>
                <draw:equation draw:name="f37" draw:formula="logheight"/>
              </draw:enhanced-geometry>
            </draw:custom-shape>
          </draw:g>
          <draw:custom-shape draw:name="Shape 874" draw:style-name="gr14" draw:text-style-name="P14" draw:layer="layout" svg:width="1.294cm" svg:height="0.678cm" svg:x="3.705cm" svg:y="2.968cm">
            <text:p text:style-name="P13"><text:span text:style-name="T9">versio</text:span><text:span text:style-name="T9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876" draw:style-name="gr15" draw:text-style-name="P19" draw:layer="layout" svg:width="1.307cm" svg:height="0.75cm" svg:x="5.004cm" svg:y="3.537cm">
          <text:p text:style-name="P16"><text:span text:style-name="T13">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7" draw:style-name="gr13" draw:text-style-name="P18" draw:layer="layout" svg:width="0.001cm" svg:height="0.293cm" svg:x="5.658cm" svg:y="3.993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g draw:name="Group 882">
          <draw:custom-shape draw:name="Shape 878" draw:style-name="gr16" draw:text-style-name="P20" draw:layer="layout" svg:width="2.588cm" svg:height="0.75cm" svg:x="6.345cm" svg:y="3.5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79" draw:style-name="gr13" draw:text-style-name="P18" draw:layer="layout" svg:width="0.001cm" svg:height="0.293cm" svg:x="7.639cm" svg:y="3.921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0" draw:style-name="gr13" draw:text-style-name="P18" draw:layer="layout" svg:width="0.001cm" svg:height="0.293cm" svg:x="8.31cm" svg:y="3.921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1" draw:style-name="gr13" draw:text-style-name="P18" draw:layer="layout" svg:width="0.001cm" svg:height="0.293cm" svg:x="6.998cm" svg:y="3.921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</draw:g>
        <draw:custom-shape draw:name="Shape 883" draw:style-name="gr17" draw:text-style-name="P18" draw:layer="layout" svg:width="0.256cm" svg:height="1.025cm" svg:x="12.655cm" svg:y="4.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18" draw:text-style-name="P21" draw:layer="layout" svg:width="5.225cm" svg:height="0.75cm" svg:x="8.955cm" svg:y="3.5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13" draw:text-style-name="P18" draw:layer="layout" svg:width="0.001cm" svg:height="0.293cm" svg:x="10.226cm" svg:y="3.95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6" draw:style-name="gr19" draw:text-style-name="P18" draw:layer="layout" svg:width="0.001cm" svg:height="0.533cm" svg:x="10.897cm" svg:y="3.715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7" draw:style-name="gr13" draw:text-style-name="P18" draw:layer="layout" svg:width="0.001cm" svg:height="0.293cm" svg:x="9.586cm" svg:y="3.95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8" draw:style-name="gr13" draw:text-style-name="P18" draw:layer="layout" svg:width="0.001cm" svg:height="0.293cm" svg:x="12.225cm" svg:y="3.95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9" draw:style-name="gr13" draw:text-style-name="P18" draw:layer="layout" svg:width="0.001cm" svg:height="0.293cm" svg:x="12.896cm" svg:y="3.95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0" draw:style-name="gr13" draw:text-style-name="P18" draw:layer="layout" svg:width="0.001cm" svg:height="0.293cm" svg:x="11.584cm" svg:y="3.95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1" draw:style-name="gr13" draw:text-style-name="P18" draw:layer="layout" svg:width="0.001cm" svg:height="0.293cm" svg:x="13.553cm" svg:y="3.95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2" draw:style-name="gr14" draw:text-style-name="P14" draw:layer="layout" svg:width="0.926cm" svg:height="0.678cm" svg:x="9.5cm" svg:y="3.504cm">
          <text:p text:style-name="P13"><text:span text:style-name="T9">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3" draw:style-name="gr14" draw:text-style-name="P14" draw:layer="layout" svg:width="1.061cm" svg:height="0.678cm" svg:x="11.747cm" svg:y="3.438cm">
          <text:p text:style-name="P13"><text:span text:style-name="T9">de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4" draw:style-name="gr20" draw:text-style-name="P22" draw:layer="layout" svg:width="10.566cm" svg:height="0.777cm" svg:x="14.194cm" svg:y="3.5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11" draw:text-style-name="P15" draw:layer="layout" svg:width="21.098cm" svg:height="1.011cm" svg:x="3.678cm" svg:y="5.33cm">
          <text:p text:style-name="P13"><text:span text:style-name="T10">Op</text:span><text:span text:style-name="T10">tio</text:span><text:span text:style-name="T10">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6" draw:style-name="gr21" draw:text-style-name="P15" draw:layer="layout" svg:width="2.488cm" svg:height="1.011cm" svg:x="3.678cm" svg:y="8.382cm">
          <text:p text:style-name="P13"><text:span text:style-name="T12">0x</text:span><text:span text:style-name="T12">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7" draw:style-name="gr22" draw:text-style-name="P23" draw:layer="layout" svg:width="18.626cm" svg:height="1.011cm" svg:x="3.702cm" svg:y="9.357cm">
          <text:p text:style-name="P13"><text:span text:style-name="T10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9" draw:style-name="gr23" draw:text-style-name="P25" draw:layer="layout" svg:width="2.823cm" svg:height="0.614cm" svg:x="18.227cm" svg:y="3.637cm">
          <text:p text:style-name="P24"><text:span text:style-name="T9">mes</text:span><text:span text:style-name="T9">sag</text:span><text:span text:style-name="T9">e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24" draw:text-style-name="P15" draw:layer="layout" svg:width="15.846cm" svg:height="1.011cm" svg:x="3.697cm" svg:y="6.372cm">
          <text:p text:style-name="P13"><text:span text:style-name="T10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25" draw:text-style-name="P15" draw:layer="layout" svg:width="17.372cm" svg:height="1.011cm" svg:x="3.697cm" svg:y="7.388cm">
          <text:p text:style-name="P13"><text:span text:style-name="T10">O</text:span><text:span text:style-name="T10">p</text:span><text:span text:style-name="T10">ti</text:span><text:span text:style-name="T10">o</text:span><text:span text:style-name="T10">n</text:span><text:span text:style-name="T10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6" draw:text-style-name="P10" draw:layer="layout" svg:width="0.254cm" svg:height="1.016cm" svg:x="3.17cm" svg:y="3.30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27" draw:text-style-name="P26" draw:layer="layout" svg:width="3.048cm" svg:height="1.199cm" svg:x="0.254cm" svg:y="3.456cm">
          <draw:text-box>
            <text:p><text:span text:style-name="T14">4 bytes fixed</text:span></text:p>
          </draw:text-box>
        </draw:frame>
        <draw:frame draw:style-name="gr28" draw:text-style-name="P26" draw:layer="layout" svg:width="2.286cm" svg:height="0.725cm" svg:x="0.508cm" svg:y="4.472cm">
          <draw:text-box>
            <text:p><text:span text:style-name="T14">0-8 bytes</text:span></text:p>
          </draw:text-box>
        </draw:frame>
        <draw:frame draw:style-name="gr29" draw:text-style-name="P27" draw:layer="layout" svg:width="4.064cm" svg:height="0.795cm" svg:x="-0.051cm" svg:y="5.555cm">
          <draw:text-box>
            <text:p><text:span text:style-name="T15">Type-Length-Value</text:span></text:p>
          </draw:text-box>
        </draw:frame>
        <draw:frame draw:style-name="gr30" draw:text-style-name="P27" draw:layer="layout" svg:width="4.064cm" svg:height="1.275cm" svg:x="0.354cm" svg:y="8.282cm">
          <draw:text-box>
            <text:p><text:span text:style-name="T15">Payload marker</text:span></text:p>
            <text:p><text:span text:style-name="T15">(if ∃ payload)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user-transformed="true">
            <draw:text-box>
              <text:p><text:span text:style-name="T8">Message ID: for duplicates</text:span></text:p>
              <text:p><text:span text:style-name="T8">Token: bind request and response(s)</text:span></text:p>
              <text:p><text:span text:style-name="T8"/></text:p>
              <text:p><text:span text:style-name="T8">CoAP Messaging layer vs Req/Resp layer</text:span></text:p>
            </draw:text-box>
          </draw:frame>
        </presentation:notes>
      </draw:page>
      <draw:page draw:name="page5" draw:style-name="dp3" draw:master-page-name="Titre_20_et_20_contenu" presentation:presentation-page-layout-name="AL2T19">
        <office:forms form:automatic-focus="false" form:apply-design-mode="false"/>
        <draw:frame presentation:style-name="pr5" draw:layer="layout" svg:width="20.088cm" svg:height="1.249cm" svg:x="1.1cm" svg:y="0cm" presentation:class="title">
          <draw:text-box>
            <text:p>CoAP: Compact Options </text:p>
          </draw:text-box>
        </draw:frame>
        <draw:frame draw:style-name="gr31" draw:text-style-name="P8" draw:layer="layout" svg:width="8.382cm" svg:height="1.524cm" svg:x="0.762cm" svg:y="3.048cm">
          <draw:text-box>
            <text:p/>
          </draw:text-box>
        </draw:frame>
        <draw:frame draw:style-name="gr32" draw:text-style-name="P8" draw:layer="layout" svg:width="9.13cm" svg:height="0.962cm" svg:x="0.762cm" svg:y="3.148cm">
          <draw:text-box>
            <text:p>3 things characterize an option</text:p>
          </draw:text-box>
        </draw:frame>
        <draw:frame draw:style-name="gr33" draw:text-style-name="P8" draw:layer="layout" svg:width="15.24cm" svg:height="3.095cm" svg:x="9.96cm" svg:y="2.489cm">
          <draw:text-box>
            <text:list text:style-name="L2">
              <text:list-item>
                <text:p>Option Number (identifier)</text:p>
              </text:list-item>
              <text:list-item>
                <text:p>Option Length</text:p>
              </text:list-item>
              <text:list-item>
                <text:p>Option Value (can be thought as “option payload”)</text:p>
              </text:list-item>
            </text:list>
          </draw:text-box>
        </draw:frame>
        <draw:custom-shape draw:style-name="gr34" draw:text-style-name="P10" draw:layer="layout" svg:width="0.508cm" svg:height="2.286cm" svg:x="9.906cm" svg:y="2.5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5" draw:text-style-name="P8" draw:layer="layout" svg:width="22.606cm" svg:height="1.673cm" svg:x="1.27cm" svg:y="5.096cm">
          <draw:text-box>
            <text:p>For compactness, Option Number given incrementally with delta encoding:</text:p>
          </draw:text-box>
        </draw:frame>
        <draw:custom-shape draw:style-name="gr36" draw:text-style-name="P29" draw:layer="layout" svg:width="4.826cm" svg:height="1.27cm" svg:x="6.35cm" svg:y="7.366cm">
          <text:p text:style-name="P28">Option Delta</text:p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4.826cm" svg:height="1.27cm" svg:x="11.176cm" svg:y="7.366cm">
          <text:p text:style-name="P28">Option Length</text:p>
          <draw:enhanced-geometry svg:viewBox="0 0 21600 21600" draw:type="rectangle" draw:enhanced-path="M 0 0 L 21600 0 21600 21600 0 21600 0 0 Z N"/>
        </draw:custom-shape>
        <draw:custom-shape draw:style-name="gr38" draw:text-style-name="P29" draw:layer="layout" svg:width="9.652cm" svg:height="1.27cm" svg:x="6.35cm" svg:y="8.636cm">
          <text:p text:style-name="P28">Option Delta Extended</text:p>
          <draw:enhanced-geometry svg:viewBox="0 0 21600 21600" draw:type="rectangle" draw:enhanced-path="M 0 0 L 21600 0 21600 21600 0 21600 0 0 Z N"/>
        </draw:custom-shape>
        <draw:custom-shape draw:style-name="gr38" draw:text-style-name="P29" draw:layer="layout" svg:width="9.652cm" svg:height="1.27cm" svg:x="6.35cm" svg:y="9.906cm">
          <text:p text:style-name="P28">Option Length Extended</text:p>
          <draw:enhanced-geometry svg:viewBox="0 0 21600 21600" draw:type="rectangle" draw:enhanced-path="M 0 0 L 21600 0 21600 21600 0 21600 0 0 Z N"/>
        </draw:custom-shape>
        <draw:custom-shape draw:style-name="gr39" draw:text-style-name="P29" draw:layer="layout" svg:width="9.652cm" svg:height="2.54cm" svg:x="6.35cm" svg:y="11.176cm">
          <text:p text:style-name="P28">Option Value</text:p>
          <draw:enhanced-geometry svg:viewBox="0 0 21600 21600" draw:type="rectangle" draw:enhanced-path="M 0 0 L 21600 0 21600 21600 0 21600 0 0 Z N"/>
        </draw:custom-shape>
        <draw:line draw:style-name="gr40" draw:text-style-name="P10" draw:layer="layout" svg:x1="6.35cm" svg:y1="7.366cm" svg:x2="6.35cm" svg:y2="6.769cm">
          <text:p/>
        </draw:line>
        <draw:line draw:style-name="gr40" draw:text-style-name="P10" draw:layer="layout" svg:x1="11.176cm" svg:y1="7.367cm" svg:x2="11.176cm" svg:y2="6.858cm">
          <text:p/>
        </draw:line>
        <draw:line draw:style-name="gr40" draw:text-style-name="P10" draw:layer="layout" svg:x1="16.002cm" svg:y1="7.368cm" svg:x2="16.002cm" svg:y2="6.771cm">
          <text:p/>
        </draw:line>
        <draw:line draw:style-name="gr40" draw:text-style-name="P10" draw:layer="layout" svg:x1="8.65cm" svg:y1="7.367cm" svg:x2="8.65cm" svg:y2="7.112cm">
          <text:p/>
        </draw:line>
        <draw:line draw:style-name="gr40" draw:text-style-name="P10" draw:layer="layout" svg:x1="7.45cm" svg:y1="7.368cm" svg:x2="7.45cm" svg:y2="7.112cm">
          <text:p/>
        </draw:line>
        <draw:line draw:style-name="gr40" draw:text-style-name="P10" draw:layer="layout" svg:x1="9.95cm" svg:y1="7.112cm" svg:x2="9.95cm" svg:y2="7.33cm">
          <text:p/>
        </draw:line>
        <draw:line draw:style-name="gr40" draw:text-style-name="P10" draw:layer="layout" svg:x1="13.55cm" svg:y1="7.368cm" svg:x2="13.55cm" svg:y2="7.113cm">
          <text:p/>
        </draw:line>
        <draw:line draw:style-name="gr40" draw:text-style-name="P10" draw:layer="layout" svg:x1="14.75cm" svg:y1="7.369cm" svg:x2="14.75cm" svg:y2="7.114cm">
          <text:p/>
        </draw:line>
        <draw:line draw:style-name="gr40" draw:text-style-name="P10" draw:layer="layout" svg:x1="12.35cm" svg:y1="7.37cm" svg:x2="12.35cm" svg:y2="7.115cm">
          <text:p/>
        </draw:line>
        <draw:frame draw:style-name="gr4" draw:text-style-name="P8" draw:layer="layout" svg:width="1.016cm" svg:height="0.962cm" svg:x="6.434cm" svg:y="6.35cm">
          <draw:text-box>
            <text:p>0</text:p>
          </draw:text-box>
        </draw:frame>
        <draw:frame draw:style-name="gr4" draw:text-style-name="P8" draw:layer="layout" svg:width="1.016cm" svg:height="0.962cm" svg:x="10.16cm" svg:y="6.35cm">
          <draw:text-box>
            <text:p>3</text:p>
          </draw:text-box>
        </draw:frame>
        <draw:frame draw:style-name="gr4" draw:text-style-name="P8" draw:layer="layout" svg:width="1.016cm" svg:height="0.962cm" svg:x="14.986cm" svg:y="6.35cm">
          <draw:text-box>
            <text:p>7</text:p>
          </draw:text-box>
        </draw:frame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re_20_et_20_contenu" presentation:presentation-page-layout-name="AL2T19">
        <office:forms form:automatic-focus="false" form:apply-design-mode="false"/>
        <draw:frame presentation:style-name="pr5" draw:layer="layout" svg:width="20.088cm" svg:height="1.249cm" svg:x="1.1cm" svg:y="0cm" presentation:class="title">
          <draw:text-box>
            <text:p>The Problem</text:p>
          </draw:text-box>
        </draw:frame>
        <draw:frame draw:style-name="gr35" draw:text-style-name="P8" draw:layer="layout" svg:width="21.59cm" svg:height="1.673cm" svg:x="1.016cm" svg:y="2.286cm">
          <draw:text-box>
            <text:p>For security CoAP defines a binding to DTLS, but <text:span text:style-name="T16">CoAP and HTTP proxies require (D)TLS to be terminated at the proxy!</text:span></text:p>
          </draw:text-box>
        </draw:frame>
        <draw:line draw:style-name="gr7" draw:text-style-name="P10" draw:layer="layout" svg:x1="1.524cm" svg:y1="4.826cm" svg:x2="3.302cm" svg:y2="4.826cm">
          <text:p/>
        </draw:line>
        <draw:frame draw:style-name="gr41" draw:text-style-name="P8" draw:layer="layout" svg:width="17.272cm" svg:height="4.517cm" svg:x="3.81cm" svg:y="4.318cm">
          <draw:text-box>
            <text:p>Underlying reason is that the proxy needs access to (<text:span text:style-name="T17">part of</text:span>) the header and options to know how to treat the packet, but as a side effect it can:</text:p>
            <text:p/>
            <text:list text:style-name="L2">
              <text:list-item>
                <text:p>Eavesdrop on or manipulate payload and metadata,</text:p>
              </text:list-item>
              <text:list-item>
                <text:p>Inject, delete or reorder packets.</text:p>
              </text:list-item>
            </text:list>
          </draw:text-box>
        </draw:frame>
        <draw:frame draw:style-name="gr4" draw:text-style-name="P8" draw:layer="layout" svg:width="19.05cm" svg:height="0.962cm" svg:x="1.016cm" svg:y="9.906cm">
          <draw:text-box>
            <text:p>This is where OSCORE comes in.</text:p>
          </draw:text-box>
        </draw:fram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re_20_et_20_contenu" presentation:presentation-page-layout-name="AL2T19">
        <office:forms form:automatic-focus="false" form:apply-design-mode="false"/>
        <draw:frame presentation:style-name="pr5" draw:layer="layout" svg:width="20.088cm" svg:height="1.249cm" svg:x="1.1cm" svg:y="0cm" presentation:class="title">
          <draw:text-box>
            <text:p>OSCORE: Object Security for Constrained RESTful Environments</text:p>
          </draw:text-box>
        </draw:frame>
        <draw:frame draw:style-name="gr42" draw:text-style-name="P7" draw:layer="layout" svg:width="23.876cm" svg:height="1.876cm" svg:x="0.508cm" svg:y="2.95cm">
          <draw:text-box>
            <text:p><text:span text:style-name="T4">Idea: only show the part of the message that is essential for proxy operation; hide all we can</text:span></text:p>
          </draw:text-box>
        </draw:frame>
        <draw:custom-shape draw:style-name="gr43" draw:text-style-name="P29" draw:layer="layout" svg:width="6.858cm" svg:height="5.842cm" svg:x="4.878cm" svg:y="5.8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3.556cm" svg:height="1.27cm" svg:x="4.878cm" svg:y="7.11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0" draw:layer="layout" svg:width="4.064cm" svg:height="1.27cm" svg:x="7.672cm" svg:y="8.38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9" draw:layer="layout" svg:width="6.858cm" svg:height="2.032cm" svg:x="4.878cm" svg:y="9.65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9" draw:layer="layout" svg:width="3.81cm" svg:height="1.27cm" svg:x="7.926cm" svg:y="5.84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8" draw:layer="layout" svg:width="3.556cm" svg:height="2.032cm" svg:x="12.914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30" draw:layer="layout" svg:width="6.858cm" svg:height="5.842cm" svg:x="17.494cm" svg:y="5.58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1" draw:layer="layout" svg:width="3.556cm" svg:height="1.27cm" svg:x="17.494cm" svg:y="6.85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0" draw:layer="layout" svg:width="4.064cm" svg:height="1.27cm" svg:x="20.288cm" svg:y="8.12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1" draw:layer="layout" svg:width="6.858cm" svg:height="2.032cm" svg:x="17.494cm" svg:y="9.39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1" draw:layer="layout" svg:width="3.81cm" svg:height="1.27cm" svg:x="20.542cm" svg:y="5.588cm">
          <text:p/>
          <draw:enhanced-geometry svg:viewBox="0 0 21600 21600" draw:type="rectangle" draw:enhanced-path="M 0 0 L 21600 0 21600 21600 0 21600 0 0 Z N"/>
        </draw:custom-shape>
        <draw:frame draw:style-name="gr53" draw:text-style-name="P10" draw:layer="layout" svg:width="0.762cm" svg:height="0.762cm" svg:x="20.642cm" svg:y="5.788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frame draw:style-name="gr53" draw:text-style-name="P10" draw:layer="layout" svg:width="0.762cm" svg:height="0.762cm" svg:x="17.748cm" svg:y="9.652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frame draw:style-name="gr53" draw:text-style-name="P10" draw:layer="layout" svg:width="0.762cm" svg:height="0.762cm" svg:x="17.748cm" svg:y="7.112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custom-shape draw:style-name="gr54" draw:text-style-name="P30" draw:layer="layout" svg:width="3.048cm" svg:height="1.27cm" svg:x="4.878cm" svg:y="5.8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0" draw:layer="layout" svg:width="3.302cm" svg:height="1.27cm" svg:x="8.434cm" svg:y="7.11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0" draw:layer="layout" svg:width="2.794cm" svg:height="1.27cm" svg:x="4.878cm" svg:y="8.38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0.508cm" svg:height="3.048cm" svg:x="3.81cm" svg:y="6.85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8" draw:text-style-name="P32" draw:layer="layout" svg:width="2.794cm" svg:height="4.136cm" svg:x="0.508cm" svg:y="6.579cm">
          <draw:text-box>
            <text:p><text:span text:style-name="T18">Proxy only really needs to know about these fields</text:span></text:p>
          </draw:text-box>
        </draw:frame>
        <draw:frame draw:style-name="gr59" draw:text-style-name="P8" draw:layer="layout" svg:width="10.414cm" svg:height="1.187cm" svg:x="8.636cm" svg:y="12.192cm">
          <draw:text-box>
            <text:p/>
          </draw:text-box>
        </draw:frame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re_20_et_20_contenu" presentation:presentation-page-layout-name="AL2T19">
        <office:forms form:automatic-focus="false" form:apply-design-mode="false"/>
        <draw:frame presentation:style-name="pr5" draw:layer="layout" svg:width="20.088cm" svg:height="1.249cm" svg:x="1.1cm" svg:y="0cm" presentation:class="title">
          <draw:text-box>
            <text:p>OSCORE: Object Security for Constrained RESTful Environments</text:p>
          </draw:text-box>
        </draw:frame>
        <draw:frame draw:style-name="gr60" draw:text-style-name="P8" draw:layer="layout" svg:width="23.876cm" svg:height="11.272cm" svg:x="0.762cm" svg:y="2.54cm">
          <draw:text-box>
            <text:p>OSCORE is an application-layer protection of CoAP using COSE (CoAP Object Signing and Encryption). This provides:</text:p>
            <text:p/>
            <text:list text:style-name="L2">
              <text:list-item>
                <text:list>
                  <text:list-item>
                    <text:p>End-to-end encryption</text:p>
                  </text:list-item>
                  <text:list-item>
                    <text:p>Integrity</text:p>
                  </text:list-item>
                  <text:list-item>
                    <text:p>Replay protection</text:p>
                  </text:list-item>
                </text:list>
              </text:list-item>
            </text:list>
            <text:p/>
            <text:p text:style-name="P33">It allows to <text:span text:style-name="T16">selectively encrypt or authenticate parts of the CoAP message. </text:span><text:span text:style-name="T19">Each field is made to belong to one of three classes:</text:span></text:p>
            <text:list text:continue-numbering="true" text:style-name="L2">
              <text:list-item>
                <text:list>
                  <text:list-item>
                    <text:p><text:span text:style-name="T20">Class E:</text:span><text:span text:style-name="T19"> encrypted via AEAD algorigthm, hidden inside OSCORE Payload,</text:span></text:p>
                  </text:list-item>
                  <text:list-item>
                    <text:p><text:span text:style-name="T20">Class <text:s/>I:</text:span><text:span text:style-name="T19"> integrity protected as part of the AAD and visible from outside (outer options),</text:span></text:p>
                  </text:list-item>
                  <text:list-item>
                    <text:p><text:span text:style-name="T20">Class U:</text:span><text:span text:style-name="T19"> unprotected and visible from the outside (outer options).</text:span>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SCORE" draw:style-name="dp3" draw:master-page-name="Interieur">
        <office:forms form:automatic-focus="false" form:apply-design-mode="false"/>
        <draw:frame draw:name="Espace réservé du texte 9" presentation:style-name="pr7" draw:text-style-name="P35" draw:layer="layout" svg:width="20.088cm" svg:height="0.766cm" svg:x="1.016cm" svg:y="0.208cm" presentation:class="outline" presentation:user-transformed="true">
          <draw:text-box>
            <text:list text:style-name="L6">
              <text:list-item>
                <text:p text:style-name="P34"><text:span text:style-name="T21">OSCORE: The Mechanics</text:span></text:p>
              </text:list-item>
            </text:list>
          </draw:text-box>
        </draw:frame>
        <draw:custom-shape draw:name="Rectangle 10" draw:style-name="gr61" draw:text-style-name="P36" draw:layer="layout" svg:width="2.199cm" svg:height="1.999cm" svg:x="1.988cm" svg:y="8.744cm">
          <text:p text:style-name="P16"><text:span text:style-name="T22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1" draw:text-style-name="P36" draw:layer="layout" svg:width="2.199cm" svg:height="1.999cm" svg:x="21.189cm" svg:y="8.744cm">
          <text:p text:style-name="P16"><text:span text:style-name="T23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2" draw:text-style-name="P37" draw:layer="layout" svg:width="1.95cm" svg:height="1.251cm" svg:x="7.956cm" svg:y="9.118cm">
          <text:p text:style-name="P16"><text:span text:style-name="T24">prox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3" draw:text-style-name="P37" draw:layer="layout" svg:width="1.886cm" svg:height="1.251cm" svg:x="13.1cm" svg:y="9.118cm">
          <text:p text:style-name="P16"><text:span text:style-name="T24">prox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5" draw:style-name="gr64" draw:text-style-name="P38" draw:layer="layout" svg:width="3.767cm" svg:height="0.001cm" svg:x="4.188cm" svg:y="9.71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6" draw:style-name="gr65" draw:text-style-name="P38" draw:layer="layout" svg:width="3.236cm" svg:height="0.023cm" svg:x="9.906cm" svg:y="9.6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7" draw:style-name="gr66" draw:text-style-name="P38" draw:layer="layout" svg:width="6.201cm" svg:height="0.041cm" svg:x="14.986cm" svg:y="9.64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ZoneTexte 20" draw:style-name="gr67" draw:text-style-name="P14" draw:layer="layout" svg:width="1.655cm" svg:height="0.883cm" svg:x="5.205cm" svg:y="9.57cm">
          <text:p text:style-name="P13"><text:span text:style-name="T25">co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67" draw:text-style-name="P39" draw:layer="layout" svg:width="1.655cm" svg:height="0.883cm" svg:x="10.381cm" svg:y="9.625cm">
          <text:p text:style-name="P13"><text:span text:style-name="T25">co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67" draw:text-style-name="P39" draw:layer="layout" svg:width="1.388cm" svg:height="0.883cm" svg:x="17.147cm" svg:y="9.624cm">
          <text:p text:style-name="P13"><text:span text:style-name="T25">ht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sque magnétique 23" draw:style-name="gr68" draw:text-style-name="P40" draw:layer="layout" svg:width="3.894cm" svg:height="3.199cm" svg:x="1.141cm" svg:y="3.391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Disque magnétique 24" draw:style-name="gr68" draw:text-style-name="P40" draw:layer="layout" svg:width="3.894cm" svg:height="3.199cm" svg:x="20.425cm" svg:y="3.394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frame draw:style-name="gr35" draw:text-style-name="P41" draw:layer="layout" svg:width="2.794cm" svg:height="1.673cm" svg:x="1.676cm" svg:y="4.677cm">
          <draw:text-box>
            <text:p><text:span text:style-name="T3">Security Context</text:span></text:p>
          </draw:text-box>
        </draw:frame>
        <draw:frame draw:style-name="gr35" draw:text-style-name="P41" draw:layer="layout" svg:width="2.794cm" svg:height="1.673cm" svg:x="21.082cm" svg:y="4.677cm">
          <draw:text-box>
            <text:p><text:span text:style-name="T3">Security Context</text:span></text:p>
          </draw:text-box>
        </draw:frame>
        <draw:custom-shape draw:style-name="gr69" draw:text-style-name="P28" draw:layer="layout" svg:width="1.532cm" svg:height="0.762cm" draw:transform="skewX (0.015707963267949) rotate (-1.5707963267949) translate (3.402cm 6.91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9" draw:text-style-name="P28" draw:layer="layout" svg:width="1.532cm" svg:height="0.762cm" draw:transform="skewX (0.015707963267949) rotate (-1.5707963267949) translate (22.702cm 6.91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re_20_seul" presentation:presentation-page-layout-name="AL2T19">
        <office:forms form:automatic-focus="false" form:apply-design-mode="false"/>
        <draw:custom-shape draw:name="Shape 860" draw:style-name="gr70" draw:text-style-name="P14" draw:layer="layout" svg:width="1.057cm" svg:height="0.472cm" svg:x="0.212cm" svg:y="13.446cm">
          <text:p text:style-name="P13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1" draw:style-name="gr10" draw:text-style-name="P14" draw:layer="layout" svg:width="0.896cm" svg:height="0.614cm" svg:x="4.184cm" svg:y="2.583cm">
          <text:p text:style-name="P13"><text:span text:style-name="T9">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3" draw:style-name="gr10" draw:text-style-name="P14" draw:layer="layout" svg:width="1.667cm" svg:height="0.614cm" svg:x="5.842cm" svg:y="2.676cm">
          <text:p text:style-name="P13"><text:span text:style-name="T9">token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5" draw:style-name="gr10" draw:text-style-name="P14" draw:layer="layout" svg:width="0.947cm" svg:height="0.614cm" svg:x="8.575cm" svg:y="2.628cm">
          <text:p text:style-name="P13"><text:span text:style-name="T9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0" draw:style-name="gr71" draw:text-style-name="P15" draw:layer="layout" svg:width="20.988cm" svg:height="1.011cm" svg:x="2.634cm" svg:y="3.95cm">
          <text:p text:style-name="P13"><text:span text:style-name="T10">Token: </text:span><text:span text:style-name="T11">can be seen as a connection in TC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75">
          <draw:g draw:name="Group 873">
            <draw:custom-shape draw:name="Shape 871" draw:style-name="gr12" draw:text-style-name="P17" draw:layer="layout" svg:width="1.307cm" svg:height="0.75cm" svg:x="2.643cm" svg:y="3.197cm">
              <text:p text:style-name="P16"><text:span text:style-name="T12">0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872" draw:style-name="gr13" draw:text-style-name="P18" draw:layer="layout" svg:width="0.001cm" svg:height="0.293cm" svg:x="3.297cm" svg:y="3.653cm">
              <text:p/>
              <draw:enhanced-geometry draw:mirror-horizontal="false" draw:mirror-vertical="true" svg:viewBox="0 0 0 0" draw:text-areas="?f31 ?f31 ?f32 ?f33" draw:type="ooxml-non-primitive" draw:enhanced-path="M ?f31 ?f31 L ?f32 ?f33 N">
                <draw:equation draw:name="f0" draw:formula="10800000"/>
                <draw:equation draw:name="f1" draw:formula="5400000"/>
                <draw:equation draw:name="f2" draw:formula="180"/>
                <draw:equation draw:name="f3" draw:formula="logwidth"/>
                <draw:equation draw:name="f4" draw:formula="logheight"/>
                <draw:equation draw:name="f5" draw:formula="min(logwidth,logheight)"/>
                <draw:equation draw:name="f6" draw:formula="?f5 "/>
                <draw:equation draw:name="f7" draw:formula="0"/>
                <draw:equation draw:name="f8" draw:formula="0+0--180"/>
                <draw:equation draw:name="f9" draw:formula="0+0--360"/>
                <draw:equation draw:name="f10" draw:formula="abs(?f3 )"/>
                <draw:equation draw:name="f11" draw:formula="abs(?f4 )"/>
                <draw:equation draw:name="f12" draw:formula="abs(?f6 )"/>
                <draw:equation draw:name="f13" draw:formula="?f8 *?f0 /1"/>
                <draw:equation draw:name="f14" draw:formula="?f9 *?f0 /1"/>
                <draw:equation draw:name="f15" draw:formula="if(?f10 ,?f3 ,1)"/>
                <draw:equation draw:name="f16" draw:formula="if(?f11 ,?f4 ,1)"/>
                <draw:equation draw:name="f17" draw:formula="if(?f12 ,?f6 ,1)"/>
                <draw:equation draw:name="f18" draw:formula="?f13 *1/?f2 "/>
                <draw:equation draw:name="f19" draw:formula="?f14 *1/?f2 "/>
                <draw:equation draw:name="f20" draw:formula="?f15 *1/21600"/>
                <draw:equation draw:name="f21" draw:formula="?f16 *1/21600"/>
                <draw:equation draw:name="f22" draw:formula="21600*?f15 /1"/>
                <draw:equation draw:name="f23" draw:formula="21600*?f16 /1"/>
                <draw:equation draw:name="f24" draw:formula="?f18 +0-?f1 "/>
                <draw:equation draw:name="f25" draw:formula="?f19 +0-?f1 "/>
                <draw:equation draw:name="f26" draw:formula="min(?f21 ,?f20 )"/>
                <draw:equation draw:name="f27" draw:formula="?f22 *1/?f17 "/>
                <draw:equation draw:name="f28" draw:formula="?f23 *1/?f17 "/>
                <draw:equation draw:name="f29" draw:formula="?f27 "/>
                <draw:equation draw:name="f30" draw:formula="?f28 "/>
                <draw:equation draw:name="f31" draw:formula="?f7 *?f26 /1"/>
                <draw:equation draw:name="f32" draw:formula="?f29 *?f26 /1"/>
                <draw:equation draw:name="f33" draw:formula="?f30 *?f26 /1"/>
                <draw:equation draw:name="f34" draw:formula="logwidth/2"/>
                <draw:equation draw:name="f35" draw:formula="logwidth"/>
                <draw:equation draw:name="f36" draw:formula="logheight/2"/>
                <draw:equation draw:name="f37" draw:formula="logheight"/>
              </draw:enhanced-geometry>
            </draw:custom-shape>
          </draw:g>
          <draw:custom-shape draw:name="Shape 874" draw:style-name="gr14" draw:text-style-name="P14" draw:layer="layout" svg:width="1.294cm" svg:height="0.678cm" svg:x="2.661cm" svg:y="2.628cm">
            <text:p text:style-name="P13"><text:span text:style-name="T9">ver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876" draw:style-name="gr15" draw:text-style-name="P19" draw:layer="layout" svg:width="1.307cm" svg:height="0.75cm" svg:x="3.96cm" svg:y="3.197cm">
          <text:p text:style-name="P16"><text:span text:style-name="T13">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7" draw:style-name="gr13" draw:text-style-name="P18" draw:layer="layout" svg:width="0.001cm" svg:height="0.293cm" svg:x="4.614cm" svg:y="3.653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g draw:name="Group 882">
          <draw:custom-shape draw:name="Shape 878" draw:style-name="gr16" draw:text-style-name="P20" draw:layer="layout" svg:width="2.588cm" svg:height="0.75cm" svg:x="5.301cm" svg:y="3.2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79" draw:style-name="gr13" draw:text-style-name="P18" draw:layer="layout" svg:width="0.001cm" svg:height="0.293cm" svg:x="6.595cm" svg:y="3.581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0" draw:style-name="gr13" draw:text-style-name="P18" draw:layer="layout" svg:width="0.001cm" svg:height="0.293cm" svg:x="7.266cm" svg:y="3.581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1" draw:style-name="gr13" draw:text-style-name="P18" draw:layer="layout" svg:width="0.001cm" svg:height="0.293cm" svg:x="5.954cm" svg:y="3.581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</draw:g>
        <draw:custom-shape draw:name="Shape 883" draw:style-name="gr17" draw:text-style-name="P18" draw:layer="layout" svg:width="0.256cm" svg:height="1.025cm" svg:x="11.611cm" svg:y="4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18" draw:text-style-name="P21" draw:layer="layout" svg:width="5.225cm" svg:height="0.75cm" svg:x="7.911cm" svg:y="3.2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13" draw:text-style-name="P18" draw:layer="layout" svg:width="0.001cm" svg:height="0.293cm" svg:x="9.182cm" svg:y="3.61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6" draw:style-name="gr19" draw:text-style-name="P18" draw:layer="layout" svg:width="0.001cm" svg:height="0.533cm" svg:x="9.853cm" svg:y="3.375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7" draw:style-name="gr13" draw:text-style-name="P18" draw:layer="layout" svg:width="0.001cm" svg:height="0.293cm" svg:x="8.542cm" svg:y="3.61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8" draw:style-name="gr13" draw:text-style-name="P18" draw:layer="layout" svg:width="0.001cm" svg:height="0.293cm" svg:x="11.181cm" svg:y="3.61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9" draw:style-name="gr13" draw:text-style-name="P18" draw:layer="layout" svg:width="0.001cm" svg:height="0.293cm" svg:x="11.852cm" svg:y="3.61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0" draw:style-name="gr13" draw:text-style-name="P18" draw:layer="layout" svg:width="0.001cm" svg:height="0.293cm" svg:x="10.54cm" svg:y="3.61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1" draw:style-name="gr13" draw:text-style-name="P18" draw:layer="layout" svg:width="0.001cm" svg:height="0.293cm" svg:x="12.509cm" svg:y="3.61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2" draw:style-name="gr14" draw:text-style-name="P14" draw:layer="layout" svg:width="0.926cm" svg:height="0.678cm" svg:x="8.472cm" svg:y="3.056cm">
          <text:p text:style-name="P13"><text:span text:style-name="T9">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3" draw:style-name="gr14" draw:text-style-name="P14" draw:layer="layout" svg:width="1.061cm" svg:height="0.678cm" svg:x="10.741cm" svg:y="3.079cm">
          <text:p text:style-name="P13"><text:span text:style-name="T9">de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4" draw:style-name="gr72" draw:text-style-name="P22" draw:layer="layout" svg:width="10.472cm" svg:height="0.777cm" svg:x="13.15cm" svg:y="3.1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1" draw:text-style-name="P15" draw:layer="layout" svg:width="20.988cm" svg:height="1.011cm" svg:x="2.634cm" svg:y="4.99cm">
          <text:p text:style-name="P13"><text:span text:style-name="T10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6" draw:style-name="gr21" draw:text-style-name="P15" draw:layer="layout" svg:width="2.488cm" svg:height="1.011cm" svg:x="2.634cm" svg:y="8.142cm">
          <text:p text:style-name="P13"><text:span text:style-name="T12">0x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7" draw:style-name="gr22" draw:text-style-name="P23" draw:layer="layout" svg:width="18.626cm" svg:height="1.011cm" svg:x="2.658cm" svg:y="9.217cm">
          <text:p text:style-name="P13"><text:span text:style-name="T10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9" draw:style-name="gr23" draw:text-style-name="P25" draw:layer="layout" svg:width="2.823cm" svg:height="0.614cm" svg:x="17.183cm" svg:y="3.297cm">
          <text:p text:style-name="P24"><text:span text:style-name="T9">message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3" draw:text-style-name="P15" draw:layer="layout" svg:width="20.969cm" svg:height="1.011cm" svg:x="2.653cm" svg:y="6.032cm">
          <text:p text:style-name="P13"><text:span text:style-name="T10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3" draw:text-style-name="P15" draw:layer="layout" svg:width="20.969cm" svg:height="1.011cm" svg:x="2.653cm" svg:y="7.048cm">
          <text:p text:style-name="P13"><text:span text:style-name="T10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texte 9" presentation:style-name="pr8" draw:text-style-name="P35" draw:layer="layout" svg:width="20.088cm" svg:height="0.766cm" svg:x="1.016cm" svg:y="0.208cm" presentation:class="outline" presentation:user-transformed="true">
          <draw:text-box>
            <text:list text:style-name="L6">
              <text:list-item>
                <text:p text:style-name="P34"><text:span text:style-name="T21">CoAP field classification</text:span></text:p>
              </text:list-item>
            </text:list>
          </draw:text-box>
        </draw:frame>
        <presentation:notes draw:style-name="dp4">
          <draw:page-thumbnail draw:name="Espace réservé de l'image des diapositives 1" draw:style-name="gr3" draw:layer="layout" svg:width="19.797cm" svg:height="11.136cm" svg:x="0.601cm" svg:y="2.257cm" draw:page-number="10" presentation:class="page"/>
          <draw:frame draw:name="Espace réservé des notes 2" presentation:style-name="pr9" draw:text-style-name="P43" draw:layer="layout" svg:width="15.239cm" svg:height="11.429cm" svg:x="1.905cm" svg:y="12.065cm" presentation:class="notes" presentation:user-transformed="true">
            <draw:text-box>
              <text:p text:style-name="P42"><text:span text:style-name="T26">Header CoAp relativement CoAP, dans lequel vous allez avoir les versions ou autre. On ne va pas rentrer dans les détails. </text:span></text:p>
              <text:p text:style-name="P42"><text:span text:style-name="T26">Observez qu’ici cependant vous avez un code, qui tient sur 1 octet, représente différente valeur. </text:span></text:p>
              <text:p text:style-name="P42"><text:span text:style-name="T26">Vous connaissez tous l’erreur 404 en HTTP = 3 caractère / ici en CoAP il tient sur un seul. Il y a donc plein d’astuces qui font que la représentation est compatible avec HTTP mais plus compacte. </text:span></text:p>
              <text:p text:style-name="P42"><text:span text:style-name="T26"/></text:p>
            </draw:text-box>
          </draw:frame>
          <draw:custom-shape draw:name="Espace réservé du numéro de diapositive 3" draw:style-name="gr74" draw:text-style-name="P18" draw:layer="layout" svg:width="8.254cm" svg:height="1.273cm" svg:x="10.791cm" svg:y="24.126cm">
            <text:p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3" draw:master-page-name="Titre_20_seul" presentation:presentation-page-layout-name="AL2T19">
        <office:forms form:automatic-focus="false" form:apply-design-mode="false"/>
        <draw:custom-shape draw:name="Shape 860" draw:style-name="gr70" draw:text-style-name="P14" draw:layer="layout" svg:width="1.057cm" svg:height="0.472cm" svg:x="0.212cm" svg:y="13.446cm">
          <text:p text:style-name="P13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1" draw:style-name="gr10" draw:text-style-name="P14" draw:layer="layout" svg:width="0.896cm" svg:height="0.614cm" svg:x="4.184cm" svg:y="2.583cm">
          <text:p text:style-name="P13"><text:span text:style-name="T9">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3" draw:style-name="gr10" draw:text-style-name="P14" draw:layer="layout" svg:width="1.667cm" svg:height="0.614cm" svg:x="5.842cm" svg:y="2.676cm">
          <text:p text:style-name="P13"><text:span text:style-name="T9">token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5" draw:style-name="gr10" draw:text-style-name="P14" draw:layer="layout" svg:width="0.947cm" svg:height="0.614cm" svg:x="8.575cm" svg:y="2.628cm">
          <text:p text:style-name="P13"><text:span text:style-name="T9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0" draw:style-name="gr71" draw:text-style-name="P15" draw:layer="layout" svg:width="20.988cm" svg:height="1.011cm" svg:x="2.634cm" svg:y="3.95cm">
          <text:p text:style-name="P13"><text:span text:style-name="T10">Token: </text:span><text:span text:style-name="T11">can be seen as a connection in TC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75">
          <draw:g draw:name="Group 873">
            <draw:custom-shape draw:name="Shape 871" draw:style-name="gr12" draw:text-style-name="P17" draw:layer="layout" svg:width="1.307cm" svg:height="0.75cm" svg:x="2.643cm" svg:y="3.197cm">
              <text:p text:style-name="P16"><text:span text:style-name="T12">0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872" draw:style-name="gr13" draw:text-style-name="P18" draw:layer="layout" svg:width="0.001cm" svg:height="0.293cm" svg:x="3.297cm" svg:y="3.653cm">
              <text:p/>
              <draw:enhanced-geometry draw:mirror-horizontal="false" draw:mirror-vertical="true" svg:viewBox="0 0 0 0" draw:text-areas="?f31 ?f31 ?f32 ?f33" draw:type="ooxml-non-primitive" draw:enhanced-path="M ?f31 ?f31 L ?f32 ?f33 N">
                <draw:equation draw:name="f0" draw:formula="10800000"/>
                <draw:equation draw:name="f1" draw:formula="5400000"/>
                <draw:equation draw:name="f2" draw:formula="180"/>
                <draw:equation draw:name="f3" draw:formula="logwidth"/>
                <draw:equation draw:name="f4" draw:formula="logheight"/>
                <draw:equation draw:name="f5" draw:formula="min(logwidth,logheight)"/>
                <draw:equation draw:name="f6" draw:formula="?f5 "/>
                <draw:equation draw:name="f7" draw:formula="0"/>
                <draw:equation draw:name="f8" draw:formula="0+0--180"/>
                <draw:equation draw:name="f9" draw:formula="0+0--360"/>
                <draw:equation draw:name="f10" draw:formula="abs(?f3 )"/>
                <draw:equation draw:name="f11" draw:formula="abs(?f4 )"/>
                <draw:equation draw:name="f12" draw:formula="abs(?f6 )"/>
                <draw:equation draw:name="f13" draw:formula="?f8 *?f0 /1"/>
                <draw:equation draw:name="f14" draw:formula="?f9 *?f0 /1"/>
                <draw:equation draw:name="f15" draw:formula="if(?f10 ,?f3 ,1)"/>
                <draw:equation draw:name="f16" draw:formula="if(?f11 ,?f4 ,1)"/>
                <draw:equation draw:name="f17" draw:formula="if(?f12 ,?f6 ,1)"/>
                <draw:equation draw:name="f18" draw:formula="?f13 *1/?f2 "/>
                <draw:equation draw:name="f19" draw:formula="?f14 *1/?f2 "/>
                <draw:equation draw:name="f20" draw:formula="?f15 *1/21600"/>
                <draw:equation draw:name="f21" draw:formula="?f16 *1/21600"/>
                <draw:equation draw:name="f22" draw:formula="21600*?f15 /1"/>
                <draw:equation draw:name="f23" draw:formula="21600*?f16 /1"/>
                <draw:equation draw:name="f24" draw:formula="?f18 +0-?f1 "/>
                <draw:equation draw:name="f25" draw:formula="?f19 +0-?f1 "/>
                <draw:equation draw:name="f26" draw:formula="min(?f21 ,?f20 )"/>
                <draw:equation draw:name="f27" draw:formula="?f22 *1/?f17 "/>
                <draw:equation draw:name="f28" draw:formula="?f23 *1/?f17 "/>
                <draw:equation draw:name="f29" draw:formula="?f27 "/>
                <draw:equation draw:name="f30" draw:formula="?f28 "/>
                <draw:equation draw:name="f31" draw:formula="?f7 *?f26 /1"/>
                <draw:equation draw:name="f32" draw:formula="?f29 *?f26 /1"/>
                <draw:equation draw:name="f33" draw:formula="?f30 *?f26 /1"/>
                <draw:equation draw:name="f34" draw:formula="logwidth/2"/>
                <draw:equation draw:name="f35" draw:formula="logwidth"/>
                <draw:equation draw:name="f36" draw:formula="logheight/2"/>
                <draw:equation draw:name="f37" draw:formula="logheight"/>
              </draw:enhanced-geometry>
            </draw:custom-shape>
          </draw:g>
          <draw:custom-shape draw:name="Shape 874" draw:style-name="gr14" draw:text-style-name="P14" draw:layer="layout" svg:width="1.294cm" svg:height="0.678cm" svg:x="2.661cm" svg:y="2.628cm">
            <text:p text:style-name="P13"><text:span text:style-name="T9">ver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876" draw:style-name="gr15" draw:text-style-name="P19" draw:layer="layout" svg:width="1.307cm" svg:height="0.75cm" svg:x="3.96cm" svg:y="3.197cm">
          <text:p text:style-name="P16"><text:span text:style-name="T13">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7" draw:style-name="gr13" draw:text-style-name="P18" draw:layer="layout" svg:width="0.001cm" svg:height="0.293cm" svg:x="4.614cm" svg:y="3.653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g draw:name="Group 882">
          <draw:custom-shape draw:name="Shape 878" draw:style-name="gr16" draw:text-style-name="P20" draw:layer="layout" svg:width="2.588cm" svg:height="0.75cm" svg:x="5.301cm" svg:y="3.2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79" draw:style-name="gr13" draw:text-style-name="P18" draw:layer="layout" svg:width="0.001cm" svg:height="0.293cm" svg:x="6.595cm" svg:y="3.581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0" draw:style-name="gr13" draw:text-style-name="P18" draw:layer="layout" svg:width="0.001cm" svg:height="0.293cm" svg:x="7.266cm" svg:y="3.581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1" draw:style-name="gr13" draw:text-style-name="P18" draw:layer="layout" svg:width="0.001cm" svg:height="0.293cm" svg:x="5.954cm" svg:y="3.581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</draw:g>
        <draw:custom-shape draw:name="Shape 883" draw:style-name="gr17" draw:text-style-name="P18" draw:layer="layout" svg:width="0.256cm" svg:height="1.025cm" svg:x="11.611cm" svg:y="4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18" draw:text-style-name="P21" draw:layer="layout" svg:width="5.225cm" svg:height="0.75cm" svg:x="7.911cm" svg:y="3.2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13" draw:text-style-name="P18" draw:layer="layout" svg:width="0.001cm" svg:height="0.293cm" svg:x="9.182cm" svg:y="3.61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6" draw:style-name="gr19" draw:text-style-name="P18" draw:layer="layout" svg:width="0.001cm" svg:height="0.533cm" svg:x="9.853cm" svg:y="3.375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7" draw:style-name="gr13" draw:text-style-name="P18" draw:layer="layout" svg:width="0.001cm" svg:height="0.293cm" svg:x="8.542cm" svg:y="3.61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8" draw:style-name="gr13" draw:text-style-name="P18" draw:layer="layout" svg:width="0.001cm" svg:height="0.293cm" svg:x="11.181cm" svg:y="3.61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9" draw:style-name="gr13" draw:text-style-name="P18" draw:layer="layout" svg:width="0.001cm" svg:height="0.293cm" svg:x="11.852cm" svg:y="3.61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0" draw:style-name="gr13" draw:text-style-name="P18" draw:layer="layout" svg:width="0.001cm" svg:height="0.293cm" svg:x="10.54cm" svg:y="3.61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1" draw:style-name="gr13" draw:text-style-name="P18" draw:layer="layout" svg:width="0.001cm" svg:height="0.293cm" svg:x="12.509cm" svg:y="3.61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2" draw:style-name="gr14" draw:text-style-name="P14" draw:layer="layout" svg:width="0.926cm" svg:height="0.678cm" svg:x="8.472cm" svg:y="3.056cm">
          <text:p text:style-name="P13"><text:span text:style-name="T9">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3" draw:style-name="gr14" draw:text-style-name="P14" draw:layer="layout" svg:width="1.061cm" svg:height="0.678cm" svg:x="10.741cm" svg:y="3.079cm">
          <text:p text:style-name="P13"><text:span text:style-name="T9">de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4" draw:style-name="gr72" draw:text-style-name="P22" draw:layer="layout" svg:width="10.472cm" svg:height="0.777cm" svg:x="13.15cm" svg:y="3.1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5" draw:text-style-name="P44" draw:layer="layout" svg:width="20.988cm" svg:height="1.011cm" svg:x="2.634cm" svg:y="4.99cm">
          <text:p text:style-name="P13"><text:span text:style-name="T10">Options: Class E (encryp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6" draw:style-name="gr21" draw:text-style-name="P15" draw:layer="layout" svg:width="2.488cm" svg:height="1.011cm" svg:x="2.634cm" svg:y="8.142cm">
          <text:p text:style-name="P13"><text:span text:style-name="T12">0x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7" draw:style-name="gr22" draw:text-style-name="P23" draw:layer="layout" svg:width="18.626cm" svg:height="1.011cm" svg:x="2.658cm" svg:y="9.217cm">
          <text:p text:style-name="P13"><text:span text:style-name="T10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9" draw:style-name="gr23" draw:text-style-name="P25" draw:layer="layout" svg:width="2.823cm" svg:height="0.614cm" svg:x="17.183cm" svg:y="3.297cm">
          <text:p text:style-name="P24"><text:span text:style-name="T9">message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6" draw:text-style-name="P45" draw:layer="layout" svg:width="20.969cm" svg:height="1.011cm" svg:x="2.653cm" svg:y="6.032cm">
          <text:p text:style-name="P13"><text:span text:style-name="T10">Options: Class I (integrity protec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7" draw:text-style-name="P46" draw:layer="layout" svg:width="20.969cm" svg:height="1.011cm" svg:x="2.653cm" svg:y="7.048cm">
          <text:p text:style-name="P13"><text:span text:style-name="T10">Options: Class U (unprotec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texte 9" presentation:style-name="pr10" draw:text-style-name="P35" draw:layer="layout" svg:width="20.088cm" svg:height="0.766cm" svg:x="1.016cm" svg:y="0.208cm" presentation:class="outline" presentation:user-transformed="true">
          <draw:text-box>
            <text:list text:style-name="L6">
              <text:list-item>
                <text:p text:style-name="P34"><text:span text:style-name="T21">CoAP field classification</text:span></text:p>
              </text:list-item>
            </text:list>
          </draw:text-box>
        </draw:frame>
        <draw:custom-shape draw:style-name="gr78" draw:text-style-name="P10" draw:layer="layout" svg:width="0.254cm" svg:height="1.93cm" svg:x="2.232cm" svg:y="6.12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79" draw:text-style-name="P47" draw:layer="layout" svg:width="2.366cm" svg:height="1.39cm" svg:x="-0.08cm" svg:y="6.369cm">
          <draw:text-box>
            <text:p text:style-name="P4"><text:span text:style-name="T18">Outer options</text:span></text:p>
          </draw:text-box>
        </draw:frame>
        <draw:frame draw:style-name="gr80" draw:text-style-name="P47" draw:layer="layout" svg:width="2.366cm" svg:height="1.427cm" svg:x="0.287cm" svg:y="4.826cm">
          <draw:text-box>
            <text:p text:style-name="P4"><text:span text:style-name="T18">Inner options</text:span></text:p>
          </draw:text-box>
        </draw:frame>
        <presentation:notes draw:style-name="dp4">
          <draw:page-thumbnail draw:name="Espace réservé de l'image des diapositives 1" draw:style-name="gr3" draw:layer="layout" svg:width="19.797cm" svg:height="11.136cm" svg:x="0.601cm" svg:y="2.257cm" draw:page-number="11" presentation:class="page"/>
          <draw:frame draw:name="Espace réservé des notes 2" presentation:style-name="pr9" draw:text-style-name="P43" draw:layer="layout" svg:width="15.239cm" svg:height="11.429cm" svg:x="1.905cm" svg:y="12.065cm" presentation:class="notes" presentation:user-transformed="true">
            <draw:text-box>
              <text:p text:style-name="P42"><text:span text:style-name="T26">Header CoAp relativement CoAP, dans lequel vous allez avoir les versions ou autre. On ne va pas rentrer dans les détails. </text:span></text:p>
              <text:p text:style-name="P42"><text:span text:style-name="T26">Observez qu’ici cependant vous avez un code, qui tient sur 1 octet, représente différente valeur. </text:span></text:p>
              <text:p text:style-name="P42"><text:span text:style-name="T26">Vous connaissez tous l’erreur 404 en HTTP = 3 caractère / ici en CoAP il tient sur un seul. Il y a donc plein d’astuces qui font que la représentation est compatible avec HTTP mais plus compacte. </text:span></text:p>
              <text:p text:style-name="P42"><text:span text:style-name="T26"/></text:p>
            </draw:text-box>
          </draw:frame>
          <draw:custom-shape draw:name="Espace réservé du numéro de diapositive 3" draw:style-name="gr74" draw:text-style-name="P18" draw:layer="layout" svg:width="8.254cm" svg:height="1.273cm" svg:x="10.791cm" svg:y="24.126cm">
            <text:p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3" draw:master-page-name="Titre_20_seul" presentation:presentation-page-layout-name="AL2T19">
        <office:forms form:automatic-focus="false" form:apply-design-mode="false"/>
        <draw:custom-shape draw:name="Shape 860" draw:style-name="gr70" draw:text-style-name="P14" draw:layer="layout" svg:width="1.057cm" svg:height="0.472cm" svg:x="0.212cm" svg:y="13.446cm">
          <text:p text:style-name="P13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1" draw:style-name="gr10" draw:text-style-name="P14" draw:layer="layout" svg:width="0.896cm" svg:height="0.614cm" svg:x="4.184cm" svg:y="2.583cm">
          <text:p text:style-name="P13"><text:span text:style-name="T9">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3" draw:style-name="gr10" draw:text-style-name="P14" draw:layer="layout" svg:width="1.667cm" svg:height="0.614cm" svg:x="5.842cm" svg:y="2.676cm">
          <text:p text:style-name="P13"><text:span text:style-name="T9">token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5" draw:style-name="gr10" draw:text-style-name="P14" draw:layer="layout" svg:width="0.947cm" svg:height="0.614cm" svg:x="8.575cm" svg:y="2.628cm">
          <text:p text:style-name="P13"><text:span text:style-name="T9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0" draw:style-name="gr71" draw:text-style-name="P15" draw:layer="layout" svg:width="20.988cm" svg:height="1.011cm" svg:x="2.634cm" svg:y="3.95cm">
          <text:p text:style-name="P13"><text:span text:style-name="T10">Token: </text:span><text:span text:style-name="T11">can be seen as a connection in TC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75">
          <draw:g draw:name="Group 873">
            <draw:custom-shape draw:name="Shape 871" draw:style-name="gr12" draw:text-style-name="P17" draw:layer="layout" svg:width="1.307cm" svg:height="0.75cm" svg:x="2.643cm" svg:y="3.197cm">
              <text:p text:style-name="P16"><text:span text:style-name="T12">0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872" draw:style-name="gr13" draw:text-style-name="P18" draw:layer="layout" svg:width="0.001cm" svg:height="0.293cm" svg:x="3.297cm" svg:y="3.653cm">
              <text:p/>
              <draw:enhanced-geometry draw:mirror-horizontal="false" draw:mirror-vertical="true" svg:viewBox="0 0 0 0" draw:text-areas="?f31 ?f31 ?f32 ?f33" draw:type="ooxml-non-primitive" draw:enhanced-path="M ?f31 ?f31 L ?f32 ?f33 N">
                <draw:equation draw:name="f0" draw:formula="10800000"/>
                <draw:equation draw:name="f1" draw:formula="5400000"/>
                <draw:equation draw:name="f2" draw:formula="180"/>
                <draw:equation draw:name="f3" draw:formula="logwidth"/>
                <draw:equation draw:name="f4" draw:formula="logheight"/>
                <draw:equation draw:name="f5" draw:formula="min(logwidth,logheight)"/>
                <draw:equation draw:name="f6" draw:formula="?f5 "/>
                <draw:equation draw:name="f7" draw:formula="0"/>
                <draw:equation draw:name="f8" draw:formula="0+0--180"/>
                <draw:equation draw:name="f9" draw:formula="0+0--360"/>
                <draw:equation draw:name="f10" draw:formula="abs(?f3 )"/>
                <draw:equation draw:name="f11" draw:formula="abs(?f4 )"/>
                <draw:equation draw:name="f12" draw:formula="abs(?f6 )"/>
                <draw:equation draw:name="f13" draw:formula="?f8 *?f0 /1"/>
                <draw:equation draw:name="f14" draw:formula="?f9 *?f0 /1"/>
                <draw:equation draw:name="f15" draw:formula="if(?f10 ,?f3 ,1)"/>
                <draw:equation draw:name="f16" draw:formula="if(?f11 ,?f4 ,1)"/>
                <draw:equation draw:name="f17" draw:formula="if(?f12 ,?f6 ,1)"/>
                <draw:equation draw:name="f18" draw:formula="?f13 *1/?f2 "/>
                <draw:equation draw:name="f19" draw:formula="?f14 *1/?f2 "/>
                <draw:equation draw:name="f20" draw:formula="?f15 *1/21600"/>
                <draw:equation draw:name="f21" draw:formula="?f16 *1/21600"/>
                <draw:equation draw:name="f22" draw:formula="21600*?f15 /1"/>
                <draw:equation draw:name="f23" draw:formula="21600*?f16 /1"/>
                <draw:equation draw:name="f24" draw:formula="?f18 +0-?f1 "/>
                <draw:equation draw:name="f25" draw:formula="?f19 +0-?f1 "/>
                <draw:equation draw:name="f26" draw:formula="min(?f21 ,?f20 )"/>
                <draw:equation draw:name="f27" draw:formula="?f22 *1/?f17 "/>
                <draw:equation draw:name="f28" draw:formula="?f23 *1/?f17 "/>
                <draw:equation draw:name="f29" draw:formula="?f27 "/>
                <draw:equation draw:name="f30" draw:formula="?f28 "/>
                <draw:equation draw:name="f31" draw:formula="?f7 *?f26 /1"/>
                <draw:equation draw:name="f32" draw:formula="?f29 *?f26 /1"/>
                <draw:equation draw:name="f33" draw:formula="?f30 *?f26 /1"/>
                <draw:equation draw:name="f34" draw:formula="logwidth/2"/>
                <draw:equation draw:name="f35" draw:formula="logwidth"/>
                <draw:equation draw:name="f36" draw:formula="logheight/2"/>
                <draw:equation draw:name="f37" draw:formula="logheight"/>
              </draw:enhanced-geometry>
            </draw:custom-shape>
          </draw:g>
          <draw:custom-shape draw:name="Shape 874" draw:style-name="gr14" draw:text-style-name="P14" draw:layer="layout" svg:width="1.294cm" svg:height="0.678cm" svg:x="2.661cm" svg:y="2.628cm">
            <text:p text:style-name="P13"><text:span text:style-name="T9">ver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876" draw:style-name="gr15" draw:text-style-name="P19" draw:layer="layout" svg:width="1.307cm" svg:height="0.75cm" svg:x="3.96cm" svg:y="3.197cm">
          <text:p text:style-name="P16"><text:span text:style-name="T13">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7" draw:style-name="gr13" draw:text-style-name="P18" draw:layer="layout" svg:width="0.001cm" svg:height="0.293cm" svg:x="4.614cm" svg:y="3.653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g draw:name="Group 882">
          <draw:custom-shape draw:name="Shape 878" draw:style-name="gr16" draw:text-style-name="P20" draw:layer="layout" svg:width="2.588cm" svg:height="0.75cm" svg:x="5.301cm" svg:y="3.2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79" draw:style-name="gr13" draw:text-style-name="P18" draw:layer="layout" svg:width="0.001cm" svg:height="0.293cm" svg:x="6.595cm" svg:y="3.581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0" draw:style-name="gr13" draw:text-style-name="P18" draw:layer="layout" svg:width="0.001cm" svg:height="0.293cm" svg:x="7.266cm" svg:y="3.581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1" draw:style-name="gr13" draw:text-style-name="P18" draw:layer="layout" svg:width="0.001cm" svg:height="0.293cm" svg:x="5.954cm" svg:y="3.581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</draw:g>
        <draw:custom-shape draw:name="Shape 883" draw:style-name="gr17" draw:text-style-name="P18" draw:layer="layout" svg:width="0.256cm" svg:height="1.025cm" svg:x="11.611cm" svg:y="4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18" draw:text-style-name="P21" draw:layer="layout" svg:width="5.225cm" svg:height="0.75cm" svg:x="7.911cm" svg:y="3.2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13" draw:text-style-name="P18" draw:layer="layout" svg:width="0.001cm" svg:height="0.293cm" svg:x="9.182cm" svg:y="3.61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6" draw:style-name="gr19" draw:text-style-name="P18" draw:layer="layout" svg:width="0.001cm" svg:height="0.533cm" svg:x="9.853cm" svg:y="3.375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7" draw:style-name="gr13" draw:text-style-name="P18" draw:layer="layout" svg:width="0.001cm" svg:height="0.293cm" svg:x="8.542cm" svg:y="3.61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8" draw:style-name="gr13" draw:text-style-name="P18" draw:layer="layout" svg:width="0.001cm" svg:height="0.293cm" svg:x="11.181cm" svg:y="3.61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9" draw:style-name="gr13" draw:text-style-name="P18" draw:layer="layout" svg:width="0.001cm" svg:height="0.293cm" svg:x="11.852cm" svg:y="3.61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0" draw:style-name="gr13" draw:text-style-name="P18" draw:layer="layout" svg:width="0.001cm" svg:height="0.293cm" svg:x="10.54cm" svg:y="3.61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1" draw:style-name="gr13" draw:text-style-name="P18" draw:layer="layout" svg:width="0.001cm" svg:height="0.293cm" svg:x="12.509cm" svg:y="3.61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2" draw:style-name="gr14" draw:text-style-name="P14" draw:layer="layout" svg:width="0.926cm" svg:height="0.678cm" svg:x="8.472cm" svg:y="3.056cm">
          <text:p text:style-name="P13"><text:span text:style-name="T9">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3" draw:style-name="gr14" draw:text-style-name="P14" draw:layer="layout" svg:width="1.061cm" svg:height="0.678cm" svg:x="10.741cm" svg:y="3.079cm">
          <text:p text:style-name="P13"><text:span text:style-name="T9">de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4" draw:style-name="gr72" draw:text-style-name="P22" draw:layer="layout" svg:width="10.472cm" svg:height="0.777cm" svg:x="13.15cm" svg:y="3.1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5" draw:text-style-name="P44" draw:layer="layout" svg:width="20.988cm" svg:height="1.011cm" svg:x="2.634cm" svg:y="4.99cm">
          <text:p text:style-name="P13"><text:span text:style-name="T10">Options: Class E (encryp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6" draw:style-name="gr21" draw:text-style-name="P15" draw:layer="layout" svg:width="2.488cm" svg:height="1.011cm" svg:x="2.634cm" svg:y="8.142cm">
          <text:p text:style-name="P13"><text:span text:style-name="T12">0x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7" draw:style-name="gr22" draw:text-style-name="P23" draw:layer="layout" svg:width="18.626cm" svg:height="1.011cm" svg:x="2.658cm" svg:y="9.217cm">
          <text:p text:style-name="P13"><text:span text:style-name="T10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9" draw:style-name="gr23" draw:text-style-name="P25" draw:layer="layout" svg:width="2.823cm" svg:height="0.614cm" svg:x="17.183cm" svg:y="3.297cm">
          <text:p text:style-name="P24"><text:span text:style-name="T9">message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6" draw:text-style-name="P45" draw:layer="layout" svg:width="20.969cm" svg:height="1.011cm" svg:x="2.653cm" svg:y="6.032cm">
          <text:p text:style-name="P13"><text:span text:style-name="T10">Options: Class I (integrity protec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7" draw:text-style-name="P46" draw:layer="layout" svg:width="20.969cm" svg:height="1.011cm" svg:x="2.653cm" svg:y="7.048cm">
          <text:p text:style-name="P13"><text:span text:style-name="T10">Options: Class U (unprotec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1" draw:text-style-name="P48" draw:layer="layout" svg:width="20.988cm" svg:height="1.04cm" svg:x="2.634cm" svg:y="4.961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8" draw:layer="layout" svg:width="5.168cm" svg:height="0.75cm" svg:x="7.968cm" svg:y="3.20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8" draw:layer="layout" svg:width="18.626cm" svg:height="1.011cm" svg:x="2.658cm" svg:y="9.217cm">
          <text:p/>
          <draw:enhanced-geometry svg:viewBox="0 0 21600 21600" draw:type="rectangle" draw:enhanced-path="M 0 0 L 21600 0 21600 21600 0 21600 0 0 Z N"/>
        </draw:custom-shape>
        <draw:frame draw:name="Espace réservé du texte 9" presentation:style-name="pr11" draw:text-style-name="P35" draw:layer="layout" svg:width="20.088cm" svg:height="0.766cm" svg:x="1.016cm" svg:y="0.208cm" presentation:class="outline" presentation:user-transformed="true">
          <draw:text-box>
            <text:list text:style-name="L6">
              <text:list-item>
                <text:p text:style-name="P34"><text:span text:style-name="T21">CoAP field classification</text:span></text:p>
              </text:list-item>
            </text:list>
          </draw:text-box>
        </draw:frame>
        <draw:custom-shape draw:style-name="gr78" draw:text-style-name="P10" draw:layer="layout" svg:width="0.254cm" svg:height="1.93cm" svg:x="2.233cm" svg:y="6.12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79" draw:text-style-name="P49" draw:layer="layout" svg:width="2.366cm" svg:height="1.39cm" svg:x="-0.079cm" svg:y="6.37cm">
          <draw:text-box>
            <text:p text:style-name="P4"><text:span text:style-name="T18">Outer options</text:span></text:p>
          </draw:text-box>
        </draw:frame>
        <draw:frame draw:style-name="gr80" draw:text-style-name="P5" draw:layer="layout" svg:width="2.366cm" svg:height="1.427cm" svg:x="0.288cm" svg:y="4.827cm">
          <draw:text-box>
            <text:p text:style-name="P4"><text:span text:style-name="T18">Inner options</text:span></text:p>
          </draw:text-box>
        </draw:frame>
        <presentation:notes draw:style-name="dp4">
          <draw:page-thumbnail draw:name="Espace réservé de l'image des diapositives 1" draw:style-name="gr3" draw:layer="layout" svg:width="19.797cm" svg:height="11.136cm" svg:x="0.601cm" svg:y="2.257cm" draw:page-number="12" presentation:class="page"/>
          <draw:frame draw:name="Espace réservé des notes 2" presentation:style-name="pr9" draw:text-style-name="P43" draw:layer="layout" svg:width="15.239cm" svg:height="11.429cm" svg:x="1.905cm" svg:y="12.065cm" presentation:class="notes" presentation:user-transformed="true">
            <draw:text-box>
              <text:p text:style-name="P42"><text:span text:style-name="T26">Header CoAp relativement CoAP, dans lequel vous allez avoir les versions ou autre. On ne va pas rentrer dans les détails. </text:span></text:p>
              <text:p text:style-name="P42"><text:span text:style-name="T26">Observez qu’ici cependant vous avez un code, qui tient sur 1 octet, représente différente valeur. </text:span></text:p>
              <text:p text:style-name="P42"><text:span text:style-name="T26">Vous connaissez tous l’erreur 404 en HTTP = 3 caractère / ici en CoAP il tient sur un seul. Il y a donc plein d’astuces qui font que la représentation est compatible avec HTTP mais plus compacte. </text:span></text:p>
              <text:p text:style-name="P42"><text:span text:style-name="T26"/></text:p>
            </draw:text-box>
          </draw:frame>
          <draw:custom-shape draw:name="Espace réservé du numéro de diapositive 3" draw:style-name="gr74" draw:text-style-name="P18" draw:layer="layout" svg:width="8.254cm" svg:height="1.273cm" svg:x="10.791cm" svg:y="24.126cm">
            <text:p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3" draw:master-page-name="Titre_20_seul" presentation:presentation-page-layout-name="AL2T19">
        <office:forms form:automatic-focus="false" form:apply-design-mode="false"/>
        <draw:custom-shape draw:name="Shape 860" draw:style-name="gr70" draw:text-style-name="P14" draw:layer="layout" svg:width="1.057cm" svg:height="0.472cm" svg:x="0.212cm" svg:y="13.446cm">
          <text:p text:style-name="P13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1" draw:style-name="gr10" draw:text-style-name="P14" draw:layer="layout" svg:width="0.896cm" svg:height="0.614cm" svg:x="4.184cm" svg:y="2.583cm">
          <text:p text:style-name="P13"><text:span text:style-name="T9">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3" draw:style-name="gr10" draw:text-style-name="P14" draw:layer="layout" svg:width="1.667cm" svg:height="0.614cm" svg:x="5.842cm" svg:y="2.676cm">
          <text:p text:style-name="P13"><text:span text:style-name="T9">token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5" draw:style-name="gr10" draw:text-style-name="P14" draw:layer="layout" svg:width="0.947cm" svg:height="0.614cm" svg:x="8.575cm" svg:y="2.628cm">
          <text:p text:style-name="P13"><text:span text:style-name="T9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0" draw:style-name="gr71" draw:text-style-name="P15" draw:layer="layout" svg:width="20.988cm" svg:height="1.011cm" svg:x="2.634cm" svg:y="3.95cm">
          <text:p text:style-name="P13"><text:span text:style-name="T10">Token: </text:span><text:span text:style-name="T11">can be seen as a connection in TC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75">
          <draw:g draw:name="Group 873">
            <draw:custom-shape draw:name="Shape 871" draw:style-name="gr12" draw:text-style-name="P17" draw:layer="layout" svg:width="1.307cm" svg:height="0.75cm" svg:x="2.643cm" svg:y="3.197cm">
              <text:p text:style-name="P16"><text:span text:style-name="T12">0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872" draw:style-name="gr13" draw:text-style-name="P18" draw:layer="layout" svg:width="0.001cm" svg:height="0.293cm" svg:x="3.297cm" svg:y="3.653cm">
              <text:p/>
              <draw:enhanced-geometry draw:mirror-horizontal="false" draw:mirror-vertical="true" svg:viewBox="0 0 0 0" draw:text-areas="?f31 ?f31 ?f32 ?f33" draw:type="ooxml-non-primitive" draw:enhanced-path="M ?f31 ?f31 L ?f32 ?f33 N">
                <draw:equation draw:name="f0" draw:formula="10800000"/>
                <draw:equation draw:name="f1" draw:formula="5400000"/>
                <draw:equation draw:name="f2" draw:formula="180"/>
                <draw:equation draw:name="f3" draw:formula="logwidth"/>
                <draw:equation draw:name="f4" draw:formula="logheight"/>
                <draw:equation draw:name="f5" draw:formula="min(logwidth,logheight)"/>
                <draw:equation draw:name="f6" draw:formula="?f5 "/>
                <draw:equation draw:name="f7" draw:formula="0"/>
                <draw:equation draw:name="f8" draw:formula="0+0--180"/>
                <draw:equation draw:name="f9" draw:formula="0+0--360"/>
                <draw:equation draw:name="f10" draw:formula="abs(?f3 )"/>
                <draw:equation draw:name="f11" draw:formula="abs(?f4 )"/>
                <draw:equation draw:name="f12" draw:formula="abs(?f6 )"/>
                <draw:equation draw:name="f13" draw:formula="?f8 *?f0 /1"/>
                <draw:equation draw:name="f14" draw:formula="?f9 *?f0 /1"/>
                <draw:equation draw:name="f15" draw:formula="if(?f10 ,?f3 ,1)"/>
                <draw:equation draw:name="f16" draw:formula="if(?f11 ,?f4 ,1)"/>
                <draw:equation draw:name="f17" draw:formula="if(?f12 ,?f6 ,1)"/>
                <draw:equation draw:name="f18" draw:formula="?f13 *1/?f2 "/>
                <draw:equation draw:name="f19" draw:formula="?f14 *1/?f2 "/>
                <draw:equation draw:name="f20" draw:formula="?f15 *1/21600"/>
                <draw:equation draw:name="f21" draw:formula="?f16 *1/21600"/>
                <draw:equation draw:name="f22" draw:formula="21600*?f15 /1"/>
                <draw:equation draw:name="f23" draw:formula="21600*?f16 /1"/>
                <draw:equation draw:name="f24" draw:formula="?f18 +0-?f1 "/>
                <draw:equation draw:name="f25" draw:formula="?f19 +0-?f1 "/>
                <draw:equation draw:name="f26" draw:formula="min(?f21 ,?f20 )"/>
                <draw:equation draw:name="f27" draw:formula="?f22 *1/?f17 "/>
                <draw:equation draw:name="f28" draw:formula="?f23 *1/?f17 "/>
                <draw:equation draw:name="f29" draw:formula="?f27 "/>
                <draw:equation draw:name="f30" draw:formula="?f28 "/>
                <draw:equation draw:name="f31" draw:formula="?f7 *?f26 /1"/>
                <draw:equation draw:name="f32" draw:formula="?f29 *?f26 /1"/>
                <draw:equation draw:name="f33" draw:formula="?f30 *?f26 /1"/>
                <draw:equation draw:name="f34" draw:formula="logwidth/2"/>
                <draw:equation draw:name="f35" draw:formula="logwidth"/>
                <draw:equation draw:name="f36" draw:formula="logheight/2"/>
                <draw:equation draw:name="f37" draw:formula="logheight"/>
              </draw:enhanced-geometry>
            </draw:custom-shape>
          </draw:g>
          <draw:custom-shape draw:name="Shape 874" draw:style-name="gr14" draw:text-style-name="P14" draw:layer="layout" svg:width="1.294cm" svg:height="0.678cm" svg:x="2.661cm" svg:y="2.628cm">
            <text:p text:style-name="P13"><text:span text:style-name="T9">ver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876" draw:style-name="gr15" draw:text-style-name="P19" draw:layer="layout" svg:width="1.307cm" svg:height="0.75cm" svg:x="3.96cm" svg:y="3.197cm">
          <text:p text:style-name="P16"><text:span text:style-name="T13">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7" draw:style-name="gr13" draw:text-style-name="P18" draw:layer="layout" svg:width="0.001cm" svg:height="0.293cm" svg:x="4.614cm" svg:y="3.653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g draw:name="Group 882">
          <draw:custom-shape draw:name="Shape 878" draw:style-name="gr16" draw:text-style-name="P20" draw:layer="layout" svg:width="2.588cm" svg:height="0.75cm" svg:x="5.301cm" svg:y="3.2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79" draw:style-name="gr13" draw:text-style-name="P18" draw:layer="layout" svg:width="0.001cm" svg:height="0.293cm" svg:x="6.595cm" svg:y="3.581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0" draw:style-name="gr13" draw:text-style-name="P18" draw:layer="layout" svg:width="0.001cm" svg:height="0.293cm" svg:x="7.266cm" svg:y="3.581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1" draw:style-name="gr13" draw:text-style-name="P18" draw:layer="layout" svg:width="0.001cm" svg:height="0.293cm" svg:x="5.954cm" svg:y="3.581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</draw:g>
        <draw:custom-shape draw:name="Shape 883" draw:style-name="gr17" draw:text-style-name="P18" draw:layer="layout" svg:width="0.256cm" svg:height="1.025cm" svg:x="11.611cm" svg:y="4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84" draw:text-style-name="P50" draw:layer="layout" svg:width="5.225cm" svg:height="0.75cm" svg:x="7.911cm" svg:y="3.2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13" draw:text-style-name="P18" draw:layer="layout" svg:width="0.001cm" svg:height="0.293cm" svg:x="9.182cm" svg:y="3.61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6" draw:style-name="gr19" draw:text-style-name="P18" draw:layer="layout" svg:width="0.001cm" svg:height="0.533cm" svg:x="9.853cm" svg:y="3.375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7" draw:style-name="gr13" draw:text-style-name="P18" draw:layer="layout" svg:width="0.001cm" svg:height="0.293cm" svg:x="8.542cm" svg:y="3.61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8" draw:style-name="gr13" draw:text-style-name="P18" draw:layer="layout" svg:width="0.001cm" svg:height="0.293cm" svg:x="11.181cm" svg:y="3.61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9" draw:style-name="gr13" draw:text-style-name="P18" draw:layer="layout" svg:width="0.001cm" svg:height="0.293cm" svg:x="11.852cm" svg:y="3.61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0" draw:style-name="gr13" draw:text-style-name="P18" draw:layer="layout" svg:width="0.001cm" svg:height="0.293cm" svg:x="10.54cm" svg:y="3.61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1" draw:style-name="gr13" draw:text-style-name="P18" draw:layer="layout" svg:width="0.001cm" svg:height="0.293cm" svg:x="12.509cm" svg:y="3.61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4" draw:style-name="gr72" draw:text-style-name="P22" draw:layer="layout" svg:width="10.472cm" svg:height="0.777cm" svg:x="13.15cm" svg:y="3.1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6" draw:style-name="gr21" draw:text-style-name="P15" draw:layer="layout" svg:width="2.488cm" svg:height="1.011cm" svg:x="2.653cm" svg:y="8.147cm">
          <text:p text:style-name="P13"><text:span text:style-name="T12">0x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7" draw:style-name="gr85" draw:text-style-name="P15" draw:layer="layout" svg:width="18.626cm" svg:height="3.224cm" svg:x="2.653cm" svg:y="9.222cm">
          <text:p text:style-name="P13"><text:span text:style-name="T10">(to be filled with encrypted 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9" draw:style-name="gr23" draw:text-style-name="P25" draw:layer="layout" svg:width="2.823cm" svg:height="0.614cm" svg:x="17.183cm" svg:y="3.297cm">
          <text:p text:style-name="P24"><text:span text:style-name="T9">message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6" draw:text-style-name="P45" draw:layer="layout" svg:width="20.969cm" svg:height="1.011cm" svg:x="2.634cm" svg:y="5.021cm">
          <text:p text:style-name="P13"><text:span text:style-name="T10">Options: Class I (integrity protec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7" draw:text-style-name="P46" draw:layer="layout" svg:width="20.969cm" svg:height="1.011cm" svg:x="2.653cm" svg:y="6.101cm">
          <text:p text:style-name="P13"><text:span text:style-name="T10">Options: Class U (unprotec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6" draw:text-style-name="P27" draw:layer="layout" svg:width="3.048cm" svg:height="0.762cm" svg:x="9.144cm" svg:y="3.17cm">
          <draw:text-box>
            <text:p><text:span text:style-name="T15">POST/FETCH</text:span></text:p>
          </draw:text-box>
        </draw:frame>
        <draw:frame draw:name="Espace réservé du texte 9" presentation:style-name="pr12" draw:text-style-name="P35" draw:layer="layout" svg:width="20.088cm" svg:height="0.766cm" svg:x="1.016cm" svg:y="0.208cm" presentation:class="outline" presentation:user-transformed="true">
          <draw:text-box>
            <text:list text:style-name="L6">
              <text:list-item>
                <text:p text:style-name="P34"><text:span text:style-name="T21">Prepare target OSCORE message</text:span></text:p>
              </text:list-item>
            </text:list>
          </draw:text-box>
        </draw:frame>
        <draw:custom-shape draw:style-name="gr34" draw:text-style-name="P10" draw:layer="layout" svg:width="0.254cm" svg:height="2.286cm" svg:x="2.032cm" svg:y="4.82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49" draw:layer="layout" svg:width="2.816cm" svg:height="2.056cm" draw:transform="rotate (1.5707963267949) translate (0.3cm 7.366cm)">
          <draw:text-box>
            <text:p text:style-name="P28">Outer options</text:p>
          </draw:text-box>
        </draw:frame>
        <draw:custom-shape draw:style-name="gr88" draw:text-style-name="P10" draw:layer="layout" svg:width="0.254cm" svg:height="3.103cm" svg:x="2.033cm" svg:y="9.34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49" draw:layer="layout" svg:width="2.816cm" svg:height="2.056cm" draw:transform="rotate (1.5707963267949) translate (0.3cm 12.282cm)">
          <draw:text-box>
            <text:p text:style-name="P28">Inner options</text:p>
          </draw:text-box>
        </draw:frame>
        <draw:custom-shape draw:name="Shape 895" draw:style-name="gr89" draw:text-style-name="P51" draw:layer="layout" svg:width="10.555cm" svg:height="1.011cm" svg:x="2.653cm" svg:y="7.112cm">
          <text:p text:style-name="P13"><text:span text:style-name="T10">Object Security Option (OS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Espace réservé de l'image des diapositives 1" draw:style-name="gr3" draw:layer="layout" svg:width="19.797cm" svg:height="11.136cm" svg:x="0.601cm" svg:y="2.257cm" draw:page-number="13" presentation:class="page"/>
          <draw:frame draw:name="Espace réservé des notes 2" presentation:style-name="pr9" draw:text-style-name="P52" draw:layer="layout" svg:width="15.239cm" svg:height="11.429cm" svg:x="1.905cm" svg:y="12.065cm" presentation:class="notes" presentation:user-transformed="true">
            <draw:text-box>
              <text:p text:style-name="P42"><text:span text:style-name="T26">Header CoAp relativement CoAP, dans lequel vous allez avoir les versions ou autre. On ne va pas rentrer dans les détails. </text:span></text:p>
              <text:p text:style-name="P42"><text:span text:style-name="T26">Observez qu’ici cependant vous avez un code, qui tient sur 1 octet, représente différente valeur. </text:span></text:p>
              <text:p text:style-name="P42"><text:span text:style-name="T26">Vous connaissez tous l’erreur 404 en HTTP = 3 caractère / ici en CoAP il tient sur un seul. Il y a donc plein d’astuces qui font que la représentation est compatible avec HTTP mais plus compacte. </text:span></text:p>
              <text:p text:style-name="P42"><text:span text:style-name="T26"/></text:p>
            </draw:text-box>
          </draw:frame>
          <draw:custom-shape draw:name="Espace réservé du numéro de diapositive 3" draw:style-name="gr74" draw:text-style-name="P18" draw:layer="layout" svg:width="8.254cm" svg:height="1.273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3" draw:master-page-name="Titre_20_seul" presentation:presentation-page-layout-name="AL2T19">
        <office:forms form:automatic-focus="false" form:apply-design-mode="false"/>
        <draw:frame presentation:style-name="pr13" draw:layer="layout" svg:width="20.088cm" svg:height="1.249cm" svg:x="1.1cm" svg:y="0cm" presentation:class="title">
          <draw:text-box>
            <text:p>OSCORE Plaintext</text:p>
          </draw:text-box>
        </draw:frame>
        <draw:custom-shape draw:name="Shape 895" draw:style-name="gr90" draw:text-style-name="P44" draw:layer="layout" svg:width="17.178cm" svg:height="1.011cm" svg:x="1.464cm" svg:y="4.514cm">
          <text:p text:style-name="P13"><text:span text:style-name="T10">Options: Class E (encryp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91" draw:text-style-name="P21" draw:layer="layout" svg:width="5.225cm" svg:height="0.903cm" svg:x="1.464cm" svg:y="3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92" draw:text-style-name="P18" draw:layer="layout" svg:width="0.001cm" svg:height="0.114cm" svg:x="2.735cm" svg:y="4.3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6" draw:style-name="gr92" draw:text-style-name="P18" draw:layer="layout" svg:width="0.005cm" svg:height="0.113cm" svg:x="3.402cm" svg:y="4.295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7" draw:style-name="gr13" draw:text-style-name="P18" draw:layer="layout" svg:width="0.001cm" svg:height="0.293cm" svg:x="2.095cm" svg:y="4.11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8" draw:style-name="gr92" draw:text-style-name="P18" draw:layer="layout" svg:width="0.001cm" svg:height="0.114cm" svg:x="4.734cm" svg:y="4.3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9" draw:style-name="gr92" draw:text-style-name="P18" draw:layer="layout" svg:width="0.001cm" svg:height="0.114cm" svg:x="5.405cm" svg:y="4.3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0" draw:style-name="gr92" draw:text-style-name="P18" draw:layer="layout" svg:width="0.001cm" svg:height="0.114cm" svg:x="4.093cm" svg:y="4.3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1" draw:style-name="gr13" draw:text-style-name="P18" draw:layer="layout" svg:width="0.001cm" svg:height="0.293cm" svg:x="6.062cm" svg:y="4.116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frame draw:style-name="gr4" draw:text-style-name="P53" draw:layer="layout" svg:width="4.318cm" svg:height="0.962cm" svg:x="2.371cm" svg:y="3.456cm">
          <draw:text-box>
            <text:p><text:span text:style-name="T27">CoAP Code</text:span></text:p>
          </draw:text-box>
        </draw:frame>
        <draw:custom-shape draw:style-name="gr93" draw:text-style-name="P54" draw:layer="layout" svg:width="5.24cm" svg:height="1.079cm" svg:x="1.464cm" svg:y="5.525cm">
          <text:p text:style-name="P28"><text:span text:style-name="T4">FF</text:span></text:p>
          <draw:enhanced-geometry svg:viewBox="0 0 21600 21600" draw:type="rectangle" draw:enhanced-path="M 0 0 L 21600 0 21600 21600 0 21600 0 0 Z N"/>
        </draw:custom-shape>
        <draw:custom-shape draw:style-name="gr94" draw:text-style-name="P56" draw:layer="layout" svg:width="13.368cm" svg:height="1.27cm" svg:x="1.464cm" svg:y="6.604cm">
          <text:p text:style-name="P55"><text:span text:style-name="T28">Data (original CoAP message payload)</text:span></text:p>
          <draw:enhanced-geometry svg:viewBox="0 0 21600 21600" draw:type="rectangle" draw:enhanced-path="M 0 0 L 21600 0 21600 21600 0 21600 0 0 Z N"/>
        </draw:custom-shape>
        <draw:custom-shape draw:style-name="gr95" draw:text-style-name="P10" draw:layer="layout" svg:width="0.254cm" svg:height="5.588cm" draw:transform="rotate (-1.5707963267949) translate (6.858cm 3.302cm)">
          <text:p/>
          <draw:enhanced-geometry svg:viewBox="0 0 21600 21600" draw:glue-points="21600 0 0 10800 21600 21600" draw:text-areas="6350 ?f3 21600 ?f4" draw:type="left-bracket" draw:modifiers="1159.42028985507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" draw:text-style-name="P7" draw:layer="layout" svg:width="4.064cm" svg:height="0.962cm" svg:x="2.386cm" svg:y="2.34cm">
          <draw:text-box>
            <text:p><text:span text:style-name="T4">First byte</text:span></text:p>
          </draw:text-box>
        </draw:frame>
        <draw:custom-shape draw:style-name="gr96" draw:text-style-name="P29" draw:layer="layout" svg:width="4.37cm" svg:height="2.938cm" svg:x="7.604cm" svg:y="9.50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30" draw:layer="layout" svg:width="2.265cm" svg:height="0.638cm" svg:x="7.604cm" svg:y="10.145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30" draw:layer="layout" svg:width="2.59cm" svg:height="0.64cm" svg:x="9.384cm" svg:y="10.783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57" draw:layer="layout" svg:width="4.37cm" svg:height="1.021cm" svg:x="7.604cm" svg:y="11.423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8" draw:layer="layout" svg:width="2.427cm" svg:height="0.639cm" svg:x="9.547cm" svg:y="9.506cm">
          <text:p text:style-name="P28"><text:span text:style-name="T18">opt2</text:span></text:p>
          <draw:enhanced-geometry svg:viewBox="0 0 21600 21600" draw:type="rectangle" draw:enhanced-path="M 0 0 L 21600 0 21600 21600 0 21600 0 0 Z N"/>
        </draw:custom-shape>
        <draw:custom-shape draw:style-name="gr101" draw:text-style-name="P30" draw:layer="layout" svg:width="1.943cm" svg:height="0.639cm" svg:x="7.604cm" svg:y="9.506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30" draw:layer="layout" svg:width="2.105cm" svg:height="0.638cm" svg:x="9.869cm" svg:y="10.145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58" draw:layer="layout" svg:width="1.78cm" svg:height="0.64cm" svg:x="7.604cm" svg:y="10.783cm">
          <text:p text:style-name="P28"><text:span text:style-name="T18">opt5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12.684cm" svg:y1="11.03cm" svg:x2="13.7cm" svg:y2="11.03cm">
          <text:p/>
        </draw:line>
        <draw:custom-shape draw:style-name="gr96" draw:text-style-name="P29" draw:layer="layout" svg:width="4.37cm" svg:height="2.938cm" svg:x="13.954cm" svg:y="9.506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30" draw:layer="layout" svg:width="2.59cm" svg:height="0.64cm" svg:x="15.734cm" svg:y="10.783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57" draw:layer="layout" svg:width="4.37cm" svg:height="1.021cm" svg:x="13.192cm" svg:y="12.041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30" draw:layer="layout" svg:width="1.943cm" svg:height="0.639cm" svg:x="13.954cm" svg:y="9.506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30" draw:layer="layout" svg:width="2.105cm" svg:height="0.638cm" svg:x="16.219cm" svg:y="10.14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30" draw:layer="layout" svg:width="2.265cm" svg:height="0.638cm" svg:x="13.954cm" svg:y="10.145cm">
          <text:p/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19.034cm" svg:y1="11.03cm" svg:x2="20.05cm" svg:y2="11.03cm">
          <text:p/>
        </draw:line>
        <draw:custom-shape draw:style-name="gr100" draw:text-style-name="P58" draw:layer="layout" svg:width="2.427cm" svg:height="0.639cm" svg:x="20.304cm" svg:y="9.883cm">
          <text:p text:style-name="P28"><text:span text:style-name="T18">opt2</text:span></text:p>
          <draw:enhanced-geometry svg:viewBox="0 0 21600 21600" draw:type="rectangle" draw:enhanced-path="M 0 0 L 21600 0 21600 21600 0 21600 0 0 Z N"/>
        </draw:custom-shape>
        <draw:custom-shape draw:style-name="gr104" draw:text-style-name="P54" draw:layer="layout" svg:width="1.778cm" svg:height="0.762cm" svg:x="20.304cm" svg:y="10.522cm">
          <text:p text:style-name="P28"><text:span text:style-name="T18">FF</text:span></text:p>
          <draw:enhanced-geometry svg:viewBox="0 0 21600 21600" draw:type="rectangle" draw:enhanced-path="M 0 0 L 21600 0 21600 21600 0 21600 0 0 Z N"/>
        </draw:custom-shape>
        <draw:custom-shape draw:style-name="gr99" draw:text-style-name="P57" draw:layer="layout" svg:width="4.37cm" svg:height="1.021cm" svg:x="20.304cm" svg:y="11.279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59" draw:layer="layout" svg:width="1.27cm" svg:height="0.639cm" svg:x="8.62cm" svg:y="8.867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30" draw:layer="layout" svg:width="2.083cm" svg:height="0.639cm" svg:x="9.89cm" svg:y="8.867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30" draw:layer="layout" svg:width="1.016cm" svg:height="0.639cm" svg:x="7.604cm" svg:y="8.867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30" draw:layer="layout" svg:width="2.083cm" svg:height="0.639cm" svg:x="16.241cm" svg:y="8.867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30" draw:layer="layout" svg:width="1.016cm" svg:height="0.639cm" svg:x="13.955cm" svg:y="8.867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8" draw:layer="layout" svg:width="2.427cm" svg:height="0.639cm" svg:x="16.861cm" svg:y="9.121cm">
          <text:p text:style-name="P28"><text:span text:style-name="T18">opt2</text:span></text:p>
          <draw:enhanced-geometry svg:viewBox="0 0 21600 21600" draw:type="rectangle" draw:enhanced-path="M 0 0 L 21600 0 21600 21600 0 21600 0 0 Z N"/>
        </draw:custom-shape>
        <draw:custom-shape draw:style-name="gr108" draw:text-style-name="P29" draw:layer="layout" svg:width="1.27cm" svg:height="0.639cm" svg:x="14.971cm" svg:y="8.867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59" draw:layer="layout" svg:width="1.27cm" svg:height="0.639cm" svg:x="14.716cm" svg:y="8.49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59" draw:layer="layout" svg:width="1.27cm" svg:height="0.639cm" svg:x="20.304cm" svg:y="9.244cm">
          <text:p/>
          <draw:enhanced-geometry svg:viewBox="0 0 21600 21600" draw:type="rectangle" draw:enhanced-path="M 0 0 L 21600 0 21600 21600 0 21600 0 0 Z N"/>
        </draw:custom-shape>
        <draw:frame draw:style-name="gr109" draw:text-style-name="P8" draw:layer="layout" svg:width="6.858cm" svg:height="2.759cm" svg:x="0.554cm" svg:y="9.144cm">
          <draw:text-box>
            <text:p><text:span text:style-name="T29">Options are reordered and re-compressed with delta encoding as per CoAP</text:span></text:p>
          </draw:text-box>
        </draw:frame>
        <draw:custom-shape draw:style-name="gr103" draw:text-style-name="P58" draw:layer="layout" svg:width="1.78cm" svg:height="0.64cm" svg:x="22.731cm" svg:y="9.882cm">
          <text:p text:style-name="P28"><text:span text:style-name="T18">opt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9" draw:layer="layout" svg:width="1.78cm" svg:height="0.647cm" svg:x="13.954cm" svg:y="10.783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58" draw:layer="layout" svg:width="1.78cm" svg:height="0.64cm" svg:x="13.716cm" svg:y="10.414cm">
          <text:p text:style-name="P28"><text:span text:style-name="T18">opt5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9.797cm" svg:height="11.136cm" svg:x="0.601cm" svg:y="2.257cm" draw:page-number="14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re_20_et_20_contenu">
        <office:forms form:automatic-focus="false" form:apply-design-mode="false"/>
        <draw:custom-shape draw:name="Disque magnétique 23" draw:style-name="gr68" draw:text-style-name="P40" draw:layer="layout" svg:width="3.894cm" svg:height="3.199cm" svg:x="1.141cm" svg:y="3.391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Disque magnétique 24" draw:style-name="gr68" draw:text-style-name="P40" draw:layer="layout" svg:width="3.894cm" svg:height="3.199cm" svg:x="20.425cm" svg:y="3.394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frame presentation:style-name="pr3" draw:layer="layout" svg:width="20.088cm" svg:height="1.249cm" svg:x="1.1cm" svg:y="0.001cm" presentation:class="title" presentation:user-transformed="true">
          <draw:text-box>
            <text:p>Security Context</text:p>
          </draw:text-box>
        </draw:frame>
        <draw:custom-shape draw:name="Rectangle 10" draw:style-name="gr61" draw:text-style-name="P36" draw:layer="layout" svg:width="2.199cm" svg:height="1.999cm" svg:x="1.987cm" svg:y="8.765cm">
          <text:p text:style-name="P16"><text:span text:style-name="T22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1" draw:text-style-name="P36" draw:layer="layout" svg:width="2.199cm" svg:height="1.999cm" svg:x="21.188cm" svg:y="8.765cm">
          <text:p text:style-name="P16"><text:span text:style-name="T23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2" draw:text-style-name="P37" draw:layer="layout" svg:width="1.95cm" svg:height="1.251cm" svg:x="7.955cm" svg:y="9.139cm">
          <text:p text:style-name="P16"><text:span text:style-name="T24">prox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3" draw:text-style-name="P37" draw:layer="layout" svg:width="1.886cm" svg:height="1.251cm" svg:x="13.099cm" svg:y="9.139cm">
          <text:p text:style-name="P16"><text:span text:style-name="T24">prox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5" draw:style-name="gr64" draw:text-style-name="P38" draw:layer="layout" svg:width="3.767cm" svg:height="0.001cm" svg:x="4.187cm" svg:y="9.7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6" draw:style-name="gr65" draw:text-style-name="P38" draw:layer="layout" svg:width="3.236cm" svg:height="0.023cm" svg:x="9.905cm" svg:y="9.66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7" draw:style-name="gr66" draw:text-style-name="P38" draw:layer="layout" svg:width="6.201cm" svg:height="0.041cm" svg:x="14.985cm" svg:y="9.66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ZoneTexte 20" draw:style-name="gr67" draw:text-style-name="P14" draw:layer="layout" svg:width="1.655cm" svg:height="0.883cm" svg:x="5.204cm" svg:y="9.591cm">
          <text:p text:style-name="P13"><text:span text:style-name="T25">co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67" draw:text-style-name="P39" draw:layer="layout" svg:width="1.655cm" svg:height="0.883cm" svg:x="10.38cm" svg:y="9.646cm">
          <text:p text:style-name="P13"><text:span text:style-name="T25">co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67" draw:text-style-name="P39" draw:layer="layout" svg:width="1.388cm" svg:height="0.883cm" svg:x="17.146cm" svg:y="9.645cm">
          <text:p text:style-name="P13"><text:span text:style-name="T25">ht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9" draw:text-style-name="P28" draw:layer="layout" svg:width="1.532cm" svg:height="0.762cm" draw:transform="skewX (0.015707963267949) rotate (-1.5707963267949) translate (3.401cm 6.93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9" draw:text-style-name="P28" draw:layer="layout" svg:width="1.532cm" svg:height="0.762cm" draw:transform="skewX (0.015707963267949) rotate (-1.5707963267949) translate (22.701cm 6.93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1" draw:text-style-name="P8" draw:layer="layout" svg:width="5.334cm" svg:height="1.016cm" svg:x="0.708cm" svg:y="2.278cm">
          <draw:text-box>
            <text:p>Sender-side ctx</text:p>
          </draw:text-box>
        </draw:frame>
        <draw:frame draw:style-name="gr35" draw:text-style-name="P8" draw:layer="layout" svg:width="5.784cm" svg:height="1.673cm" svg:x="19.558cm" svg:y="2.278cm">
          <draw:text-box>
            <text:p>Recipient-side ctx</text:p>
          </draw:text-box>
        </draw:frame>
        <draw:path draw:style-name="gr112" draw:text-style-name="P10" draw:layer="layout" svg:width="5.043cm" svg:height="2.647cm" draw:transform="skewX (0.257785130519562) rotate (1.00199352356994) translate (5.334cm 5.334cm)" svg:viewBox="0 0 5044 2648" svg:d="M0 0c2652 0 5044 2648 5044 2648">
          <text:p/>
        </draw:path>
        <draw:path draw:style-name="gr112" draw:text-style-name="P10" draw:layer="layout" svg:width="5.126cm" svg:height="2.749cm" draw:transform="skewX (-0.205948851735331) rotate (-0.977035315266427) translate (17.1976988794787cm 1.03344757026569cm)" svg:viewBox="0 0 5127 2750" svg:d="M5127 0c-2696 0-5127 2750-5127 2750">
          <text:p/>
        </draw:path>
        <draw:frame draw:style-name="gr2" draw:text-style-name="P49" draw:layer="layout" svg:width="6.096cm" svg:height="2.384cm" svg:x="9.652cm" svg:y="2.286cm">
          <draw:text-box>
            <text:p text:style-name="P28">Master Secret </text:p>
            <text:p text:style-name="P28">+</text:p>
            <text:p text:style-name="P28">Master Salt</text:p>
          </draw:text-box>
        </draw:frame>
        <draw:frame draw:style-name="gr4" draw:text-style-name="P41" draw:layer="layout" svg:width="2.904cm" svg:height="0.962cm" draw:transform="rotate (0.203854456632938) translate (1.141cm 4.014cm)">
          <draw:text-box>
            <text:p><text:span text:style-name="T30">Sender ID</text:span></text:p>
          </draw:text-box>
        </draw:frame>
        <draw:frame draw:style-name="gr113" draw:text-style-name="P41" draw:layer="layout" svg:width="3.336cm" svg:height="0.839cm" draw:transform="rotate (-0.0949459113084912) translate (2.104cm 4.284cm)">
          <draw:text-box>
            <text:p><text:span text:style-name="T30">Sender key</text:span></text:p>
          </draw:text-box>
        </draw:frame>
        <draw:frame draw:style-name="gr114" draw:text-style-name="P41" draw:layer="layout" svg:width="4.183cm" svg:height="0.961cm" draw:transform="rotate (0.0891863247769102) translate (1.19cm 5.453cm)">
          <draw:text-box>
            <text:p><text:span text:style-name="T30">Sender seqno</text:span></text:p>
          </draw:text-box>
        </draw:frame>
        <draw:frame draw:style-name="gr4" draw:text-style-name="P41" draw:layer="layout" svg:width="2.904cm" svg:height="0.962cm" draw:transform="rotate (0.203854456632938) translate (20.583cm 3.982cm)">
          <draw:text-box>
            <text:p><text:span text:style-name="T30">Recip ID</text:span></text:p>
          </draw:text-box>
        </draw:frame>
        <draw:frame draw:style-name="gr113" draw:text-style-name="P41" draw:layer="layout" svg:width="3.336cm" svg:height="0.839cm" draw:transform="rotate (-0.0949459113084912) translate (21.162cm 4.437cm)">
          <draw:text-box>
            <text:p><text:span text:style-name="T30">Recip key</text:span></text:p>
          </draw:text-box>
        </draw:frame>
        <draw:frame draw:style-name="gr114" draw:text-style-name="P41" draw:layer="layout" svg:width="4.183cm" svg:height="0.961cm" draw:transform="rotate (0.0891863247769102) translate (20.32cm 5.636cm)">
          <draw:text-box>
            <text:p><text:span text:style-name="T30">Replay window</text:span></text:p>
          </draw:text-box>
        </draw:frame>
        <draw:custom-shape draw:style-name="gr115" draw:text-style-name="P29" draw:layer="layout" svg:width="3.556cm" svg:height="2.286cm" svg:x="6.758cm" svg:y="5.334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9" draw:layer="layout" svg:width="2.54cm" svg:height="0.762cm" svg:x="7.774cm" svg:y="6.858cm">
          <text:p text:style-name="P28"><text:span text:style-name="T18">piv</text:span></text:p>
          <draw:enhanced-geometry svg:viewBox="0 0 21600 21600" draw:type="rectangle" draw:enhanced-path="M 0 0 L 21600 0 21600 21600 0 21600 0 0 Z N"/>
        </draw:custom-shape>
        <draw:frame draw:style-name="gr113" draw:text-style-name="P8" draw:layer="layout" svg:width="3.402cm" svg:height="0.839cm" svg:x="6.858cm" svg:y="5.334cm">
          <draw:text-box>
            <text:p><text:span text:style-name="T31">OSC Req.</text:span></text:p>
          </draw:text-box>
        </draw:frame>
        <draw:custom-shape draw:style-name="gr117" draw:text-style-name="P60" draw:layer="layout" svg:width="3.048cm" svg:height="0.508cm" svg:x="7.112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8" draw:text-style-name="P29" draw:layer="layout" svg:width="3.556cm" svg:height="1.778cm" svg:x="16.256cm" svg:y="11.33cm">
          <text:p/>
          <draw:enhanced-geometry svg:viewBox="0 0 21600 21600" draw:type="rectangle" draw:enhanced-path="M 0 0 L 21600 0 21600 21600 0 21600 0 0 Z N"/>
        </draw:custom-shape>
        <draw:frame draw:style-name="gr80" draw:text-style-name="P8" draw:layer="layout" svg:width="3.402cm" svg:height="1.427cm" svg:x="16.41cm" svg:y="11.484cm">
          <draw:text-box>
            <text:p><text:span text:style-name="T31">OSC Resp.</text:span></text:p>
          </draw:text-box>
        </draw:frame>
        <draw:custom-shape draw:style-name="gr119" draw:text-style-name="P58" draw:layer="layout" svg:width="3.048cm" svg:height="0.508cm" svg:x="16.51cm" svg:y="10.668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6" draw:text-style-name="P29" draw:layer="layout" svg:width="2.54cm" svg:height="0.762cm" svg:x="7.774cm" svg:y="6.096cm">
          <text:p text:style-name="P28"><text:span text:style-name="T18">Kid = SID</text:span></text:p>
          <draw:enhanced-geometry svg:viewBox="0 0 21600 21600" draw:type="rectangle" draw:enhanced-path="M 0 0 L 21600 0 21600 21600 0 21600 0 0 Z N"/>
        </draw:custom-shape>
        <draw:custom-shape draw:style-name="gr116" draw:text-style-name="P29" draw:layer="layout" svg:width="2.54cm" svg:height="0.762cm" svg:x="7.774cm" svg:y="6.858cm">
          <text:p text:style-name="P28"><text:span text:style-name="T18">piv</text:span></text:p>
          <draw:enhanced-geometry svg:viewBox="0 0 21600 21600" draw:type="rectangle" draw:enhanced-path="M 0 0 L 21600 0 21600 21600 0 21600 0 0 Z N"/>
        </draw:custom-shape>
        <draw:custom-shape draw:style-name="gr116" draw:text-style-name="P29" draw:layer="layout" svg:width="2.54cm" svg:height="0.762cm" svg:x="17.272cm" svg:y="12.346cm">
          <text:p text:style-name="P28"><text:span text:style-name="T18">piv</text:span></text:p>
          <draw:enhanced-geometry svg:viewBox="0 0 21600 21600" draw:type="rectangle" draw:enhanced-path="M 0 0 L 21600 0 21600 21600 0 21600 0 0 Z N"/>
        </draw:custom-shape>
        <draw:frame draw:style-name="gr120" draw:text-style-name="P8" draw:layer="layout" svg:width="2.131cm" svg:height="0.878cm" svg:x="0.508cm" svg:y="7.112cm">
          <draw:text-box>
            <text:p><text:span text:style-name="T29">Token</text:span></text:p>
          </draw:text-box>
        </draw:frame>
        <draw:frame draw:style-name="gr120" draw:text-style-name="P8" draw:layer="layout" svg:width="2.131cm" svg:height="0.878cm" svg:x="22.701cm" svg:y="7.25cm">
          <draw:text-box>
            <text:p><text:span text:style-name="T29">SID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re_20_et_20_contenu">
        <office:forms form:automatic-focus="false" form:apply-design-mode="false"/>
        <draw:frame presentation:style-name="pr3" draw:layer="layout" svg:width="20.088cm" svg:height="1.249cm" svg:x="1.1cm" svg:y="0.002cm" presentation:class="title" presentation:user-transformed="true">
          <draw:text-box>
            <text:p>Security Parameters</text:p>
          </draw:text-box>
        </draw:frame>
        <draw:frame draw:style-name="gr4" draw:text-style-name="P61" draw:layer="layout" svg:width="12.192cm" svg:height="0.962cm" svg:x="0.508cm" svg:y="2.286cm">
          <draw:text-box>
            <text:p><text:span text:style-name="T32">Pre-established parameters:</text:span></text:p>
          </draw:text-box>
        </draw:frame>
        <draw:frame draw:style-name="gr121" draw:text-style-name="P8" draw:layer="layout" svg:width="6.858cm" svg:height="2.079cm" svg:x="18.034cm" svg:y="2.493cm">
          <draw:text-box>
            <text:p><text:span text:style-name="T31">* the ‘?’ indicates optional param. Default value is assumed if absent</text:span></text:p>
          </draw:text-box>
        </draw:frame>
        <draw:frame draw:style-name="gr122" draw:text-style-name="P8" draw:layer="layout" svg:width="5.588cm" svg:height="3.695cm" svg:x="1.524cm" svg:y="3.671cm">
          <draw:text-box>
            <text:list text:style-name="L2">
              <text:list-item>
                <text:p text:style-name="P9"><text:span text:style-name="T5">Master Secret</text:span></text:p>
              </text:list-item>
              <text:list-item>
                <text:p text:style-name="P9"><text:span text:style-name="T5">? Master Salt</text:span></text:p>
              </text:list-item>
              <text:list-item>
                <text:p text:style-name="P9"><text:span text:style-name="T5">Sender ID</text:span></text:p>
              </text:list-item>
              <text:list-item>
                <text:p text:style-name="P9"><text:span text:style-name="T5">Recipient ID</text:span></text:p>
              </text:list-item>
            </text:list>
          </draw:text-box>
        </draw:frame>
        <draw:frame draw:style-name="gr123" draw:text-style-name="P8" draw:layer="layout" svg:width="8.128cm" svg:height="3.495cm" svg:x="7.62cm" svg:y="3.671cm">
          <draw:text-box>
            <text:list text:style-name="L2">
              <text:list-item>
                <text:p text:style-name="P9"><text:span text:style-name="T5">? AEAD Algorithm</text:span></text:p>
              </text:list-item>
              <text:list-item>
                <text:p text:style-name="P9"><text:span text:style-name="T5">? kdf</text:span></text:p>
              </text:list-item>
              <text:list-item>
                <text:p text:style-name="P9"><text:span text:style-name="T5">? Replay Window type &amp; size</text:span></text:p>
              </text:list-item>
            </text:list>
          </draw:text-box>
        </draw:frame>
        <draw:frame draw:style-name="gr4" draw:text-style-name="P61" draw:layer="layout" svg:width="12.192cm" svg:height="0.962cm" svg:x="0.508cm" svg:y="7.986cm">
          <draw:text-box>
            <text:p><text:span text:style-name="T32">Key &amp; Common IV derivation:</text:span></text:p>
          </draw:text-box>
        </draw:frame>
        <draw:frame draw:style-name="gr4" draw:text-style-name="P8" draw:layer="layout" svg:width="13.462cm" svg:height="0.962cm" svg:x="5.272cm" svg:y="9.251cm">
          <draw:text-box>
            <text:p>key/IV = HKDF(salt, IKM, info, L)</text:p>
          </draw:text-box>
        </draw:frame>
        <draw:frame draw:style-name="gr4" draw:text-style-name="P8" draw:layer="layout" svg:width="3.81cm" svg:height="0.962cm" svg:x="6.288cm" svg:y="11.737cm">
          <draw:text-box>
            <text:p>Master Salt</text:p>
          </draw:text-box>
        </draw:frame>
        <draw:line draw:style-name="gr7" draw:text-style-name="P10" draw:layer="layout" svg:x1="9.336cm" svg:y1="11.737cm" svg:x2="10.352cm" svg:y2="10.213cm">
          <text:p/>
        </draw:line>
        <draw:frame draw:style-name="gr35" draw:text-style-name="P8" draw:layer="layout" svg:width="2.54cm" svg:height="1.673cm" svg:x="10.606cm" svg:y="11.842cm">
          <draw:text-box>
            <text:p>Master Secret</text:p>
          </draw:text-box>
        </draw:frame>
        <draw:line draw:style-name="gr7" draw:text-style-name="P10" draw:layer="layout" svg:x1="11.876cm" svg:y1="11.842cm" svg:x2="11.876cm" svg:y2="10.213cm">
          <text:p/>
        </draw:line>
        <draw:frame draw:style-name="gr124" draw:text-style-name="P8" draw:layer="layout" svg:width="6.35cm" svg:height="3.247cm" svg:x="13.97cm" svg:y="10.469cm">
          <draw:text-box>
            <text:p><text:span text:style-name="T31">[</text:span></text:p>
            <text:p><text:span text:style-name="T31">id = SID / RID / nil,</text:span></text:p>
            <text:p><text:span text:style-name="T31">type = “key” / “iv”,</text:span></text:p>
            <text:p><text:span text:style-name="T31">L = size of key in octets</text:span></text:p>
            <text:p><text:span text:style-name="T31">]</text:span></text:p>
          </draw:text-box>
        </draw:frame>
        <draw:line draw:style-name="gr7" draw:text-style-name="P10" draw:layer="layout" svg:x1="13.97cm" svg:y1="11.176cm" svg:x2="13.462cm" svg:y2="10.16cm">
          <text:p/>
        </draw:line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re_20_et_20_contenu">
        <office:forms form:automatic-focus="false" form:apply-design-mode="false"/>
        <draw:frame presentation:style-name="pr3" draw:layer="layout" svg:width="20.088cm" svg:height="1.249cm" svg:x="1.1cm" svg:y="0.002cm" presentation:class="title" presentation:user-transformed="true">
          <draw:text-box>
            <text:p>Security Parameters (cont.)</text:p>
          </draw:text-box>
        </draw:frame>
        <draw:frame draw:style-name="gr4" draw:text-style-name="P61" draw:layer="layout" svg:width="5.588cm" svg:height="0.962cm" svg:x="0.508cm" svg:y="2.54cm">
          <draw:text-box>
            <text:p><text:span text:style-name="T32">Nonce:</text:span></text:p>
          </draw:text-box>
        </draw:frame>
        <draw:custom-shape draw:style-name="gr125" draw:text-style-name="P29" draw:layer="layout" svg:width="9.144cm" svg:height="1.016cm" svg:x="3.81cm" svg:y="4.064cm">
          <text:p text:style-name="P28">ID of piv generator</text:p>
          <draw:enhanced-geometry svg:viewBox="0 0 21600 21600" draw:type="rectangle" draw:enhanced-path="M 0 0 L 21600 0 21600 21600 0 21600 0 0 Z N"/>
        </draw:custom-shape>
        <draw:custom-shape draw:style-name="gr126" draw:text-style-name="P29" draw:layer="layout" svg:width="2.032cm" svg:height="1.016cm" svg:x="12.954cm" svg:y="4.064cm">
          <text:p text:style-name="P28">piv</text:p>
          <draw:enhanced-geometry svg:viewBox="0 0 21600 21600" draw:type="rectangle" draw:enhanced-path="M 0 0 L 21600 0 21600 21600 0 21600 0 0 Z N"/>
        </draw:custom-shape>
        <draw:line draw:style-name="gr40" draw:text-style-name="P10" draw:layer="layout" svg:x1="2.54cm" svg:y1="5.461cm" svg:x2="2.54cm" svg:y2="6.223cm">
          <text:p/>
        </draw:line>
        <draw:line draw:style-name="gr40" draw:text-style-name="P10" draw:layer="layout" svg:x1="2.159cm" svg:y1="5.842cm" svg:x2="2.921cm" svg:y2="5.842cm">
          <text:p/>
        </draw:line>
        <draw:custom-shape draw:style-name="gr127" draw:text-style-name="P10" draw:layer="layout" svg:width="1.016cm" svg:height="1.016cm" svg:x="2.032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29" draw:layer="layout" svg:width="11.176cm" svg:height="1.016cm" svg:x="3.81cm" svg:y="6.35cm">
          <text:p text:style-name="P28">Common IV</text:p>
          <draw:enhanced-geometry svg:viewBox="0 0 21600 21600" draw:type="rectangle" draw:enhanced-path="M 0 0 L 21600 0 21600 21600 0 21600 0 0 Z N"/>
        </draw:custom-shape>
        <draw:line draw:style-name="gr129" draw:text-style-name="P10" draw:layer="layout" svg:x1="2.032cm" svg:y1="7.874cm" svg:x2="17.018cm" svg:y2="7.874cm">
          <text:p/>
        </draw:line>
        <draw:custom-shape draw:style-name="gr128" draw:text-style-name="P29" draw:layer="layout" svg:width="11.176cm" svg:height="1.016cm" svg:x="3.81cm" svg:y="8.382cm">
          <text:p text:style-name="P28">Nonce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2.352cm" svg:height="0.962cm" svg:x="1.27cm" svg:y="10.722cm">
          <draw:text-box>
            <text:p>piv = sender sequence number, incremented each time we send a message</text:p>
          </draw:text-box>
        </draw:frame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re_20_et_20_contenu">
        <office:forms form:automatic-focus="false" form:apply-design-mode="false"/>
        <draw:frame draw:style-name="gr4" draw:text-style-name="P61" draw:layer="layout" svg:width="8.89cm" svg:height="0.962cm" svg:x="0.508cm" svg:y="2.794cm">
          <draw:text-box>
            <text:p><text:span text:style-name="T32">Object Security Option:</text:span></text:p>
          </draw:text-box>
        </draw:frame>
        <draw:custom-shape draw:style-name="gr130" draw:text-style-name="P29" draw:layer="layout" svg:width="1.016cm" svg:height="1.016cm" svg:x="1.27cm" svg:y="4.572cm">
          <text:p text:style-name="P28">0</text:p>
          <draw:enhanced-geometry svg:viewBox="0 0 21600 21600" draw:type="rectangle" draw:enhanced-path="M 0 0 L 21600 0 21600 21600 0 21600 0 0 Z N"/>
        </draw:custom-shape>
        <draw:custom-shape draw:style-name="gr130" draw:text-style-name="P29" draw:layer="layout" svg:width="1.016cm" svg:height="1.016cm" svg:x="2.286cm" svg:y="4.572cm">
          <text:p text:style-name="P28">0</text:p>
          <draw:enhanced-geometry svg:viewBox="0 0 21600 21600" draw:type="rectangle" draw:enhanced-path="M 0 0 L 21600 0 21600 21600 0 21600 0 0 Z N"/>
        </draw:custom-shape>
        <draw:custom-shape draw:style-name="gr130" draw:text-style-name="P29" draw:layer="layout" svg:width="1.016cm" svg:height="1.016cm" svg:x="3.302cm" svg:y="4.572cm">
          <text:p text:style-name="P28">0</text:p>
          <draw:enhanced-geometry svg:viewBox="0 0 21600 21600" draw:type="rectangle" draw:enhanced-path="M 0 0 L 21600 0 21600 21600 0 21600 0 0 Z N"/>
        </draw:custom-shape>
        <draw:custom-shape draw:style-name="gr130" draw:text-style-name="P29" draw:layer="layout" svg:width="1.016cm" svg:height="1.016cm" svg:x="4.318cm" svg:y="4.572cm">
          <text:p text:style-name="P28">h</text:p>
          <draw:enhanced-geometry svg:viewBox="0 0 21600 21600" draw:type="rectangle" draw:enhanced-path="M 0 0 L 21600 0 21600 21600 0 21600 0 0 Z N"/>
        </draw:custom-shape>
        <draw:custom-shape draw:style-name="gr130" draw:text-style-name="P29" draw:layer="layout" svg:width="1.016cm" svg:height="1.016cm" svg:x="5.334cm" svg:y="4.572cm">
          <text:p text:style-name="P28">k</text:p>
          <draw:enhanced-geometry svg:viewBox="0 0 21600 21600" draw:type="rectangle" draw:enhanced-path="M 0 0 L 21600 0 21600 21600 0 21600 0 0 Z N"/>
        </draw:custom-shape>
        <draw:custom-shape draw:style-name="gr131" draw:text-style-name="P29" draw:layer="layout" svg:width="3.048cm" svg:height="1.016cm" svg:x="6.35cm" svg:y="4.572cm">
          <text:p text:style-name="P28">n</text:p>
          <draw:enhanced-geometry svg:viewBox="0 0 21600 21600" draw:type="rectangle" draw:enhanced-path="M 0 0 L 21600 0 21600 21600 0 21600 0 0 Z N"/>
        </draw:custom-shape>
        <draw:custom-shape draw:style-name="gr132" draw:text-style-name="P29" draw:layer="layout" svg:width="5.08cm" svg:height="1.016cm" svg:x="9.398cm" svg:y="4.572cm">
          <text:p text:style-name="P28">kid (when req)</text:p>
          <draw:enhanced-geometry svg:viewBox="0 0 21600 21600" draw:type="rectangle" draw:enhanced-path="M 0 0 L 21600 0 21600 21600 0 21600 0 0 Z N"/>
        </draw:custom-shape>
        <draw:frame draw:style-name="gr33" draw:text-style-name="P8" draw:layer="layout" svg:width="21.082cm" svg:height="3.095cm" svg:x="1.778cm" svg:y="6.858cm">
          <draw:text-box>
            <text:list text:style-name="L2">
              <text:list-item>
                <text:p>h = 1 if there is a context hint in payload,</text:p>
              </text:list-item>
              <text:list-item>
                <text:p>k = 1 if option carries kid (e.g. on common request),</text:p>
              </text:list-item>
              <text:list-item>
                <text:p>n = length of kid in octets,</text:p>
              </text:list-item>
              <text:list-item>
                <text:p>kid = kid</text:p>
              </text:list-item>
            </text:list>
          </draw:text-box>
        </draw:frame>
        <draw:frame presentation:style-name="pr3" draw:layer="layout" svg:width="20.088cm" svg:height="1.249cm" svg:x="1.1cm" svg:y="0.003cm" presentation:class="title" presentation:user-transformed="true">
          <draw:text-box>
            <text:p>Security Parameters (cont.)</text:p>
          </draw:text-box>
        </draw:frame>
        <presentation:notes draw:style-name="dp2">
          <draw:page-thumbnail draw:style-name="gr3" draw:layer="layout" svg:width="19.797cm" svg:height="11.136cm" svg:x="0.601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re_20_et_20_contenu">
        <office:forms form:automatic-focus="false" form:apply-design-mode="false"/>
        <draw:custom-shape draw:style-name="gr133" draw:text-style-name="P29" draw:layer="layout" svg:width="4.218cm" svg:height="2.794cm" svg:x="14.986cm" svg:y="1.778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29" draw:layer="layout" svg:width="4.064cm" svg:height="3.81cm" svg:x="20.574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0.088cm" svg:height="1.249cm" svg:x="1.1cm" svg:y="0.003cm" presentation:class="title" presentation:user-transformed="true">
          <draw:text-box>
            <text:p>Encryption Process</text:p>
          </draw:text-box>
        </draw:frame>
        <draw:custom-shape draw:style-name="gr135" draw:text-style-name="P29" draw:layer="layout" svg:width="3.302cm" svg:height="1.871cm" svg:x="1.524cm" svg:y="6.38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62" draw:layer="layout" svg:width="1.711cm" svg:height="0.406cm" svg:x="1.524cm" svg:y="6.795cm">
          <text:p text:style-name="P28"><text:span text:style-name="T33">opt3</text:span></text:p>
          <draw:enhanced-geometry svg:viewBox="0 0 21600 21600" draw:type="rectangle" draw:enhanced-path="M 0 0 L 21600 0 21600 21600 0 21600 0 0 Z N"/>
        </draw:custom-shape>
        <draw:custom-shape draw:style-name="gr137" draw:text-style-name="P63" draw:layer="layout" svg:width="1.15cm" svg:height="0.408cm" svg:x="2.869cm" svg:y="7.201cm">
          <text:p text:style-name="P28"><text:span text:style-name="T33">opt6</text:span></text:p>
          <draw:enhanced-geometry svg:viewBox="0 0 21600 21600" draw:type="rectangle" draw:enhanced-path="M 0 0 L 21600 0 21600 21600 0 21600 0 0 Z N"/>
        </draw:custom-shape>
        <draw:custom-shape draw:style-name="gr138" draw:text-style-name="P57" draw:layer="layout" svg:width="3.302cm" svg:height="0.65cm" svg:x="1.524cm" svg:y="7.609cm">
          <text:p text:style-name="P28"><text:span text:style-name="T34">Payload</text:span></text:p>
          <draw:enhanced-geometry svg:viewBox="0 0 21600 21600" draw:type="rectangle" draw:enhanced-path="M 0 0 L 21600 0 21600 21600 0 21600 0 0 Z N"/>
        </draw:custom-shape>
        <draw:custom-shape draw:style-name="gr139" draw:text-style-name="P58" draw:layer="layout" svg:width="1.834cm" svg:height="0.407cm" svg:x="2.992cm" svg:y="6.388cm">
          <text:p text:style-name="P28"><text:span text:style-name="T33">opt2</text:span></text:p>
          <draw:enhanced-geometry svg:viewBox="0 0 21600 21600" draw:type="rectangle" draw:enhanced-path="M 0 0 L 21600 0 21600 21600 0 21600 0 0 Z N"/>
        </draw:custom-shape>
        <draw:custom-shape draw:style-name="gr140" draw:text-style-name="P63" draw:layer="layout" svg:width="1.468cm" svg:height="0.407cm" svg:x="1.524cm" svg:y="6.388cm">
          <text:p text:style-name="P28"><text:span text:style-name="T33">opt1</text:span></text:p>
          <draw:enhanced-geometry svg:viewBox="0 0 21600 21600" draw:type="rectangle" draw:enhanced-path="M 0 0 L 21600 0 21600 21600 0 21600 0 0 Z N"/>
        </draw:custom-shape>
        <draw:custom-shape draw:style-name="gr141" draw:text-style-name="P63" draw:layer="layout" svg:width="1.591cm" svg:height="0.406cm" svg:x="3.235cm" svg:y="6.795cm">
          <text:p text:style-name="P28"><text:span text:style-name="T33">opt4</text:span></text:p>
          <draw:enhanced-geometry svg:viewBox="0 0 21600 21600" draw:type="rectangle" draw:enhanced-path="M 0 0 L 21600 0 21600 21600 0 21600 0 0 Z N"/>
        </draw:custom-shape>
        <draw:custom-shape draw:style-name="gr142" draw:text-style-name="P58" draw:layer="layout" svg:width="1.345cm" svg:height="0.408cm" svg:x="1.524cm" svg:y="7.201cm">
          <text:p text:style-name="P28"><text:span text:style-name="T33">opt5</text:span></text:p>
          <draw:enhanced-geometry svg:viewBox="0 0 21600 21600" draw:type="rectangle" draw:enhanced-path="M 0 0 L 21600 0 21600 21600 0 21600 0 0 Z N"/>
        </draw:custom-shape>
        <draw:custom-shape draw:style-name="gr143" draw:text-style-name="P59" draw:layer="layout" svg:width="0.959cm" svg:height="0.407cm" svg:x="2.292cm" svg:y="5.588cm">
          <text:p text:style-name="P28"><text:span text:style-name="T35">code</text:span></text:p>
          <draw:enhanced-geometry svg:viewBox="0 0 21600 21600" draw:type="rectangle" draw:enhanced-path="M 0 0 L 21600 0 21600 21600 0 21600 0 0 Z N"/>
        </draw:custom-shape>
        <draw:custom-shape draw:style-name="gr144" draw:text-style-name="P63" draw:layer="layout" svg:width="1.574cm" svg:height="0.407cm" svg:x="3.251cm" svg:y="5.588cm">
          <text:p text:style-name="P28"><text:span text:style-name="T35">mid</text:span></text:p>
          <draw:enhanced-geometry svg:viewBox="0 0 21600 21600" draw:type="rectangle" draw:enhanced-path="M 0 0 L 21600 0 21600 21600 0 21600 0 0 Z N"/>
        </draw:custom-shape>
        <draw:custom-shape draw:style-name="gr145" draw:text-style-name="P63" draw:layer="layout" svg:width="0.768cm" svg:height="0.407cm" svg:x="1.524cm" svg:y="5.588cm">
          <text:p text:style-name="P28"><text:span text:style-name="T36">V TKL</text:span></text:p>
          <draw:enhanced-geometry svg:viewBox="0 0 21600 21600" draw:type="rectangle" draw:enhanced-path="M 0 0 L 21600 0 21600 21600 0 21600 0 0 Z N"/>
        </draw:custom-shape>
        <draw:custom-shape draw:style-name="gr146" draw:text-style-name="P63" draw:layer="layout" svg:width="3.301cm" svg:height="0.393cm" svg:x="1.524cm" svg:y="5.995cm">
          <text:p text:style-name="P28"><text:span text:style-name="T33">token</text:span></text:p>
          <draw:enhanced-geometry svg:viewBox="0 0 21600 21600" draw:type="rectangle" draw:enhanced-path="M 0 0 L 21600 0 21600 21600 0 21600 0 0 Z N"/>
        </draw:custom-shape>
        <draw:custom-shape draw:style-name="gr147" draw:text-style-name="P54" draw:layer="layout" svg:width="0.807cm" svg:height="0.408cm" svg:x="4.019cm" svg:y="7.201cm">
          <text:p text:style-name="P28"><text:span text:style-name="T37">FF</text:span></text:p>
          <draw:enhanced-geometry svg:viewBox="0 0 21600 21600" draw:type="rectangle" draw:enhanced-path="M 0 0 L 21600 0 21600 21600 0 21600 0 0 Z N"/>
        </draw:custom-shape>
        <draw:custom-shape draw:name="Disque magnétique 23" draw:style-name="gr148" draw:text-style-name="P64" draw:layer="layout" svg:width="2.624cm" svg:height="1.778cm" svg:x="11.43cm" svg:y="1.778cm">
          <text:p text:style-name="P28"><text:span text:style-name="T38">Security Context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style-name="gr149" draw:text-style-name="P28" draw:layer="layout" svg:width="0.508cm" svg:height="0.324cm" draw:transform="rotate (-2.05809225395171) translate (12.462cm 3.96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49" draw:layer="layout" svg:width="2.032cm" svg:height="1.275cm" svg:x="10.668cm" svg:y="4.313cm">
          <draw:text-box>
            <text:p text:style-name="P28"><text:span text:style-name="T34">Sender key</text:span></text:p>
          </draw:text-box>
        </draw:frame>
        <draw:line draw:style-name="gr7" draw:text-style-name="P10" draw:layer="layout" svg:x1="5.08cm" svg:y1="5.588cm" svg:x2="5.842cm" svg:y2="4.572cm">
          <text:p/>
        </draw:line>
        <draw:line draw:style-name="gr7" draw:text-style-name="P10" draw:layer="layout" svg:x1="5.08cm" svg:y1="7.366cm" svg:x2="5.588cm" svg:y2="8.382cm">
          <text:p/>
        </draw:line>
        <draw:custom-shape draw:style-name="gr150" draw:text-style-name="P29" xml:id="id1" draw:id="id1" draw:layer="layout" svg:width="3.302cm" svg:height="2.248cm" svg:x="4.826cm" svg:y="9.436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62" draw:layer="layout" svg:width="2.032cm" svg:height="0.406cm" svg:x="6.096cm" svg:y="9.436cm">
          <text:p text:style-name="P28"><text:span text:style-name="T33">opt3</text:span></text:p>
          <draw:enhanced-geometry svg:viewBox="0 0 21600 21600" draw:type="rectangle" draw:enhanced-path="M 0 0 L 21600 0 21600 21600 0 21600 0 0 Z N"/>
        </draw:custom-shape>
        <draw:custom-shape draw:style-name="gr152" draw:text-style-name="P63" draw:layer="layout" svg:width="1.524cm" svg:height="0.408cm" svg:x="6.604cm" svg:y="9.842cm">
          <text:p text:style-name="P28"><text:span text:style-name="T33">opt6</text:span></text:p>
          <draw:enhanced-geometry svg:viewBox="0 0 21600 21600" draw:type="rectangle" draw:enhanced-path="M 0 0 L 21600 0 21600 21600 0 21600 0 0 Z N"/>
        </draw:custom-shape>
        <draw:custom-shape draw:style-name="gr140" draw:text-style-name="P63" draw:layer="layout" svg:width="1.468cm" svg:height="0.407cm" svg:x="4.826cm" svg:y="9.436cm">
          <text:p text:style-name="P28"><text:span text:style-name="T33">opt1</text:span></text:p>
          <draw:enhanced-geometry svg:viewBox="0 0 21600 21600" draw:type="rectangle" draw:enhanced-path="M 0 0 L 21600 0 21600 21600 0 21600 0 0 Z N"/>
        </draw:custom-shape>
        <draw:custom-shape draw:style-name="gr153" draw:text-style-name="P63" draw:layer="layout" svg:width="1.778cm" svg:height="0.406cm" svg:x="4.826cm" svg:y="9.842cm">
          <text:p text:style-name="P28"><text:span text:style-name="T33">opt4</text:span></text:p>
          <draw:enhanced-geometry svg:viewBox="0 0 21600 21600" draw:type="rectangle" draw:enhanced-path="M 0 0 L 21600 0 21600 21600 0 21600 0 0 Z N"/>
        </draw:custom-shape>
        <draw:custom-shape draw:style-name="gr154" draw:text-style-name="P30" draw:layer="layout" svg:width="0.959cm" svg:height="0.407cm" svg:x="5.594cm" svg:y="8.636cm">
          <text:p text:style-name="P28"><text:span text:style-name="T39">POST</text:span></text:p>
          <draw:enhanced-geometry svg:viewBox="0 0 21600 21600" draw:type="rectangle" draw:enhanced-path="M 0 0 L 21600 0 21600 21600 0 21600 0 0 Z N"/>
        </draw:custom-shape>
        <draw:custom-shape draw:style-name="gr144" draw:text-style-name="P63" draw:layer="layout" svg:width="1.574cm" svg:height="0.407cm" svg:x="6.553cm" svg:y="8.636cm">
          <text:p text:style-name="P28"><text:span text:style-name="T35">mid</text:span></text:p>
          <draw:enhanced-geometry svg:viewBox="0 0 21600 21600" draw:type="rectangle" draw:enhanced-path="M 0 0 L 21600 0 21600 21600 0 21600 0 0 Z N"/>
        </draw:custom-shape>
        <draw:custom-shape draw:style-name="gr145" draw:text-style-name="P63" draw:layer="layout" svg:width="0.768cm" svg:height="0.407cm" svg:x="4.826cm" svg:y="8.636cm">
          <text:p text:style-name="P28"><text:span text:style-name="T36">V TKL</text:span></text:p>
          <draw:enhanced-geometry svg:viewBox="0 0 21600 21600" draw:type="rectangle" draw:enhanced-path="M 0 0 L 21600 0 21600 21600 0 21600 0 0 Z N"/>
        </draw:custom-shape>
        <draw:custom-shape draw:style-name="gr146" draw:text-style-name="P63" draw:layer="layout" svg:width="3.301cm" svg:height="0.393cm" svg:x="4.826cm" svg:y="9.043cm">
          <text:p text:style-name="P28"><text:span text:style-name="T33">token</text:span></text:p>
          <draw:enhanced-geometry svg:viewBox="0 0 21600 21600" draw:type="rectangle" draw:enhanced-path="M 0 0 L 21600 0 21600 21600 0 21600 0 0 Z N"/>
        </draw:custom-shape>
        <draw:custom-shape draw:style-name="gr155" draw:text-style-name="P54" draw:layer="layout" svg:width="0.762cm" svg:height="0.408cm" svg:x="7.366cm" svg:y="10.26cm">
          <text:p text:style-name="P28"><text:span text:style-name="T37">FF</text:span></text:p>
          <draw:enhanced-geometry svg:viewBox="0 0 21600 21600" draw:type="rectangle" draw:enhanced-path="M 0 0 L 21600 0 21600 21600 0 21600 0 0 Z N"/>
        </draw:custom-shape>
        <draw:custom-shape draw:style-name="gr138" draw:text-style-name="P57" draw:layer="layout" svg:width="3.302cm" svg:height="0.65cm" svg:x="6.096cm" svg:y="3.799cm">
          <text:p text:style-name="P28"><text:span text:style-name="T34">Payload</text:span></text:p>
          <draw:enhanced-geometry svg:viewBox="0 0 21600 21600" draw:type="rectangle" draw:enhanced-path="M 0 0 L 21600 0 21600 21600 0 21600 0 0 Z N"/>
        </draw:custom-shape>
        <draw:custom-shape draw:style-name="gr139" draw:text-style-name="P58" draw:layer="layout" svg:width="1.834cm" svg:height="0.407cm" svg:x="6.096cm" svg:y="2.984cm">
          <text:p text:style-name="P28"><text:span text:style-name="T33">opt2</text:span></text:p>
          <draw:enhanced-geometry svg:viewBox="0 0 21600 21600" draw:type="rectangle" draw:enhanced-path="M 0 0 L 21600 0 21600 21600 0 21600 0 0 Z N"/>
        </draw:custom-shape>
        <draw:custom-shape draw:style-name="gr142" draw:text-style-name="P58" draw:layer="layout" svg:width="1.345cm" svg:height="0.408cm" svg:x="7.93cm" svg:y="2.984cm">
          <text:p text:style-name="P28"><text:span text:style-name="T33">opt5</text:span></text:p>
          <draw:enhanced-geometry svg:viewBox="0 0 21600 21600" draw:type="rectangle" draw:enhanced-path="M 0 0 L 21600 0 21600 21600 0 21600 0 0 Z N"/>
        </draw:custom-shape>
        <draw:custom-shape draw:style-name="gr143" draw:text-style-name="P59" draw:layer="layout" svg:width="0.959cm" svg:height="0.407cm" svg:x="6.096cm" svg:y="2.577cm">
          <text:p text:style-name="P28"><text:span text:style-name="T35">code</text:span></text:p>
          <draw:enhanced-geometry svg:viewBox="0 0 21600 21600" draw:type="rectangle" draw:enhanced-path="M 0 0 L 21600 0 21600 21600 0 21600 0 0 Z N"/>
        </draw:custom-shape>
        <draw:custom-shape draw:style-name="gr156" draw:text-style-name="P54" draw:layer="layout" svg:width="0.807cm" svg:height="0.408cm" svg:x="6.096cm" svg:y="3.391cm">
          <text:p text:style-name="P28"><text:span text:style-name="T37">FF</text:span></text:p>
          <draw:enhanced-geometry svg:viewBox="0 0 21600 21600" draw:type="rectangle" draw:enhanced-path="M 0 0 L 21600 0 21600 21600 0 21600 0 0 Z N"/>
        </draw:custom-shape>
        <draw:frame draw:style-name="gr157" draw:text-style-name="P8" draw:layer="layout" svg:width="4.064cm" svg:height="3.302cm" svg:x="20.828cm" svg:y="1.624cm">
          <draw:text-box>
            <text:p><text:span text:style-name="T15">external_aad = [</text:span></text:p>
            <text:p><text:span text:style-name="T15"><text:s text:c="3"/></text:span><text:span text:style-name="T15">version = 1,</text:span></text:p>
            <text:p><text:span text:style-name="T15"><text:s text:c="3"/></text:span><text:span text:style-name="T15">alg: int,</text:span></text:p>
            <text:p><text:span text:style-name="T15"><text:s text:c="3"/></text:span><text:span text:style-name="T15">request_kid=SID,</text:span></text:p>
            <text:p><text:span text:style-name="T15"><text:s text:c="3"/></text:span><text:span text:style-name="T15">request_piv,</text:span></text:p>
            <text:p><text:span text:style-name="T15"><text:s text:c="3"/></text:span><text:span text:style-name="T15">options=class I</text:span></text:p>
            <text:p><text:span text:style-name="T15">]</text:span></text:p>
          </draw:text-box>
        </draw:frame>
        <draw:custom-shape draw:style-name="gr158" draw:text-style-name="P29" draw:layer="layout" svg:width="0.762cm" svg:height="0.454cm" svg:x="20.574cm" svg:y="1.27cm">
          <text:p text:style-name="P28"><text:span text:style-name="T15">bst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9" draw:text-style-name="P8" draw:layer="layout" svg:width="4.318cm" svg:height="2.498cm" svg:x="15.14cm" svg:y="2.074cm">
          <draw:text-box>
            <text:p><text:span text:style-name="T15">Enc_structure = [</text:span></text:p>
            <text:p><text:span text:style-name="T15"><text:s text:c="3"/></text:span><text:span text:style-name="T15">context=”Encrypt0”,</text:span></text:p>
            <text:p><text:span text:style-name="T15"><text:s text:c="3"/></text:span><text:span text:style-name="T15">protected=0b’’,</text:span></text:p>
            <text:p><text:span text:style-name="T15"><text:s text:c="3"/></text:span><text:span text:style-name="T15">external_aad</text:span></text:p>
            <text:p><text:span text:style-name="T15">]</text:span></text:p>
          </draw:text-box>
        </draw:frame>
        <draw:custom-shape draw:style-name="gr160" draw:text-style-name="P29" draw:layer="layout" svg:width="0.916cm" svg:height="0.454cm" svg:x="14.986cm" svg:y="1.778cm">
          <text:p text:style-name="P28"><text:span text:style-name="T15">bstr</text:span></text:p>
          <draw:enhanced-geometry svg:viewBox="0 0 21600 21600" draw:type="rectangle" draw:enhanced-path="M 0 0 L 21600 0 21600 21600 0 21600 0 0 Z N"/>
        </draw:custom-shape>
        <draw:frame draw:style-name="gr35" draw:text-style-name="P8" draw:layer="layout" svg:width="10.414cm" svg:height="1.673cm" svg:x="7.366cm" svg:y="6.404cm">
          <draw:text-box>
            <text:p>AEAD(plaintext, key, nonce, AAD)</text:p>
          </draw:text-box>
        </draw:frame>
        <draw:custom-shape draw:style-name="gr161" draw:text-style-name="P65" draw:layer="layout" svg:width="0.508cm" svg:height="0.457cm" draw:transform="rotate (-1.5707963267949) translate (12.446cm 7.366cm)">
          <text:p/>
          <draw:enhanced-geometry svg:viewBox="0 0 21600 21600" draw:text-areas="0 ?f0 ?f5 ?f2" draw:type="right-arrow" draw:modifiers="11882.1218074656 4810.480349344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" draw:text-style-name="P10" draw:layer="layout" svg:x1="12.192cm" svg:y1="5.334cm" svg:x2="12.7cm" svg:y2="6.604cm">
          <text:p/>
        </draw:line>
        <draw:line draw:style-name="gr7" draw:text-style-name="P10" draw:layer="layout" svg:x1="16.51cm" svg:y1="4.826cm" svg:x2="16.256cm" svg:y2="6.404cm">
          <text:p/>
        </draw:line>
        <draw:line draw:style-name="gr7" draw:text-style-name="P10" draw:layer="layout" svg:x1="20.574cm" svg:y1="3.71cm" svg:x2="18.034cm" svg:y2="3.71cm">
          <text:p/>
        </draw:line>
        <draw:line draw:style-name="gr7" draw:text-style-name="P10" draw:layer="layout" svg:x1="9.144cm" svg:y1="4.572cm" svg:x2="10.414cm" svg:y2="6.404cm">
          <text:p/>
        </draw:line>
        <draw:custom-shape draw:style-name="gr162" draw:text-style-name="P29" draw:layer="layout" svg:width="3.302cm" svg:height="2.291cm" svg:x="8.382cm" svg:y="11.845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62" draw:layer="layout" svg:width="2.032cm" svg:height="0.406cm" svg:x="9.652cm" svg:y="11.845cm">
          <text:p text:style-name="P28"><text:span text:style-name="T33">opt3</text:span></text:p>
          <draw:enhanced-geometry svg:viewBox="0 0 21600 21600" draw:type="rectangle" draw:enhanced-path="M 0 0 L 21600 0 21600 21600 0 21600 0 0 Z N"/>
        </draw:custom-shape>
        <draw:custom-shape draw:style-name="gr140" draw:text-style-name="P63" draw:layer="layout" svg:width="1.468cm" svg:height="0.407cm" svg:x="8.382cm" svg:y="11.845cm">
          <text:p text:style-name="P28"><text:span text:style-name="T33">opt1</text:span></text:p>
          <draw:enhanced-geometry svg:viewBox="0 0 21600 21600" draw:type="rectangle" draw:enhanced-path="M 0 0 L 21600 0 21600 21600 0 21600 0 0 Z N"/>
        </draw:custom-shape>
        <draw:custom-shape draw:style-name="gr154" draw:text-style-name="P30" draw:layer="layout" svg:width="0.959cm" svg:height="0.407cm" svg:x="9.15cm" svg:y="11.045cm">
          <text:p text:style-name="P28"><text:span text:style-name="T39">POST</text:span></text:p>
          <draw:enhanced-geometry svg:viewBox="0 0 21600 21600" draw:type="rectangle" draw:enhanced-path="M 0 0 L 21600 0 21600 21600 0 21600 0 0 Z N"/>
        </draw:custom-shape>
        <draw:custom-shape draw:style-name="gr144" draw:text-style-name="P63" draw:layer="layout" svg:width="1.574cm" svg:height="0.407cm" svg:x="10.109cm" svg:y="11.045cm">
          <text:p text:style-name="P28"><text:span text:style-name="T35">mid</text:span></text:p>
          <draw:enhanced-geometry svg:viewBox="0 0 21600 21600" draw:type="rectangle" draw:enhanced-path="M 0 0 L 21600 0 21600 21600 0 21600 0 0 Z N"/>
        </draw:custom-shape>
        <draw:custom-shape draw:style-name="gr145" draw:text-style-name="P63" draw:layer="layout" svg:width="0.768cm" svg:height="0.407cm" svg:x="8.382cm" svg:y="11.045cm">
          <text:p text:style-name="P28"><text:span text:style-name="T36">V TKL</text:span></text:p>
          <draw:enhanced-geometry svg:viewBox="0 0 21600 21600" draw:type="rectangle" draw:enhanced-path="M 0 0 L 21600 0 21600 21600 0 21600 0 0 Z N"/>
        </draw:custom-shape>
        <draw:custom-shape draw:style-name="gr146" draw:text-style-name="P63" draw:layer="layout" svg:width="3.301cm" svg:height="0.393cm" svg:x="8.382cm" svg:y="11.452cm">
          <text:p text:style-name="P28"><text:span text:style-name="T33">token</text:span></text:p>
          <draw:enhanced-geometry svg:viewBox="0 0 21600 21600" draw:type="rectangle" draw:enhanced-path="M 0 0 L 21600 0 21600 21600 0 21600 0 0 Z N"/>
        </draw:custom-shape>
        <draw:custom-shape draw:style-name="gr163" draw:text-style-name="P66" xml:id="id4" draw:id="id4" draw:layer="layout" svg:width="3.302cm" svg:height="1.059cm" svg:x="8.382cm" svg:y="13.077cm">
          <text:p text:style-name="P4"><text:span text:style-name="T40">Ciphertext</text:span></text:p>
          <draw:enhanced-geometry svg:viewBox="0 0 21600 21600" draw:type="rectangle" draw:enhanced-path="M 0 0 L 21600 0 21600 21600 0 21600 0 0 Z N"/>
        </draw:custom-shape>
        <draw:custom-shape draw:style-name="gr164" draw:text-style-name="P67" xml:id="id3" draw:id="id3" draw:layer="layout" svg:width="3.302cm" svg:height="1.059cm" svg:x="10.668cm" svg:y="8.085cm">
          <text:p text:style-name="P28"><text:span text:style-name="T41">Ciphertext</text:span></text:p>
          <draw:enhanced-geometry svg:viewBox="0 0 21600 21600" draw:type="rectangle" draw:enhanced-path="M 0 0 L 21600 0 21600 21600 0 21600 0 0 Z N"/>
        </draw:custom-shape>
        <draw:connector draw:style-name="gr7" draw:text-style-name="P10" draw:layer="layout" draw:type="curve" svg:x1="6.477cm" svg:y1="11.684cm" svg:x2="8.382cm" svg:y2="12.874cm" draw:start-shape="id1" draw:start-glue-point="2" draw:end-shape="id2" draw:end-glue-point="3" svg:d="M6477 11684c0 794 635 1190 1905 1190" svg:viewBox="0 0 1906 1191">
          <text:p/>
        </draw:connector>
        <draw:connector draw:style-name="gr7" draw:text-style-name="P10" draw:layer="layout" draw:type="curve" svg:x1="12.319cm" svg:y1="9.144cm" svg:x2="11.684cm" svg:y2="13.606cm" draw:start-shape="id3" draw:start-glue-point="2" draw:end-shape="id4" draw:end-glue-point="1" svg:d="M12319 9144c0 2975-211 4462-635 4462" svg:viewBox="0 0 636 4463">
          <text:p/>
        </draw:connector>
        <draw:custom-shape draw:style-name="gr149" draw:text-style-name="P28" draw:layer="layout" svg:width="0.508cm" svg:height="0.324cm" draw:transform="rotate (-2.05809225395171) translate (13.732cm 3.962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5" draw:text-style-name="P49" draw:layer="layout" svg:width="1.932cm" svg:height="0.763cm" svg:x="12.8cm" svg:y="4.313cm">
          <draw:text-box>
            <text:p text:style-name="P28"><text:span text:style-name="T34">nonce</text:span></text:p>
          </draw:text-box>
        </draw:frame>
        <draw:line draw:style-name="gr7" draw:text-style-name="P10" draw:layer="layout" svg:x1="13.97cm" svg:y1="5.076cm" svg:x2="14.478cm" svg:y2="6.604cm">
          <text:p/>
        </draw:line>
        <draw:custom-shape draw:name="Disque magnétique 23" draw:style-name="gr148" draw:text-style-name="P64" draw:layer="layout" svg:width="2.624cm" svg:height="1.778cm" svg:x="0.678cm" svg:y="11.684cm">
          <text:p text:style-name="P28"><text:span text:style-name="T38">Security Context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style-name="gr149" draw:text-style-name="P28" draw:layer="layout" svg:width="0.508cm" svg:height="0.324cm" draw:transform="rotate (1.5707963267949) translate (1.962cm 11.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6" draw:text-style-name="P8" draw:layer="layout" svg:width="2.286cm" svg:height="0.806cm" svg:x="1.016cm" svg:y="10.12cm">
          <draw:text-box>
            <text:p><text:span text:style-name="T18">kid=SID</text:span></text:p>
          </draw:text-box>
        </draw:frame>
        <draw:custom-shape draw:style-name="gr167" draw:text-style-name="P68" draw:layer="layout" svg:width="2.54cm" svg:height="0.406cm" svg:x="4.826cm" svg:y="10.262cm">
          <text:p text:style-name="P28"><text:span text:style-name="T37">Object Security opt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3.048cm" svg:y1="10.514cm" svg:x2="4.826cm" svg:y2="10.514cm">
          <text:p/>
        </draw:line>
        <draw:custom-shape draw:style-name="gr152" draw:text-style-name="P63" draw:layer="layout" svg:width="1.524cm" svg:height="0.408cm" svg:x="10.16cm" svg:y="12.251cm">
          <text:p text:style-name="P28"><text:span text:style-name="T33">opt6</text:span></text:p>
          <draw:enhanced-geometry svg:viewBox="0 0 21600 21600" draw:type="rectangle" draw:enhanced-path="M 0 0 L 21600 0 21600 21600 0 21600 0 0 Z N"/>
        </draw:custom-shape>
        <draw:custom-shape draw:style-name="gr153" draw:text-style-name="P63" draw:layer="layout" svg:width="1.778cm" svg:height="0.406cm" svg:x="8.382cm" svg:y="12.251cm">
          <text:p text:style-name="P28"><text:span text:style-name="T33">opt4</text:span></text:p>
          <draw:enhanced-geometry svg:viewBox="0 0 21600 21600" draw:type="rectangle" draw:enhanced-path="M 0 0 L 21600 0 21600 21600 0 21600 0 0 Z N"/>
        </draw:custom-shape>
        <draw:custom-shape draw:style-name="gr155" draw:text-style-name="P54" draw:layer="layout" svg:width="0.762cm" svg:height="0.408cm" svg:x="10.922cm" svg:y="12.669cm">
          <text:p text:style-name="P28"><text:span text:style-name="T37">FF</text:span></text:p>
          <draw:enhanced-geometry svg:viewBox="0 0 21600 21600" draw:type="rectangle" draw:enhanced-path="M 0 0 L 21600 0 21600 21600 0 21600 0 0 Z N"/>
        </draw:custom-shape>
        <draw:custom-shape draw:style-name="gr167" draw:text-style-name="P68" xml:id="id2" draw:id="id2" draw:layer="layout" svg:width="2.54cm" svg:height="0.406cm" svg:x="8.382cm" svg:y="12.671cm">
          <text:p text:style-name="P28"><text:span text:style-name="T37">Object Security opt</text:span></text:p>
          <draw:enhanced-geometry svg:viewBox="0 0 21600 21600" draw:type="rectangle" draw:enhanced-path="M 0 0 L 21600 0 21600 21600 0 21600 0 0 Z N"/>
        </draw:custom-shape>
        <draw:custom-shape draw:name="Disque magnétique 23" draw:style-name="gr148" draw:text-style-name="P64" draw:layer="layout" svg:width="2.624cm" svg:height="1.778cm" svg:x="20.744cm" svg:y="8.128cm">
          <text:p text:style-name="P28"><text:span text:style-name="T38">Security Context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style-name="gr168" draw:text-style-name="P28" draw:layer="layout" svg:width="0.508cm" svg:height="0.324cm" draw:transform="rotate (1.91113553093379) translate (22.804cm 7.874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8" draw:text-style-name="P28" draw:layer="layout" svg:width="0.508cm" svg:height="0.324cm" draw:transform="rotate (1.91113553093379) translate (21.539cm 7.874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8" draw:layer="layout" svg:width="1.27cm" svg:height="0.725cm" svg:x="20.828cm" svg:y="6.604cm">
          <draw:text-box>
            <text:p><text:span text:style-name="T14">piv</text:span></text:p>
          </draw:text-box>
        </draw:frame>
        <draw:frame draw:style-name="gr28" draw:text-style-name="P8" draw:layer="layout" svg:width="1.27cm" svg:height="0.725cm" svg:x="22.606cm" svg:y="6.604cm">
          <draw:text-box>
            <text:p><text:span text:style-name="T14">SID</text:span></text:p>
          </draw:text-box>
        </draw:frame>
        <draw:custom-shape draw:style-name="gr149" draw:text-style-name="P28" draw:layer="layout" svg:width="0.508cm" svg:height="0.324cm" draw:transform="rotate (-0.304385421547811) translate (3.709cm 12.4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6" draw:text-style-name="P8" draw:layer="layout" svg:width="1.27cm" svg:height="0.806cm" svg:x="4.064cm" svg:y="12.446cm">
          <draw:text-box>
            <text:p><text:span text:style-name="T18">piv</text:span></text:p>
          </draw:text-box>
        </draw:frame>
        <draw:custom-shape draw:style-name="gr169" draw:text-style-name="P69" draw:layer="layout" svg:width="0.959cm" svg:height="0.407cm" svg:x="8.382cm" svg:y="13.077cm">
          <text:p text:style-name="P28"><text:span text:style-name="T39">piv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5.08cm" svg:y1="12.954cm" svg:x2="8.382cm" svg:y2="13.208cm">
          <text:p/>
        </draw:line>
        <draw:line draw:style-name="gr7" draw:text-style-name="P10" draw:layer="layout" svg:x1="21.59cm" svg:y1="6.604cm" svg:x2="21.844cm" svg:y2="5.08cm">
          <text:p/>
        </draw:line>
        <draw:line draw:style-name="gr7" draw:text-style-name="P10" draw:layer="layout" svg:x1="23.114cm" svg:y1="6.604cm" svg:x2="22.86cm" svg:y2="5.08cm">
          <text:p/>
        </draw:line>
        <draw:frame draw:style-name="gr4" draw:text-style-name="P8" draw:layer="layout" svg:width="2.54cm" svg:height="0.962cm" svg:x="15.748cm" svg:y="0.613cm">
          <draw:text-box>
            <text:p>COSE</text:p>
          </draw:text-box>
        </draw:frame>
        <presentation:notes draw:style-name="dp2">
          <draw:page-thumbnail draw:style-name="gr3" draw:layer="layout" svg:width="19.797cm" svg:height="11.136cm" svg:x="0.601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re_20_et_20_contenu">
        <office:forms form:automatic-focus="false" form:apply-design-mode="false"/>
        <draw:custom-shape draw:style-name="gr170" draw:text-style-name="P29" draw:layer="layout" svg:width="12.903cm" svg:height="2.032cm" svg:x="1.016cm" svg:y="11.17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0" draw:layer="layout" svg:width="20.088cm" svg:height="1.249cm" svg:x="1.1cm" svg:y="0.004cm" presentation:class="title" presentation:user-transformed="true">
          <draw:text-box>
            <text:p><text:span text:style-name="T32">Putting it to the test:</text:span><text:span text:style-name="T42"> aiocoap</text:span></text:p>
          </draw:text-box>
        </draw:frame>
        <draw:frame draw:style-name="gr171" draw:text-style-name="P8" draw:layer="layout" svg:width="23.368cm" svg:height="10.916cm" svg:x="1.016cm" svg:y="2.54cm">
          <draw:text-box>
            <text:p>Aiocoap is a Python implementation of CoAP with asynchrounous I/O which implements OSCORE.</text:p>
            <text:p/>
            <text:p>Repo:</text:p>
            <text:p><text:a xlink:href="https://github.com/chrysn/aiocoap" xlink:type="simple">https://github.com/chrysn/aiocoap</text:a></text:p>
            <text:p>Documentation:<text:line-break/><text:a xlink:href="http://aiocoap.readthedocs.io/en/latest/guidedtour.html" xlink:type="simple">http://aiocoap.readthedocs.io/en/latest/guidedtour.html</text:a></text:p>
            <text:p/>
            <text:p>Quick setup for OSCORE:</text:p>
            <text:p>$ git clone <text:a xlink:href="https://github.com/chrysn/aiocoap" xlink:type="simple">https://github.com/chrysn/aiocoap</text:a></text:p>
            <text:p>$ cp -r contrib/oscore-plugtest/* .</text:p>
            <text:p/>
            <text:p>These slides + test Python script:</text:p>
            <text:p><text:a xlink:href="https://github.com/randreasen/oscoreslides" xlink:type="simple">https://github.com/randreasen/oscoreslides</text:a></text:p>
            <text:p/>
          </draw:text-box>
        </draw:frame>
        <presentation:notes draw:style-name="dp2">
          <draw:page-thumbnail draw:style-name="gr3" draw:layer="layout" svg:width="19.797cm" svg:height="11.136cm" svg:x="0.601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re_20_et_20_contenu">
        <office:forms form:automatic-focus="false" form:apply-design-mode="false"/>
        <draw:frame draw:style-name="gr172" draw:text-style-name="P8" draw:layer="layout" svg:width="22.098cm" svg:height="1.673cm" svg:x="0.762cm" svg:y="0.254cm">
          <draw:text-box>
            <text:p>OSCORE + SCHC examples</text:p>
            <text:p>GET Request</text:p>
          </draw:text-box>
        </draw:frame>
        <draw:frame draw:style-name="gr173" draw:text-style-name="P8" draw:layer="layout" svg:width="17.526cm" svg:height="12.112cm" svg:x="3.81cm" svg:y="2.366cm">
          <draw:text-box>
            <text:p><text:span text:style-name="T18">Original message:</text:span></text:p>
            <text:p><text:span text:style-name="T18">=================</text:span></text:p>
            <text:p><text:span text:style-name="T18">0x4101000182396c6f63616c686f73748b74656d7065726174757265</text:span></text:p>
            <text:p/>
            <text:p><text:span text:style-name="T18">Header:</text:span></text:p>
            <text:p><text:span text:style-name="T18">0x4101</text:span></text:p>
            <text:p><text:span text:style-name="T18">01 <text:s text:c="2"/>Ver</text:span></text:p>
            <text:p><text:span text:style-name="T18"><text:s text:c="2"/></text:span><text:span text:style-name="T18">00 <text:s text:c="2"/>CON</text:span></text:p>
            <text:p><text:span text:style-name="T18"><text:s text:c="4"/></text:span><text:span text:style-name="T18">0001 <text:s text:c="2"/>tkl</text:span></text:p>
            <text:p><text:span text:style-name="T18"><text:s text:c="8"/></text:span><text:span text:style-name="T18">00000001 <text:s text:c="2"/>Request Code 1 "GET"</text:span></text:p>
            <text:p/>
            <text:p><text:span text:style-name="T18">0x0001 = mid</text:span></text:p>
            <text:p><text:span text:style-name="T18">0x82 = token</text:span></text:p>
            <text:p/>
            <text:p><text:span text:style-name="T18">Options:</text:span></text:p>
            <text:p><text:span text:style-name="T18">0x396c6f63616c686f73748b74656d7065726174757265</text:span></text:p>
            <text:p><text:span text:style-name="T18">Option 3: URI_HOST</text:span></text:p>
            <text:p><text:span text:style-name="T18">Value = localhost</text:span></text:p>
            <text:p><text:span text:style-name="T18">Option 11: URI_PATH</text:span></text:p>
            <text:p><text:span text:style-name="T18">Value = temperatu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re_20_et_20_contenu">
        <office:forms form:automatic-focus="false" form:apply-design-mode="false"/>
        <draw:frame draw:style-name="gr174" draw:text-style-name="P8" draw:layer="layout" svg:width="19.812cm" svg:height="13.208cm" svg:x="4.002cm" svg:y="2.132cm">
          <draw:text-box>
            <text:p><text:span text:style-name="T34">Protected message:</text:span></text:p>
            <text:p><text:span text:style-name="T34">==================</text:span></text:p>
            <text:p><text:span text:style-name="T34">0x4102000182396c6f63616c686f7374d70509636c69656e74ff00598a724e09a6842d9a</text:span></text:p>
            <text:p><text:span text:style-name="T37"/></text:p>
            <text:p><text:span text:style-name="T34">Header:</text:span></text:p>
            <text:p><text:span text:style-name="T34">0x4102</text:span></text:p>
            <text:p><text:span text:style-name="T34">01 <text:s text:c="2"/>Ver</text:span></text:p>
            <text:p><text:span text:style-name="T34"><text:s text:c="2"/></text:span><text:span text:style-name="T34">00 <text:s text:c="2"/>CON</text:span></text:p>
            <text:p><text:span text:style-name="T34"><text:s text:c="4"/></text:span><text:span text:style-name="T34">0001 <text:s text:c="2"/>tkl</text:span></text:p>
            <text:p><text:span text:style-name="T34"><text:s text:c="8"/></text:span><text:span text:style-name="T34">00000010 <text:s text:c="2"/>Request Code 2 "POST"</text:span></text:p>
            <text:p><text:span text:style-name="T15"/></text:p>
            <text:p><text:span text:style-name="T34">0x0001 = mid</text:span></text:p>
            <text:p><text:span text:style-name="T34">0x82 = token</text:span></text:p>
            <text:p><text:span text:style-name="T39"/></text:p>
            <text:p><text:span text:style-name="T34">Options:</text:span></text:p>
            <text:p><text:span text:style-name="T34">0x396c6f63616c686f7374d70509636c69656e74</text:span></text:p>
            <text:p><text:span text:style-name="T34">Option 3: URI_HOST</text:span></text:p>
            <text:p><text:span text:style-name="T34">Value = localhost</text:span></text:p>
            <text:p><text:span text:style-name="T34">Option 21: OBJECT_SECURITY</text:span></text:p>
            <text:p><text:span text:style-name="T34">Value = b'\tclient'</text:span></text:p>
            <text:p><text:span text:style-name="T14"/></text:p>
            <text:p><text:span text:style-name="T34">0xFF <text:s/>Payload marker</text:span></text:p>
            <text:p><text:span text:style-name="T34">Payload:</text:span></text:p>
            <text:p><text:span text:style-name="T34">0x00598a724e09a6842d9a</text:span></text:p>
          </draw:text-box>
        </draw:frame>
        <draw:frame draw:style-name="gr172" draw:text-style-name="P8" draw:layer="layout" svg:width="17.018cm" svg:height="1.673cm" svg:x="0.754cm" svg:y="0.254cm">
          <draw:text-box>
            <text:p>OSCORE + SCHC examples</text:p>
            <text:p>GET Request (protected and with inner compression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re_20_et_20_contenu">
        <office:forms form:automatic-focus="false" form:apply-design-mode="false"/>
        <draw:frame draw:style-name="gr2" draw:text-style-name="P8" draw:layer="layout" svg:width="18.55cm" svg:height="2.384cm" svg:x="0.754cm" svg:y="0.255cm">
          <draw:text-box>
            <text:p>OSCORE + SCHC examples</text:p>
            <text:p>GET Request (protected and with inner + outer compression)</text:p>
          </draw:text-box>
        </draw:frame>
        <draw:frame draw:style-name="gr175" draw:text-style-name="P71" draw:layer="layout" svg:width="11.684cm" svg:height="9.543cm" svg:x="0.762cm" svg:y="2.903cm">
          <draw:text-box>
            <text:p><text:span text:style-name="T27">Compressed message (protected):</text:span></text:p>
            <text:p><text:span text:style-name="T27">==========================</text:span></text:p>
            <text:p><text:span text:style-name="T27">0x001400b314e49c134d085b34</text:span></text:p>
            <text:p><text:span text:style-name="T27">0x00 = Rule ID</text:span></text:p>
            <text:p/>
            <text:p><text:span text:style-name="T27">Compression residue:</text:span></text:p>
            <text:p><text:span text:style-name="T27">0b0001010 (0.875 bytes)</text:span></text:p>
            <text:p/>
            <text:p><text:span text:style-name="T27">Payload</text:span></text:p>
            <text:p><text:span text:style-name="T27">0x00598a724e09a6842d9a</text:span></text:p>
          </draw:text-box>
        </draw:frame>
        <draw:frame draw:style-name="gr176" draw:text-style-name="P72" draw:layer="layout" svg:width="9.144cm" svg:height="2.739cm" svg:x="0.762cm" svg:y="10.522cm">
          <draw:text-box>
            <text:p><text:span text:style-name="T27">Original msg length: <text:s text:c="2"/>27</text:span></text:p>
            <text:p><text:span text:style-name="T27">Protected msg length: <text:s/>35</text:span></text:p>
            <text:p><text:span text:style-name="T43">Compressed msg length: 12</text:span></text:p>
          </draw:text-box>
        </draw:frame>
        <draw:frame draw:style-name="gr177" draw:text-style-name="P73" draw:layer="layout" svg:width="12.192cm" svg:height="5.939cm" svg:x="12.954cm" svg:y="2.794cm">
          <draw:text-box>
            <text:p><text:span text:style-name="T27">Compressed message (no OSCORE):</text:span></text:p>
            <text:p><text:span text:style-name="T27">============================</text:span></text:p>
            <text:p><text:span text:style-name="T27">0x0114</text:span></text:p>
            <text:p><text:span text:style-name="T27">0x01 = Rule ID</text:span></text:p>
            <text:p/>
            <text:p><text:span text:style-name="T27">Compression residue:</text:span></text:p>
            <text:p><text:span text:style-name="T27">0b00010100 (1 bytes)</text:span></text:p>
          </draw:text-box>
        </draw:frame>
        <draw:frame draw:style-name="gr178" draw:text-style-name="P74" draw:layer="layout" svg:width="8.075cm" svg:height="1.674cm" svg:x="13.007cm" svg:y="8.382cm">
          <draw:text-box>
            <text:p>Original msg length: <text:s text:c="2"/>27</text:p>
            <text:p><text:span text:style-name="T44">Compressed msg length: 2</text:span></text:p>
          </draw:text-box>
        </draw:frame>
        <draw:frame draw:style-name="gr172" draw:text-style-name="P8" draw:layer="layout" svg:width="1.524cm" svg:height="0.962cm" svg:x="11.43cm" svg:y="3.302cm">
          <draw:text-box>
            <text:p>vs.</text:p>
          </draw:text-box>
        </draw:frame>
        <draw:frame draw:style-name="gr4" draw:text-style-name="P76" draw:layer="layout" svg:width="8.028cm" svg:height="0.962cm" svg:x="11.784cm" svg:y="11.892cm">
          <draw:text-box>
            <text:p text:style-name="P75">So cost of security was 10</text:p>
          </draw:text-box>
        </draw:frame>
        <draw:line draw:style-name="gr7" draw:text-style-name="P10" draw:layer="layout" svg:x1="9.144cm" svg:y1="12.446cm" svg:x2="11.43cm" svg:y2="12.446cm">
          <text:p/>
        </draw:line>
        <draw:line draw:style-name="gr7" draw:text-style-name="P10" draw:layer="layout" svg:x1="16.256cm" svg:y1="10.16cm" svg:x2="16.002cm" svg:y2="11.684cm">
          <text:p/>
        </draw:line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itre_20_et_20_contenu">
        <office:forms form:automatic-focus="false" form:apply-design-mode="false"/>
        <draw:frame draw:style-name="gr2" draw:text-style-name="P8" draw:layer="layout" svg:width="18.55cm" svg:height="2.384cm" svg:x="0.754cm" svg:y="0.255cm">
          <draw:text-box>
            <text:p>OSCORE + SCHC examples</text:p>
            <text:p>CONTENT Response </text:p>
          </draw:text-box>
        </draw:frame>
        <draw:frame draw:style-name="gr179" draw:text-style-name="P77" draw:layer="layout" svg:width="16.66cm" svg:height="12.017cm" svg:x="3.914cm" svg:y="2.286cm">
          <draw:text-box>
            <text:p><text:span text:style-name="T31">Original message:</text:span></text:p>
            <text:p><text:span text:style-name="T31">=================</text:span></text:p>
            <text:p><text:span text:style-name="T31">0x61450001823b74656d7065726174757265ff32332043</text:span></text:p>
            <text:p><text:span text:style-name="T36"/></text:p>
            <text:p><text:span text:style-name="T31">Header:</text:span></text:p>
            <text:p><text:span text:style-name="T31">0x6145</text:span></text:p>
            <text:p><text:span text:style-name="T31">01 <text:s text:c="2"/>Ver</text:span></text:p>
            <text:p><text:span text:style-name="T31"><text:s text:c="2"/></text:span><text:span text:style-name="T31">10 <text:s text:c="2"/>ACK</text:span></text:p>
            <text:p><text:span text:style-name="T31"><text:s text:c="4"/></text:span><text:span text:style-name="T31">0001 <text:s text:c="2"/>tkl</text:span></text:p>
            <text:p><text:span text:style-name="T31"><text:s text:c="8"/></text:span><text:span text:style-name="T31">01000101 <text:s text:c="2"/>Successful Response Code 69 "2.05 Content"</text:span></text:p>
            <text:p><text:span text:style-name="T33"/></text:p>
            <text:p><text:span text:style-name="T31">0x0001 = mid</text:span></text:p>
            <text:p><text:span text:style-name="T31">0x82 = token</text:span></text:p>
            <text:p><text:span text:style-name="T36"/></text:p>
            <text:p><text:span text:style-name="T31">Options:</text:span></text:p>
            <text:p><text:span text:style-name="T31">0x3b74656d7065726174757265</text:span></text:p>
            <text:p><text:span text:style-name="T31">Option 3: URI_HOST</text:span></text:p>
            <text:p><text:span text:style-name="T31">Value = temperature</text:span></text:p>
            <text:p><text:span text:style-name="T45"/></text:p>
            <text:p><text:span text:style-name="T31">0xFF <text:s/>Payload marker</text:span></text:p>
            <text:p><text:span text:style-name="T31">Payload:</text:span></text:p>
            <text:p><text:span text:style-name="T31">0x32332043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re_20_et_20_contenu">
        <office:forms form:automatic-focus="false" form:apply-design-mode="false"/>
        <draw:frame draw:style-name="gr2" draw:text-style-name="P8" draw:layer="layout" svg:width="18.55cm" svg:height="2.384cm" svg:x="0.754cm" svg:y="0.255cm">
          <draw:text-box>
            <text:p>OSCORE + SCHC examples</text:p>
            <text:p>CONTENT Response (protected with inner compression) </text:p>
          </draw:text-box>
        </draw:frame>
        <draw:frame draw:style-name="gr180" draw:text-style-name="P74" draw:layer="layout" svg:width="18.531cm" svg:height="12.256cm" svg:x="3.556cm" svg:y="2.032cm">
          <draw:text-box>
            <text:p><text:span text:style-name="T18">Protected message:</text:span></text:p>
            <text:p><text:span text:style-name="T18">==================</text:span></text:p>
            <text:p><text:span text:style-name="T18">0x6144000182d008fff96f4e5c0a64b9fd132ab764b413</text:span></text:p>
            <text:p><text:span text:style-name="T15"/></text:p>
            <text:p><text:span text:style-name="T18">Header:</text:span></text:p>
            <text:p><text:span text:style-name="T18">0x6144</text:span></text:p>
            <text:p><text:span text:style-name="T18">01 <text:s text:c="2"/>Ver</text:span></text:p>
            <text:p><text:span text:style-name="T18"><text:s text:c="2"/></text:span><text:span text:style-name="T18">10 <text:s text:c="2"/>ACK</text:span></text:p>
            <text:p><text:span text:style-name="T18"><text:s text:c="4"/></text:span><text:span text:style-name="T18">0001 <text:s text:c="2"/>tkl</text:span></text:p>
            <text:p><text:span text:style-name="T18"><text:s text:c="8"/></text:span><text:span text:style-name="T18">01000100 <text:s text:c="2"/>Successful Response Code 68 "2.04 Changed"</text:span></text:p>
            <text:p/>
            <text:p><text:span text:style-name="T18">0x0001 = mid</text:span></text:p>
            <text:p><text:span text:style-name="T18">0x82 = token</text:span></text:p>
            <text:p><text:span text:style-name="T33"/></text:p>
            <text:p><text:span text:style-name="T18">Options:</text:span></text:p>
            <text:p><text:span text:style-name="T18">0xd008</text:span></text:p>
            <text:p><text:span text:style-name="T18">Option 21: OBJECT_SECURITY</text:span></text:p>
            <text:p><text:span text:style-name="T18">Value = b''</text:span></text:p>
            <text:p><text:span text:style-name="T34"/></text:p>
            <text:p><text:span text:style-name="T18">0xFF <text:s/>Payload marker</text:span></text:p>
            <text:p><text:span text:style-name="T18">Payload:</text:span></text:p>
            <text:p><text:span text:style-name="T18">0xf96f4e5c0a64b9fd132ab764b413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itre_20_et_20_contenu">
        <office:forms form:automatic-focus="false" form:apply-design-mode="false"/>
        <draw:frame draw:style-name="gr181" draw:text-style-name="P74" draw:layer="layout" svg:width="11.966cm" svg:height="7.362cm" svg:x="0.734cm" svg:y="2.29cm">
          <draw:text-box>
            <text:p>Compressed message (protected):</text:p>
            <text:p>==========================</text:p>
            <text:p>0x0015f2de9cb814c973fa26556ec96826</text:p>
            <text:p>0x00 = Rule ID</text:p>
            <text:p/>
            <text:p>Compression residue:</text:p>
            <text:p>0b0001010 (0.875 bytes)</text:p>
            <text:p/>
            <text:p>Payload</text:p>
            <text:p>0xf96f4e5c0a64b9fd132ab764b413</text:p>
          </draw:text-box>
        </draw:frame>
        <draw:frame draw:style-name="gr2" draw:text-style-name="P8" draw:layer="layout" svg:width="21.344cm" svg:height="2.384cm" svg:x="0.754cm" svg:y="0.255cm">
          <draw:text-box>
            <text:p>OSCORE + SCHC examples</text:p>
            <text:p>CONTENT Response (protected with inner <text:s/>+ outer compression) </text:p>
          </draw:text-box>
        </draw:frame>
        <draw:frame draw:style-name="gr182" draw:text-style-name="P72" draw:layer="layout" svg:width="8.427cm" svg:height="2.385cm" svg:x="0.762cm" svg:y="10.414cm">
          <draw:text-box>
            <text:p>Original msg length: <text:s text:c="2"/>22</text:p>
            <text:p>Protected msg length: <text:s/>22</text:p>
            <text:p><text:span text:style-name="T44">Compressed msg length: 16</text:span></text:p>
          </draw:text-box>
        </draw:frame>
        <draw:frame draw:style-name="gr181" draw:text-style-name="P74" draw:layer="layout" svg:width="11.526cm" svg:height="7.362cm" svg:x="13.758cm" svg:y="2.34cm">
          <draw:text-box>
            <text:p>Compressed message (no OSCORE):</text:p>
            <text:p>============================</text:p>
            <text:p>0x010a32332043</text:p>
            <text:p>0x01 = Rule ID</text:p>
            <text:p/>
            <text:p>Compression residue:</text:p>
            <text:p>0b00001010 (1.0 bytes)</text:p>
            <text:p/>
            <text:p>Payload</text:p>
            <text:p>0x32332043</text:p>
          </draw:text-box>
        </draw:frame>
        <draw:frame draw:style-name="gr172" draw:text-style-name="P8" draw:layer="layout" svg:width="2.074cm" svg:height="0.962cm" svg:x="11.684cm" svg:y="2.594cm">
          <draw:text-box>
            <text:p>vs.</text:p>
          </draw:text-box>
        </draw:frame>
        <draw:frame draw:style-name="gr183" draw:text-style-name="P74" draw:layer="layout" svg:width="9.144cm" svg:height="2.384cm" svg:x="13.716cm" svg:y="10.414cm">
          <draw:text-box>
            <text:p>Original msg length: <text:s text:c="2"/>22</text:p>
            <text:p><text:span text:style-name="T44">Compressed msg length: 6</text:span></text:p>
          </draw:text-box>
        </draw:frame>
        <draw:frame draw:style-name="gr172" draw:text-style-name="P76" draw:layer="layout" svg:width="9.906cm" svg:height="0.962cm" svg:x="12.192cm" svg:y="12.7cm">
          <draw:text-box>
            <text:p text:style-name="P75"><text:span text:style-name="T46">So cost of security was 10</text:span></text:p>
          </draw:text-box>
        </draw:frame>
        <draw:line draw:style-name="gr7" draw:text-style-name="P10" draw:layer="layout" svg:x1="9.189cm" svg:y1="12.446cm" svg:x2="11.938cm" svg:y2="12.954cm">
          <text:p/>
        </draw:line>
        <draw:line draw:style-name="gr7" draw:text-style-name="P10" draw:layer="layout" svg:x1="15.494cm" svg:y1="12.192cm" svg:x2="15.494cm" svg:y2="12.798cm">
          <text:p/>
        </draw:line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Gill Sans MT" svg:font-family="'Gill Sans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7D000000466E4B31AEEEDA562AD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71%" draw:distance="71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uverture-background" style:family="presentation">
      <style:graphic-properties draw:stroke="none" draw:fill="solid" draw:fill-color="#ffffff"/>
      <style:text-properties style:letter-kerning="true"/>
    </style:style>
    <style:style style:name="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verture-outline1" style:family="presentation">
      <style:graphic-properties draw:stroke="none" draw:fill="none" draw:auto-grow-height="false" draw:fit-to-size="shrink-to-fit" style:shrink-to-fit="true">
        <text:list-style style:name="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ouverture-outline2" style:family="presentation" style:parent-style-name="Couvertur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3" style:family="presentation" style:parent-style-name="Couvertur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4" style:family="presentation" style:parent-style-name="Couvertur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5" style:family="presentation" style:parent-style-name="Couvertu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uverture-outline6" style:family="presentation" style:parent-style-name="Couvertu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uverture-outline7" style:family="presentation" style:parent-style-name="Couvertu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uverture-outline8" style:family="presentation" style:parent-style-name="Couvertu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uverture-outline9" style:family="presentation" style:parent-style-name="Couvertu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uverture-subtitle" style:family="presentation">
      <style:graphic-properties draw:stroke="none" draw:fill="none" draw:textarea-vertical-align="middle">
        <text:list-style style:name="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verture-title" style:family="presentation">
      <style:graphic-properties draw:stroke="none" draw:fill="none" draw:textarea-vertical-align="middle">
        <text:list-style style:name="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2_20_colonnes-background" style:display-name="Titre et contenu 2 colonnes-background" style:family="presentation">
      <style:graphic-properties draw:stroke="none" draw:fill="solid" draw:fill-color="#ffffff"/>
      <style:text-properties style:letter-kerning="true"/>
    </style:style>
    <style:style style:name="Titre_20_et_20_contenu_20_2_20_colonnes-backgroundobjects" style:display-name="Titre et contenu 2 colonn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20_2_20_colonnes-notes" style:display-name="Titre et contenu 2 colonn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20_2_20_colonnes-outline1" style:display-name="Titre et contenu 2 colonnes-outline1" style:family="presentation">
      <style:graphic-properties draw:stroke="none" draw:fill="none" draw:auto-grow-height="false" draw:fit-to-size="shrink-to-fit" style:shrink-to-fit="true">
        <text:list-style style:name="Titre_20_et_20_contenu_20_2_20_colonnes-outline1" style:display-name="Titre et contenu 2 colonn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2_20_colonnes-outline2" style:display-name="Titre et contenu 2 colonnes-outline2" style:family="presentation" style:parent-style-name="Titre_20_et_20_contenu_20_2_20_colonnes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-outline3" style:display-name="Titre et contenu 2 colonnes-outline3" style:family="presentation" style:parent-style-name="Titre_20_et_20_contenu_20_2_20_colonnes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-outline4" style:display-name="Titre et contenu 2 colonnes-outline4" style:family="presentation" style:parent-style-name="Titre_20_et_20_contenu_20_2_20_colonnes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-outline5" style:display-name="Titre et contenu 2 colonnes-outline5" style:family="presentation" style:parent-style-name="Titre_20_et_20_contenu_20_2_20_colonn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-outline6" style:display-name="Titre et contenu 2 colonnes-outline6" style:family="presentation" style:parent-style-name="Titre_20_et_20_contenu_20_2_20_colonn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-outline7" style:display-name="Titre et contenu 2 colonnes-outline7" style:family="presentation" style:parent-style-name="Titre_20_et_20_contenu_20_2_20_colonn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-outline8" style:display-name="Titre et contenu 2 colonnes-outline8" style:family="presentation" style:parent-style-name="Titre_20_et_20_contenu_20_2_20_colonn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-outline9" style:display-name="Titre et contenu 2 colonnes-outline9" style:family="presentation" style:parent-style-name="Titre_20_et_20_contenu_20_2_20_colonn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-subtitle" style:display-name="Titre et contenu 2 colonnes-subtitle" style:family="presentation">
      <style:graphic-properties draw:stroke="none" draw:fill="none" draw:textarea-vertical-align="middle">
        <text:list-style style:name="Titre_20_et_20_contenu_20_2_20_colonnes-subtitle" style:display-name="Titre et contenu 2 colonn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20_2_20_colonnes-title" style:display-name="Titre et contenu 2 colonnes-title" style:family="presentation">
      <style:graphic-properties draw:stroke="none" draw:fill="none" draw:textarea-vertical-align="middle">
        <text:list-style style:name="Titre_20_et_20_contenu_20_2_20_colonnes-title" style:display-name="Titre et contenu 2 colonn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Interieur-background" style:family="presentation">
      <style:graphic-properties draw:stroke="none" draw:fill="solid" draw:fill-color="#ffffff"/>
      <style:text-properties style:letter-kerning="true"/>
    </style:style>
    <style:style style:name="Interieu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ieu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ieur-outline1" style:family="presentation">
      <style:graphic-properties draw:stroke="none" draw:fill="none" draw:auto-grow-height="false" draw:fit-to-size="shrink-to-fit" style:shrink-to-fit="true">
        <text:list-style style:name="Interieu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Interieur-outline2" style:family="presentation" style:parent-style-name="Interieur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terieur-outline3" style:family="presentation" style:parent-style-name="Interieur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terieur-outline4" style:family="presentation" style:parent-style-name="Interieur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terieur-outline5" style:family="presentation" style:parent-style-name="Interieu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erieur-outline6" style:family="presentation" style:parent-style-name="Interieu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erieur-outline7" style:family="presentation" style:parent-style-name="Interieu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erieur-outline8" style:family="presentation" style:parent-style-name="Interieu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erieur-outline9" style:family="presentation" style:parent-style-name="Interieu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erieur-subtitle" style:family="presentation">
      <style:graphic-properties draw:stroke="none" draw:fill="none" draw:textarea-vertical-align="middle">
        <text:list-style style:name="Interieu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ieur-title" style:family="presentation">
      <style:graphic-properties draw:stroke="none" draw:fill="none" draw:textarea-vertical-align="middle">
        <text:list-style style:name="Interieu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-background" style:display-name="Titre seul-background" style:family="presentation">
      <style:graphic-properties draw:stroke="none" draw:fill="solid" draw:fill-color="#ffffff"/>
      <style:text-properties style:letter-kerning="true"/>
    </style:style>
    <style:style style:name="Titre_20_seul-backgroundobjects" style:display-name="Titre 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seul-notes" style:display-name="Titre 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ul-outline1" style:display-name="Titre seul-outline1" style:family="presentation">
      <style:graphic-properties draw:stroke="none" draw:fill="none" draw:auto-grow-height="false" draw:fit-to-size="shrink-to-fit" style:shrink-to-fit="true">
        <text:list-style style:name="Titre_20_seul-outline1" style:display-name="Titre 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-outline2" style:display-name="Titre seul-outline2" style:family="presentation" style:parent-style-name="Titre_20_seul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seul-outline3" style:display-name="Titre seul-outline3" style:family="presentation" style:parent-style-name="Titre_20_seul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seul-outline4" style:display-name="Titre seul-outline4" style:family="presentation" style:parent-style-name="Titre_20_seul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seul-outline5" style:display-name="Titre seul-outline5" style:family="presentation" style:parent-style-name="Titre_20_seu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seul-outline6" style:display-name="Titre seul-outline6" style:family="presentation" style:parent-style-name="Titre_20_seu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seul-outline7" style:display-name="Titre seul-outline7" style:family="presentation" style:parent-style-name="Titre_20_seu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seul-outline8" style:display-name="Titre seul-outline8" style:family="presentation" style:parent-style-name="Titre_20_seu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seul-outline9" style:display-name="Titre seul-outline9" style:family="presentation" style:parent-style-name="Titre_20_seu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seul-subtitle" style:display-name="Titre seul-subtitle" style:family="presentation">
      <style:graphic-properties draw:stroke="none" draw:fill="none" draw:textarea-vertical-align="middle">
        <text:list-style style:name="Titre_20_seul-subtitle" style:display-name="Titre 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-title" style:display-name="Titre seul-title" style:family="presentation">
      <style:graphic-properties draw:stroke="none" draw:fill="none" draw:textarea-vertical-align="middle">
        <text:list-style style:name="Titre_20_seul-title" style:display-name="Titre 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09cm" draw:fill="solid" draw:fill-color="#d9e1e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solid" draw:fill-color="#a4d23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fill="solid" draw:fill-color="#0c234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00b8d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Couverture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Mpr2" style:family="presentation" style:parent-style-name="Couvertur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3" style:family="presentation" style:parent-style-name="Couverture-outline1">
      <style:graphic-properties draw:stroke="none" svg:stroke-width="0cm" draw:fill="none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4" style:family="presentation" style:parent-style-name="Couverture-backgroundobjects">
      <style:graphic-properties draw:stroke="none" draw:fill="none" draw:fill-color="#ffffff" draw:auto-grow-height="false" fo:min-height="1.485cm"/>
    </style:style>
    <style:style style:name="Mpr5" style:family="presentation" style:parent-style-name="Couvertur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re_20_et_20_contenu_20_2_20_colonnes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Mpr7" style:family="presentation" style:parent-style-name="Titre_20_et_20_contenu_20_2_20_colonn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8" style:family="presentation" style:parent-style-name="Titre_20_et_20_contenu_20_2_20_colonn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Mpr9" style:family="presentation" style:parent-style-name="Titre_20_et_20_contenu_20_2_20_colonne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0" style:family="presentation" style:parent-style-name="Titre_20_et_20_contenu_20_2_20_colonnes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re_20_et_20_contenu_20_2_20_colonnes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Interieur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Mpr13" style:family="presentation" style:parent-style-name="Interieur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4" style:family="presentation" style:parent-style-name="Interieu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5" style:family="presentation" style:parent-style-name="Interieur-backgroundobjects">
      <style:graphic-properties draw:stroke="none" draw:fill="none" draw:fill-color="#ffffff" draw:auto-grow-height="false" fo:min-height="1.485cm"/>
    </style:style>
    <style:style style:name="Mpr16" style:family="presentation" style:parent-style-name="Interieur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Titre_20_et_20_contenu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Mpr18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9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Mpr20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1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22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Titre_20_seul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Mpr24" style:family="presentation" style:parent-style-name="Titre_20_seul-backgroundobjects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127cm" fo:padding-bottom="0.127cm" fo:padding-left="0.254cm" fo:padding-right="0.254cm" fo:wrap-option="wrap"/>
    </style:style>
    <style:style style:name="Mpr25" style:family="presentation" style:parent-style-name="Titre_20_seul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6" style:family="presentation" style:parent-style-name="Titre_20_seul-backgroundobjects">
      <style:graphic-properties draw:stroke="none" draw:fill="none" draw:fill-color="#ffffff" draw:auto-grow-height="false" fo:min-height="1.485cm"/>
    </style:style>
    <style:style style:name="Mpr27" style:family="presentation" style:parent-style-name="Titre_20_seu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9e1e2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a4d233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0c2340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b8de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pt" style:font-size-asian="14pt" style:font-size-complex="14pt" fo:hyphenate="false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3" style:family="paragraph">
      <style:paragraph-properties fo:margin-left="0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3.5pt" style:font-size-asian="14pt" style:font-size-complex="14pt" fo:hyphenate="false"/>
    </style:style>
    <style:style style:name="MP26" style:family="paragraph">
      <loext:graphic-properties draw:fill="none" draw:fill-color="#ffffff"/>
      <style:paragraph-properties fo:text-align="start" style:font-independent-line-spacing="true"/>
      <style:text-properties fo:font-size="23.5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.3000001907349pt" style:font-size-asian="14pt" style:font-size-complex="14pt" fo:hyphenate="false"/>
    </style:style>
    <style:style style:name="MP28" style:family="paragraph">
      <loext:graphic-properties draw:fill="none" draw:fill-color="#ffffff"/>
      <style:paragraph-properties fo:text-align="start" style:font-independent-line-spacing="true"/>
      <style:text-properties fo:font-size="12.300000190734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text-transform="uppercase" fo:color="#ffffff" style:text-line-through-style="none" style:text-line-through-type="none" style:text-position="0% 100%" style:font-name="Arial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Arial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MT5" style:family="text">
      <style:text-properties fo:text-transform="uppercase" fo:color="#ffffff" style:text-line-through-style="none" style:text-line-through-type="none" style:text-position="0% 100%" style:font-name="Arial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MT6" style:family="text">
      <style:text-properties fo:text-transform="uppercas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878787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a4d233" style:text-line-through-style="none" style:text-line-through-type="none" style:text-position="0% 100%" style:font-name="Arial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878787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2" style:family="text">
      <style:text-properties fo:text-transform="uppercase" fo:color="#878787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3" style:family="text">
      <style:text-properties fo:text-transform="uppercase" fo:color="#a4d233" style:text-line-through-style="none" style:text-line-through-type="none" style:text-position="0% 100%" style:font-name="Arial" fo:font-size="23.5pt" fo:letter-spacing="normal" fo:font-style="normal" style:text-underline-style="none" fo:font-weight="normal" style:font-size-asian="23.5pt" style:font-style-asian="normal" style:font-weight-asian="normal" style:font-size-complex="23.5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Gill Sans MT" fo:font-size="12.3000001907349pt" fo:letter-spacing="normal" fo:font-style="normal" style:text-underline-style="none" fo:font-weight="normal" style:font-size-asian="12.3000001907349pt" style:font-style-asian="normal" style:font-weight-asian="normal" style:font-size-complex="12.300000190734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878787" fo:font-size="25%"/>
      </text:list-level-style-number>
      <text:list-level-style-number text:level="2" style:num-format="">
        <style:list-level-properties text:space-before="1.5cm" text:min-label-width="0.9cm"/>
        <style:text-properties fo:color="#a4d233" fo:font-size="25%"/>
      </text:list-level-style-number>
      <text:list-level-style-number text:level="3" style:num-format="">
        <style:list-level-properties text:space-before="2.8cm" text:min-label-width="0.8cm"/>
        <style:text-properties fo:color="#000000" fo:font-size="25%"/>
      </text:list-level-style-number>
      <text:list-level-style-bullet text:level="4" text:bullet-char="►">
        <style:list-level-properties text:space-before="0.001cm" text:min-label-width="0.74cm"/>
        <style:text-properties fo:font-family="Arial" style:font-family-generic="swiss" style:font-pitch="variable" fo:color="#a4d233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878787" fo:font-size="25%"/>
      </text:list-level-style-number>
      <text:list-level-style-number text:level="2" style:num-format="">
        <style:list-level-properties text:space-before="1.5cm" text:min-label-width="0.9cm"/>
        <style:text-properties fo:color="#a4d233" fo:font-size="25%"/>
      </text:list-level-style-number>
      <text:list-level-style-number text:level="3" style:num-format="">
        <style:list-level-properties text:space-before="2.8cm" text:min-label-width="0.8cm"/>
        <style:text-properties fo:color="#000000" fo:font-size="25%"/>
      </text:list-level-style-number>
      <text:list-level-style-bullet text:level="4" text:bullet-char="►">
        <style:list-level-properties text:space-before="0.001cm" text:min-label-width="0.74cm"/>
        <style:text-properties fo:font-family="Arial" style:font-family-generic="swiss" style:font-pitch="variable" fo:color="#a4d233" fo:font-size="80%"/>
      </text:list-level-style-bullet>
      <text:list-level-style-bullet text:level="5" text:bullet-char="-">
        <style:list-level-properties text:space-before="0.742cm" text:min-label-width="0.502cm"/>
        <style:text-properties fo:font-family="Arial" style:font-family-generic="swiss" style:font-pitch="variable" fo:color="#a4d233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ouverture" style:page-layout-name="PM1" draw:style-name="Mdp1">
      <draw:custom-shape draw:name="Rectangle 7" draw:style-name="Mgr3" draw:text-style-name="MP5" draw:layer="backgroundobjects" drawooo:display="printer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drawooo:display="printer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custom-shape draw:name="Rectangle 3" draw:style-name="Mgr5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rme libre 26" draw:style-name="Mgr6" draw:text-style-name="MP8" draw:layer="backgroundobjects" svg:width="10.108cm" svg:height="11.193cm" draw:transform="skewX (1.31682060518441E-016) rotate (-2.35619449019235) translate (14.296cm 14.287cm)">
        <text:p/>
        <draw:enhanced-geometry draw:mirror-horizontal="false" draw:mirror-vertical="false" svg:viewBox="0 0 0 0" drawooo:sub-view-size="3639216 4029858" draw:text-areas="0 0 ?f10 ?f11" draw:type="ooxml-non-primitive" draw:enhanced-path="M 0 4029858 L 0 2386471 0 0 3639216 3639216 3248574 4029858 Z N">
          <draw:equation draw:name="f0" draw:formula="0*logwidth/3639216"/>
          <draw:equation draw:name="f1" draw:formula="4029858*logheight/4029858"/>
          <draw:equation draw:name="f2" draw:formula="0*logwidth/3639216"/>
          <draw:equation draw:name="f3" draw:formula="2386471*logheight/4029858"/>
          <draw:equation draw:name="f4" draw:formula="0*logwidth/3639216"/>
          <draw:equation draw:name="f5" draw:formula="0*logheight/4029858"/>
          <draw:equation draw:name="f6" draw:formula="3639216*logwidth/3639216"/>
          <draw:equation draw:name="f7" draw:formula="3639216*logheight/4029858"/>
          <draw:equation draw:name="f8" draw:formula="3248574*logwidth/3639216"/>
          <draw:equation draw:name="f9" draw:formula="4029858*logheight/4029858"/>
          <draw:equation draw:name="f10" draw:formula="logwidth"/>
          <draw:equation draw:name="f11" draw:formula="logheight"/>
        </draw:enhanced-geometry>
      </draw:custom-shape>
      <draw:custom-shape draw:name="Forme libre 27" draw:style-name="Mgr7" draw:text-style-name="MP9" draw:layer="backgroundobjects" svg:width="18.034cm" svg:height="9.017cm" draw:transform="rotate (-2.35619449019235) translate (12.753cm 0cm)">
        <text:p/>
        <draw:enhanced-geometry draw:mirror-horizontal="false" draw:mirror-vertical="false" svg:viewBox="0 0 0 0" drawooo:sub-view-size="6492725 3246363" draw:text-areas="0 0 ?f14 ?f15" draw:type="ooxml-non-primitive" draw:enhanced-path="M 3244147 3244147 L 0 0 3244147 0 Z M 3246363 3246363 L 3244148 3244148 3244148 0 6492725 0 Z N">
          <draw:equation draw:name="f0" draw:formula="3244147*logwidth/6492725"/>
          <draw:equation draw:name="f1" draw:formula="3244147*logheight/3246363"/>
          <draw:equation draw:name="f2" draw:formula="0*logwidth/6492725"/>
          <draw:equation draw:name="f3" draw:formula="0*logheight/3246363"/>
          <draw:equation draw:name="f4" draw:formula="3244147*logwidth/6492725"/>
          <draw:equation draw:name="f5" draw:formula="0*logheight/3246363"/>
          <draw:equation draw:name="f6" draw:formula="3246363*logwidth/6492725"/>
          <draw:equation draw:name="f7" draw:formula="3246363*logheight/3246363"/>
          <draw:equation draw:name="f8" draw:formula="3244148*logwidth/6492725"/>
          <draw:equation draw:name="f9" draw:formula="3244148*logheight/3246363"/>
          <draw:equation draw:name="f10" draw:formula="3244148*logwidth/6492725"/>
          <draw:equation draw:name="f11" draw:formula="0*logheight/3246363"/>
          <draw:equation draw:name="f12" draw:formula="6492725*logwidth/6492725"/>
          <draw:equation draw:name="f13" draw:formula="0*logheight/3246363"/>
          <draw:equation draw:name="f14" draw:formula="logwidth"/>
          <draw:equation draw:name="f15" draw:formula="logheight"/>
        </draw:enhanced-geometry>
      </draw:custom-shape>
      <draw:custom-shape draw:name="Forme libre 28" draw:style-name="Mgr8" draw:text-style-name="MP10" draw:layer="backgroundobjects" svg:width="14.48cm" svg:height="17.953cm" draw:transform="rotate (-0.785398163397449) translate (22.304cm -3.096cm)">
        <text:p/>
        <draw:enhanced-geometry draw:mirror-horizontal="false" draw:mirror-vertical="false" svg:viewBox="0 0 0 0" drawooo:sub-view-size="5213039 6463568" draw:text-areas="0 0 ?f12 ?f13" draw:type="ooxml-non-primitive" draw:enhanced-path="M 0 1576035 L 1576035 0 5213039 3637004 3642725 5207318 2386474 6463568 0 6463568 Z N">
          <draw:equation draw:name="f0" draw:formula="0*logwidth/5213039"/>
          <draw:equation draw:name="f1" draw:formula="1576035*logheight/6463568"/>
          <draw:equation draw:name="f2" draw:formula="1576035*logwidth/5213039"/>
          <draw:equation draw:name="f3" draw:formula="0*logheight/6463568"/>
          <draw:equation draw:name="f4" draw:formula="5213039*logwidth/5213039"/>
          <draw:equation draw:name="f5" draw:formula="3637004*logheight/6463568"/>
          <draw:equation draw:name="f6" draw:formula="3642725*logwidth/5213039"/>
          <draw:equation draw:name="f7" draw:formula="5207318*logheight/6463568"/>
          <draw:equation draw:name="f8" draw:formula="2386474*logwidth/5213039"/>
          <draw:equation draw:name="f9" draw:formula="6463568*logheight/6463568"/>
          <draw:equation draw:name="f10" draw:formula="0*logwidth/5213039"/>
          <draw:equation draw:name="f11" draw:formula="6463568*logheight/6463568"/>
          <draw:equation draw:name="f12" draw:formula="logwidth"/>
          <draw:equation draw:name="f13" draw:formula="logheight"/>
        </draw:enhanced-geometry>
      </draw:custom-shape>
      <draw:frame draw:name="Espace réservé de la date 7" presentation:style-name="Mpr1" draw:text-style-name="MP12" draw:layer="backgroundobjects" svg:width="0.735cm" svg:height="0.374cm" svg:x="0cm" svg:y="13.895cm" presentation:class="date-time" presentation:user-transformed="true">
        <draw:text-box>
          <text:p text:style-name="MP11"><text:span text:style-name="MT2"><text:date style:data-style-name="D4" text:date-value="2018-06-14">06/14/2018</text:date></text:span></text:p>
        </draw:text-box>
      </draw:frame>
      <draw:frame draw:name="Espace réservé du numéro de diapositive 10" presentation:style-name="Mpr2" draw:text-style-name="MP14" draw:layer="backgroundobjects" svg:width="0.739cm" svg:height="0.374cm" svg:x="0cm" svg:y="13.895cm" presentation:class="page-number" presentation:user-transformed="true">
        <draw:text-box>
          <text:p text:style-name="MP13"><text:span text:style-name="MT3"><text:page-number>26</text:page-number></text:span></text:p>
        </draw:text-box>
      </draw:frame>
      <draw:frame draw:name="Espace réservé du pied de page 11" presentation:style-name="Mpr1" draw:text-style-name="MP14" draw:layer="backgroundobjects" svg:width="0.739cm" svg:height="0.374cm" svg:x="0cm" svg:y="13.895cm" presentation:class="footer" presentation:user-transformed="true">
        <draw:text-box>
          <text:p text:style-name="MP15"><text:span text:style-name="MT3">Titre de la présentation - menu « Insertion / En-tête et pied de page »</text:span></text:p>
        </draw:text-box>
      </draw:frame>
      <draw:frame draw:name="Espace réservé du texte 3" presentation:style-name="Mpr3" draw:text-style-name="MP18" draw:layer="backgroundobjects" svg:width="14.586cm" svg:height="9.332cm" svg:x="8.899cm" svg:y="1.912cm" presentation:class="outline" presentation:user-transformed="true">
        <draw:text-box>
          <text:list text:style-name="ML3">
            <text:list-item>
              <text:p text:style-name="MP16"><text:span text:style-name="MT4">TITRE</text:span></text:p>
              <text:list>
                <text:list-item>
                  <text:p text:style-name="MP17"><text:span text:style-name="MT5">TITRE</text:span></text:p>
                </text:list-item>
              </text:list>
            </text:list-item>
          </text:list>
        </draw:text-box>
      </draw:frame>
      <draw:frame draw:name="Image 29" draw:style-name="Mgr4" draw:text-style-name="MP6" draw:layer="backgroundobjects" svg:width="5.399cm" svg:height="3.181cm" svg:x="1.435cm" svg:y="1.411cm">
        <draw:image xlink:href="Pictures/200000F60000194D00000EE278030CC375DD2FC9.wmf" xlink:type="simple" xlink:show="embed" xlink:actuate="onLoad">
          <text:p/>
        </draw:image>
      </draw:frame>
      <draw:frame presentation:style-name="Couvertur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ouverture-title" draw:layer="backgroundobjects" svg:width="14.848cm" svg:height="11.136cm" svg:x="3.075cm" svg:y="2.257cm" presentation:class="page"/>
        <draw:frame presentation:style-name="Couvertur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  <style:master-page style:name="Titre_20_et_20_contenu_20_2_20_colonnes" style:display-name="Titre et contenu 2 colonnes" style:page-layout-name="PM1" draw:style-name="Mdp1">
      <draw:custom-shape draw:name="Rectangle 7" draw:style-name="Mgr3" draw:text-style-name="MP5" draw:layer="backgroundobjects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frame draw:name="Titre 1" presentation:style-name="Mpr6" draw:text-style-name="MP20" draw:layer="backgroundobjects" svg:width="20.088cm" svg:height="1.249cm" svg:x="1.1cm" svg:y="0cm" presentation:class="title" presentation:user-transformed="true">
        <draw:text-box>
          <text:p text:style-name="MP19"><text:span text:style-name="MT6">Chapitre 0 : Titre</text:span></text:p>
        </draw:text-box>
      </draw:frame>
      <draw:frame draw:name="Espace réservé du texte 8" presentation:style-name="Mpr7" draw:text-style-name="MP22" draw:layer="backgroundobjects" svg:width="20.089cm" svg:height="0.766cm" svg:x="1.1cm" svg:y="1.23cm" presentation:class="outline" presentation:user-transformed="true">
        <draw:text-box>
          <text:list text:style-name="ML3">
            <text:list-item>
              <text:p text:style-name="MP21"><text:span text:style-name="MT7">0.0 Titre</text:span></text:p>
            </text:list-item>
          </text:list>
        </draw:text-box>
      </draw:frame>
      <draw:frame draw:name="Espace réservé du contenu 2" presentation:style-name="Mpr7" draw:text-style-name="MP24" draw:layer="backgroundobjects" svg:width="10.799cm" svg:height="9.161cm" svg:x="1.1cm" svg:y="2.932cm" presentation:class="outline" presentation:user-transformed="true">
        <draw:text-box>
          <text:p text:style-name="MP21"><text:span text:style-name="MT8">Modifier les styles du texte du </text:span><text:span text:style-name="MT8">masque</text:span></text:p>
          <text:p text:style-name="MP23"><text:span text:style-name="MT9">Deuxième niveau</text:span></text:p>
          <text:p text:style-name="MP23"><text:span text:style-name="MT10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2" presentation:style-name="Mpr7" draw:text-style-name="MP24" draw:layer="backgroundobjects" svg:width="10.785cm" svg:height="9.161cm" svg:x="12.7cm" svg:y="2.932cm" presentation:class="outline" presentation:user-transformed="true">
        <draw:text-box>
          <text:p text:style-name="MP21"><text:span text:style-name="MT8">Modifier les styles du texte du </text:span><text:span text:style-name="MT8">masque</text:span></text:p>
          <text:p text:style-name="MP23"><text:span text:style-name="MT9">Deuxième niveau</text:span></text:p>
          <text:p text:style-name="MP23"><text:span text:style-name="MT10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18" presentation:style-name="Mpr8" draw:text-style-name="MP12" draw:layer="backgroundobjects" svg:width="5.499cm" svg:height="0.8cm" svg:x="14.786cm" svg:y="12.682cm" presentation:class="date-time" presentation:user-transformed="true">
        <draw:text-box>
          <text:p text:style-name="MP11"><text:span text:style-name="MT11"><text:date style:data-style-name="D4" text:date-value="2018-06-14">06/14/2018</text:date></text:span></text:p>
        </draw:text-box>
      </draw:frame>
      <draw:frame draw:name="Espace réservé du pied de page 19" presentation:style-name="Mpr8" draw:text-style-name="MP12" draw:layer="backgroundobjects" svg:width="7.366cm" svg:height="0.8cm" svg:x="6.332cm" svg:y="12.682cm" presentation:class="footer" presentation:user-transformed="true">
        <draw:text-box>
          <text:p text:style-name="MP11"><text:span text:style-name="MT12">Titre de la présentation - menu « Insertion / En-tête et pied de page »</text:span></text:p>
        </draw:text-box>
      </draw:frame>
      <draw:frame draw:name="Espace réservé du numéro de diapositive 20" presentation:style-name="Mpr9" draw:text-style-name="MP26" draw:layer="backgroundobjects" svg:width="3.13cm" svg:height="0.842cm" svg:x="21.189cm" svg:y="0.596cm" presentation:class="page-number" presentation:user-transformed="true">
        <draw:text-box>
          <text:p text:style-name="MP25"><text:span text:style-name="MT13"><text:page-number>26</text:page-number></text:span></text:p>
        </draw:text-box>
      </draw:frame>
      <presentation:notes style:page-layout-name="PM2">
        <draw:page-thumbnail presentation:style-name="Titre_20_et_20_contenu_20_2_20_colonnes-title" draw:layer="backgroundobjects" svg:width="19.797cm" svg:height="11.136cm" svg:x="0.601cm" svg:y="2.257cm" presentation:class="page"/>
        <draw:frame presentation:style-name="Titre_20_et_20_contenu_20_2_20_colonnes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  <style:master-page style:name="Interieur" style:page-layout-name="PM1" draw:style-name="Mdp1">
      <draw:custom-shape draw:name="Rectangle 7" draw:style-name="Mgr3" draw:text-style-name="MP5" draw:layer="backgroundobjects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frame draw:name="Shape 30" presentation:style-name="Mpr12" draw:text-style-name="MP20" draw:layer="backgroundobjects" svg:width="19.684cm" svg:height="2.38cm" svg:x="4.445cm" svg:y="0cm" presentation:class="title" presentation:user-transformed="true">
        <draw:text-box>
          <text:p text:style-name="MP19"><text:span text:style-name="MT6">Title Text</text:span></text:p>
        </draw:text-box>
      </draw:frame>
      <draw:frame draw:name="Shape 31" presentation:style-name="Mpr13" draw:text-style-name="MP24" draw:layer="backgroundobjects" svg:width="19.706cm" svg:height="11.27cm" svg:x="4.423cm" svg:y="3.016cm" presentation:class="outline" presentation:user-transformed="true">
        <draw:text-box>
          <text:list text:style-name="ML3">
            <text:list-item>
              <text:p text:style-name="MP21"><text:span text:style-name="MT8">Body Level One</text:span></text:p>
              <text:list>
                <text:list-item>
                  <text:p text:style-name="MP17"><text:span text:style-name="MT9">Body Level Two</text:span></text:p>
                  <text:list>
                    <text:list-item>
                      <text:p text:style-name="MP17"><text:span text:style-name="MT10">Body Level Three</text:span></text:p>
                      <text:list>
                        <text:list-item>
                          <text:p text:style-name="MP21"><text:span text:style-name="MT10">Body Level Four</text:span></text:p>
                          <text:list>
                            <text:list-item>
                              <text:p text:style-name="MP21"><text:span text:style-name="MT10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32" presentation:style-name="Mpr14" draw:text-style-name="MP26" draw:layer="backgroundobjects" svg:width="3.13cm" svg:height="0.842cm" svg:x="21.189cm" svg:y="0.596cm" presentation:class="page-number" presentation:user-transformed="true">
        <draw:text-box>
          <text:p text:style-name="MP25"><text:span text:style-name="MT13"><text:page-number>26</text:page-number></text:span></text:p>
        </draw:text-box>
      </draw:frame>
      <presentation:notes style:page-layout-name="PM2">
        <draw:page-thumbnail presentation:style-name="Interieur-title" draw:layer="backgroundobjects" svg:width="19.797cm" svg:height="11.136cm" svg:x="0.601cm" svg:y="2.257cm" presentation:class="page"/>
        <draw:frame presentation:style-name="Interieur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office:forms form:automatic-focus="false" form:apply-design-mode="false"/>
      <draw:custom-shape draw:name="Rectangle 7" draw:style-name="Mgr3" draw:text-style-name="MP5" draw:layer="backgroundobjects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frame draw:name="Titre 1" presentation:style-name="Mpr17" draw:text-style-name="MP20" draw:layer="backgroundobjects" svg:width="20.088cm" svg:height="1.249cm" svg:x="1.1cm" svg:y="0cm" presentation:class="title" presentation:user-transformed="true">
        <draw:text-box>
          <text:p text:style-name="MP19"><text:span text:style-name="MT6">Chapitre 0 : Titre</text:span></text:p>
        </draw:text-box>
      </draw:frame>
      <draw:frame draw:name="Espace réservé du texte 8" presentation:style-name="Mpr18" draw:text-style-name="MP22" draw:layer="backgroundobjects" svg:width="20.088cm" svg:height="0.766cm" svg:x="1.1cm" svg:y="1.232cm" presentation:class="outline" presentation:user-transformed="true">
        <draw:text-box>
          <text:list text:style-name="ML3">
            <text:list-item>
              <text:p text:style-name="MP21"><text:span text:style-name="MT7">0.0 Titre</text:span></text:p>
            </text:list-item>
          </text:list>
        </draw:text-box>
      </draw:frame>
      <draw:frame draw:name="Espace réservé du contenu 2" presentation:style-name="Mpr18" draw:text-style-name="MP24" draw:layer="backgroundobjects" svg:width="23.219cm" svg:height="9.162cm" svg:x="1.1cm" svg:y="2.932cm" presentation:class="outline" presentation:user-transformed="true">
        <draw:text-box>
          <text:p text:style-name="MP21"><text:span text:style-name="MT8">Modifier les styles du texte du </text:span><text:span text:style-name="MT8">masque</text:span></text:p>
          <text:p text:style-name="MP23"><text:span text:style-name="MT9">Deuxième niveau</text:span></text:p>
          <text:p text:style-name="MP23"><text:span text:style-name="MT10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14" presentation:style-name="Mpr19" draw:text-style-name="MP12" draw:layer="backgroundobjects" svg:width="5.499cm" svg:height="0.8cm" svg:x="14.786cm" svg:y="12.682cm" presentation:class="date-time" presentation:user-transformed="true">
        <draw:text-box>
          <text:p text:style-name="MP11"><text:span text:style-name="MT11"><text:date style:data-style-name="D4" text:date-value="2018-06-14">06/14/2018</text:date></text:span></text:p>
        </draw:text-box>
      </draw:frame>
      <draw:frame draw:name="Espace réservé du pied de page 15" presentation:style-name="Mpr19" draw:text-style-name="MP12" draw:layer="backgroundobjects" svg:width="7.366cm" svg:height="0.8cm" svg:x="6.332cm" svg:y="12.682cm" presentation:class="footer" presentation:user-transformed="true">
        <draw:text-box>
          <text:p text:style-name="MP11"><text:span text:style-name="MT12">Titre de la présentation - menu « Insertion / En-tête et pied de page »</text:span></text:p>
        </draw:text-box>
      </draw:frame>
      <draw:frame draw:name="Espace réservé du numéro de diapositive 16" presentation:style-name="Mpr20" draw:text-style-name="MP26" draw:layer="backgroundobjects" svg:width="3.13cm" svg:height="0.842cm" svg:x="21.189cm" svg:y="0.596cm" presentation:class="page-number" presentation:user-transformed="true">
        <draw:text-box>
          <text:p text:style-name="MP25"><text:span text:style-name="MT13"><text:page-number>26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re_20_et_20_contenu-title" draw:layer="backgroundobjects" svg:width="19.797cm" svg:height="11.136cm" svg:x="0.601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  <style:master-page style:name="Titre_20_seul" style:display-name="Titre seul" style:page-layout-name="PM1" draw:style-name="Mdp1">
      <draw:custom-shape draw:name="Rectangle 7" draw:style-name="Mgr3" draw:text-style-name="MP5" draw:layer="backgroundobjects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frame draw:name="Titre 1" presentation:style-name="Mpr23" draw:text-style-name="MP20" draw:layer="backgroundobjects" svg:width="20.088cm" svg:height="1.249cm" svg:x="1.1cm" svg:y="0cm" presentation:class="title" presentation:user-transformed="true">
        <draw:text-box>
          <text:p text:style-name="MP19"><text:span text:style-name="MT6">Modifiez le style du titre</text:span></text:p>
        </draw:text-box>
      </draw:frame>
      <draw:frame draw:name="Espace réservé de la date 2" presentation:style-name="Mpr24" draw:text-style-name="MP28" draw:layer="backgroundobjects" svg:width="5.926cm" svg:height="0.76cm" svg:x="16.863cm" svg:y="13.322cm" presentation:class="date-time" presentation:user-transformed="true">
        <draw:text-box>
          <text:p text:style-name="MP27"><text:span text:style-name="MT14">17/01/2018</text:span></text:p>
        </draw:text-box>
      </draw:frame>
      <draw:frame draw:name="Espace réservé du numéro de diapositive 4" presentation:style-name="Mpr25" draw:text-style-name="MP26" draw:layer="backgroundobjects" svg:width="3.13cm" svg:height="0.842cm" svg:x="21.189cm" svg:y="0.596cm" presentation:class="page-number" presentation:user-transformed="true">
        <draw:text-box>
          <text:p text:style-name="MP25"><text:span text:style-name="MT13"><text:page-number>26</text:page-number></text:span></text:p>
        </draw:text-box>
      </draw:frame>
      <draw:frame presentation:style-name="Titre_20_seul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re_20_seul-title" draw:layer="backgroundobjects" svg:width="19.797cm" svg:height="11.136cm" svg:x="0.601cm" svg:y="2.257cm" presentation:class="page"/>
        <draw:frame presentation:style-name="Titre_20_seul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dc:subject>IMT</dc:subject>
    <meta:initial-creator>laurent toutain</meta:initial-creator>
    <meta:editing-cycles>129</meta:editing-cycles>
    <meta:creation-date>2018-03-05T12:33:20</meta:creation-date>
    <dc:date>2018-06-14T10:52:03.675896804</dc:date>
    <meta:editing-duration>P4DT8H45M38S</meta:editing-duration>
    <meta:generator>LibreOffice/5.4.6.2$Linux_X86_64 LibreOffice_project/40m0$Build-2</meta:generator>
    <meta:document-statistic meta:object-count="641"/>
    <meta:user-defined meta:name="AppVersion">16.001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IMT</meta:user-defined>
    <meta:user-defined meta:name="Notes" meta:value-type="float">4</meta:user-defined>
    <meta:user-defined meta:name="PresentationFormat" meta:value-type="string">Affichage à l'écra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IMT Atlantique" xlink:href=""/>
  </office:meta>
</office:document-meta>
</file>